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2.235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4.389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2.813cm"/>
    </style:style>
    <style:style style:name="ro1" style:family="table-row">
      <style:table-row-properties style:row-height="0.344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351cm" fo:break-before="auto" style:use-optimal-row-height="false"/>
    </style:style>
    <style:style style:name="ta1" style:family="table" style:master-page-name="PageStyle_5f_Kostengang_20__28_W_29_">
      <style:table-properties table:display="true" style:writing-mode="lr-tb"/>
    </style:style>
    <style:style style:name="ta2" style:family="table" style:master-page-name="PageStyle_5f_Einsatzmittel_20__28_W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 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Standard_5f_Buero-Ausland-Plot-Demo2">
      <style:table-cell-properties fo:padding="0.071cm"/>
    </style:style>
    <style:style style:name="ce2" style:family="table-cell" style:parent-style-name="Standard_5f_Buero-Ausland-Plot-Demo2">
      <style:table-cell-properties style:glyph-orientation-vertical="0" fo:background-color="#339966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Standard_5f_Buero-Ausland-Plot-Demo2" style:data-style-name="N36">
      <style:table-cell-properties fo:background-color="#ffffcc" style:diagonal-bl-tr="none" style:diagonal-tl-br="none" fo:border="0.74pt solid #969696" fo:padding="0.071cm" style:rotation-align="none"/>
    </style:style>
    <style:style style:name="ce4" style:family="table-cell" style:parent-style-name="Standard_5f_Buero-Ausland-Plot-Demo2" style:data-style-name="N36">
      <style:table-cell-properties fo:background-color="#ffffcc" style:diagonal-bl-tr="none" style:diagonal-tl-br="none" fo:border="0.74pt solid #969696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Standard_5f_Buero-Ausland-Plot-Demo2" style:data-style-name="N100">
      <style:table-cell-properties style:glyph-orientation-vertical="0" fo:background-color="#339966" style:diagonal-bl-tr="none" style:diagonal-tl-br="none" style:text-align-source="value-type" style:repeat-content="false" fo:wrap-option="no-wrap" fo:border="0.74pt solid #969696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Standard_5f_Buero-Ausland-Plot-Demo2" style:data-style-name="N36">
      <style:table-cell-properties fo:padding="0.071cm"/>
    </style:style>
    <style:style style:name="ce7" style:family="table-cell" style:parent-style-name="Default" style:data-style-name="N4">
      <style:table-cell-properties fo:background-color="#ffffcc" style:diagonal-bl-tr="none" style:diagonal-tl-br="none" fo:border="0.74pt solid #969696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Standard_5f_Buero-Ausland-Plot-Demo2">
      <style:table-cell-properties fo:background-color="#ffffcc" style:diagonal-bl-tr="none" style:diagonal-tl-br="none" fo:border="0.74pt solid #969696" fo:padding="0.071cm" style:rotation-align="none"/>
    </style:style>
    <style:style style:name="ce9" style:family="table-cell" style:parent-style-name="Default" style:data-style-name="N100">
      <style:table-cell-properties style:glyph-orientation-vertical="0" fo:border-bottom="0.74pt solid #969696" style:diagonal-bl-tr="none" style:diagonal-tl-br="none" style:text-align-source="value-type" style:repeat-content="false" fo:wrap-option="no-wrap" fo:border-left="none" style:direction="ltr" fo:padding="0.071cm" fo:border-right="0.74pt solid #969696" style:rotation-angle="0" style:rotation-align="none" style:shrink-to-fit="false" fo:border-top="0.74pt solid #969696" style:vertical-align="automatic" loext:vertical-justify="auto"/>
      <style:paragraph-properties css3t:text-justify="auto" fo:margin-left="0cm" style:writing-mode="page"/>
    </style:style>
    <style:style style:name="ce10" style:family="table-cell" style:parent-style-name="Standard_5f_Buero-Ausland-Plot-Demo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Standard_5f_Buero-Ausland-Plot-Demo2" style:data-style-name="N36">
      <style:table-cell-properties fo:background-color="#c0c0c0" style:diagonal-bl-tr="none" style:diagonal-tl-br="none" fo:border="0.74pt solid #969696" fo:padding="0.071cm" style:rotation-align="none"/>
    </style:style>
    <style:style style:name="ce5" style:family="table-cell" style:parent-style-name="Standard_5f_Buero-Ausland-Plot-Demo2" style:data-style-name="N100">
      <style:table-cell-properties style:glyph-orientation-vertical="0" fo:background-color="#339966" style:diagonal-bl-tr="none" style:diagonal-tl-br="none" style:text-align-source="value-type" style:repeat-content="false" fo:wrap-option="no-wrap" fo:border="0.74pt solid #969696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Standard_5f_Buero-Ausland-Plot-Demo2" style:data-style-name="N10">
      <style:table-cell-properties fo:padding="0.071cm"/>
    </style:style>
    <style:style style:name="ce13" style:family="table-cell" style:parent-style-name="Standard_5f_Buero-Ausland-Plot-Demo2" style:data-style-name="N2">
      <style:table-cell-properties fo:background-color="#c0c0c0" style:diagonal-bl-tr="none" style:diagonal-tl-br="none" fo:border="0.74pt solid #969696" fo:padding="0.071cm" style:rotation-align="none"/>
    </style:style>
    <style:style style:name="ce14" style:family="table-cell" style:parent-style-name="Default">
      <style:table-cell-properties style:glyph-orientation-vertical="0" fo:border-bottom="0.74pt solid #969696" fo:background-color="#33996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969696" style:vertical-align="automatic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0.74pt solid #969696" fo:background-color="#339966" style:diagonal-bl-tr="none" style:diagonal-tl-br="none" style:text-align-source="value-type" style:repeat-content="false" fo:wrap-option="no-wrap" fo:border-left="none" style:direction="ltr" fo:padding="0.071cm" fo:border-right="0.74pt solid #969696" style:rotation-angle="0" style:rotation-align="none" style:shrink-to-fit="false" fo:border-top="0.74pt solid #969696" style:vertical-align="automatic" loext:vertical-justify="auto"/>
      <style:paragraph-properties css3t:text-justify="auto" fo:margin-left="0cm" style:writing-mode="page"/>
    </style:style>
    <style:style style:name="ce16" style:family="table-cell" style:parent-style-name="Standard_5f_Buero-Ausland-Plot-Demo2">
      <style:table-cell-properties style:glyph-orientation-vertical="0" fo:background-color="#33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fo:background-color="#ffffcc" style:diagonal-bl-tr="none" style:diagonal-tl-br="none" fo:border="0.74pt solid #969696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Standard_5f_Buero-Ausland-Plot-Demo2" style:data-style-name="N2">
      <style:table-cell-properties fo:background-color="#ffffcc" style:diagonal-bl-tr="none" style:diagonal-tl-br="none" fo:border="0.74pt solid #969696" fo:padding="0.071cm" style:rotation-align="none"/>
    </style:style>
    <style:style style:name="ce19" style:family="table-cell" style:parent-style-name="Default">
      <style:table-cell-properties style:glyph-orientation-vertical="0" fo:background-color="#33996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0" style:family="table-cell" style:parent-style-name="Standard_5f_Buero-Ausland-Plot-Demo2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Standard_5f_Buero-Ausland-Plot-Demo2" style:data-style-name="N1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Standard_5f_Buero-Ausland-Plot-Demo2">
      <style:table-cell-properties style:glyph-orientation-vertical="0" fo:background-color="#33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74pt solid #969696" style:direction="ltr" fo:padding="0.071cm" fo:border-right="0.74pt solid #969696" style:rotation-angle="0" style:rotation-align="none" style:shrink-to-fit="false" fo:border-top="0.74pt solid #969696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Standard_5f_Buero-Ausland-Plot-Demo2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969696" style:direction="ltr" fo:padding="0.071cm" fo:border-right="0.74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Standard_5f_Buero-Ausland-Plot-Demo2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74pt solid #969696" style:direction="ltr" fo:padding="0.071cm" fo:border-right="0.74pt solid #969696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Standard_5f_Buero-Ausland-Plot-Demo2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969696" style:direction="ltr" fo:padding="0.071cm" fo:border-right="0.74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wrap" fo:border-left="0.74pt solid #969696" style:direction="ltr" fo:padding="0.071cm" fo:border-right="0.74pt solid #969696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74pt solid #969696" style:direction="ltr" fo:padding="0.071cm" fo:border-right="0.74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969696" fo:background-color="#339966" style:diagonal-bl-tr="none" style:diagonal-tl-br="none" style:text-align-source="fix" style:repeat-content="false" fo:wrap-option="wrap" fo:border-left="0.74pt solid #969696" style:direction="ltr" fo:padding="0.071cm" fo:border-right="0.74pt solid #969696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Standard_5f_Buero-Ausland-Plot-Demo2" style:data-style-name="N0">
      <style:table-cell-properties fo:padding="0.071cm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Standard_5f_Buero-Ausland-Plot-Demo2">
      <style:table-cell-properties style:glyph-orientation-vertical="0" fo:background-color="#339966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Standard_5f_Buero-Ausland-Plot-Demo2" style:data-style-name="N10">
      <style:table-cell-properties fo:background-color="#ffffcc" style:diagonal-bl-tr="none" style:diagonal-tl-br="none" fo:border="0.74pt solid #969696" fo:padding="0.071cm" style:rotation-align="none"/>
    </style:style>
    <style:style style:name="ce34" style:family="table-cell" style:parent-style-name="Standard_5f_Buero-Ausland-Plot-Demo2" style:data-style-name="N10">
      <style:table-cell-properties fo:background-color="#c0c0c0" style:diagonal-bl-tr="none" style:diagonal-tl-br="none" fo:border="0.74pt solid #969696" fo:padding="0.071cm" style:rotation-align="none"/>
    </style:style>
    <style:style style:name="ce35" style:family="table-cell" style:parent-style-name="Standard_5f_Buero-Ausland-Plot-Demo2" style:data-style-name="N10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Standard_5f_Buero-Ausland-Plot-Demo2" style:data-style-name="N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969696" style:direction="ltr" fo:padding="0.071cm" fo:border-right="0.74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Standard_5f_Buero-Ausland-Plot-Demo2" style:data-style-name="N100">
      <style:table-cell-properties fo:padding="0.071cm"/>
    </style:style>
    <style:style style:name="ce38" style:family="table-cell" style:parent-style-name="Standard_5f_Buero-Ausland-Plot-Demo2" style:data-style-name="N100">
      <style:table-cell-properties fo:background-color="#339966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solid" svg:stroke-width="0.026cm" svg:stroke-color="#000000" draw:marker-start="Linienspitzen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2.967cm" fo:min-width="4.33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26cm" svg:stroke-color="#000000" draw:marker-start="Linienspitzen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2.017cm" fo:min-width="3.07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style:font-pitch="variable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style:font-pitch="variable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Kostengang (W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2"/>
        <table:table-column table:style-name="co6" table:default-cell-style-name="ce12"/>
        <table:table-column table:style-name="co3" table:default-cell-style-name="ce12"/>
        <table:table-column table:style-name="co5" table:default-cell-style-name="ce12"/>
        <table:table-column table:style-name="co5" table:number-columns-repeated="55" table:default-cell-style-name="ce1"/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office:annotation draw:style-name="gr2" draw:text-style-name="P3" svg:width="4.838cm" svg:height="3.227cm" svg:x="3.829cm" svg:y="0.079cm" draw:caption-point-x="-0.43cm" draw:caption-point-y="0.274cm">
              <dc:date>2020-06-30T00:00:00</dc:date>
              <text:p text:style-name="P2"><text:span text:style-name="T1">Teilnehmer:</text:span></text:p>
              <text:p text:style-name="P2"><text:span text:style-name="T2">aus Excel von MSP herauskopiert</text:span></text:p>
              <text:p text:style-name="P2"><text:span text:style-name="T2">MSP-&gt; Bericht (Register) -&gt; Grafische Berichte (Button) -&gt; Bericht Vorgangskosten (auswählen)</text:span></text:p>
            </office:annotation>
            <text:p>Wochenanfang</text:p>
          </table:table-cell>
          <table:table-cell table:style-name="ce2" office:value-type="string" calcext:value-type="string">
            <text:p>Kosten</text:p>
          </table:table-cell>
          <table:table-cell table:style-name="ce10"/>
          <table:table-cell table:style-name="ce2" office:value-type="string" calcext:value-type="string">
            <text:p>Wochenanfang</text:p>
          </table:table-cell>
          <table:table-cell table:style-name="ce2" office:value-type="string" calcext:value-type="string">
            <text:p>Kosten</text:p>
          </table:table-cell>
          <table:table-cell table:style-name="ce2" office:value-type="string" calcext:value-type="string">
            <text:p>Kumuliert</text:p>
          </table:table-cell>
          <table:table-cell table:style-name="ce16" office:value-type="string" calcext:value-type="string">
            <office:annotation draw:style-name="gr3" draw:text-style-name="P3" svg:width="3.576cm" svg:height="2.277cm" svg:x="18.862cm" svg:y="0.079cm" draw:caption-point-x="-0.429cm" draw:caption-point-y="0.274cm">
              <dc:date>2020-06-30T00:00:00</dc:date>
              <text:p text:style-name="P2"><text:span text:style-name="T1">Teilnehmer:</text:span></text:p>
              <text:p text:style-name="P2"><text:span text:style-name="T2">ursprünglich am Anfang geschätzes Budget hier eingeben</text:span></text:p>
            </office:annotation>
            <text:p>Budget (Plan)</text:p>
          </table:table-cell>
          <table:table-cell table:style-name="ce1"/>
          <table:table-cell table:style-name="ce22" office:value-type="string" calcext:value-type="string" table:number-columns-spanned="11" table:number-rows-spanned="1">
            <text:p>KOSTENGANG UND KOSTENSUMMENLINIE</text:p>
          </table:table-cell>
          <table:covered-table-cell table:number-columns-repeated="10" table:style-name="ce69"/>
          <table:table-cell table:style-name="ce69"/>
          <table:table-cell table:style-name="ce10" table:number-columns-repeated="44"/>
        </table:table-row>
        <table:table-row table:style-name="ro3">
          <table:table-cell table:style-name="ce3" office:value-type="date" office:date-value="2017-02-06" calcext:value-type="date">
            <text:p>06.02.2017</text:p>
          </table:table-cell>
          <table:table-cell table:style-name="ce7" office:value-type="float" office:value="2680" calcext:value-type="float">
            <text:p>2.680,00</text:p>
          </table:table-cell>
          <table:table-cell/>
          <table:table-cell table:style-name="ce11" table:formula="of:=IF([.$A3]&lt;&gt;&quot;&quot;;[.$A3];&quot;&quot;)" office:value-type="date" office:date-value="2017-02-06" calcext:value-type="date">
            <text:p>06.02.2017</text:p>
          </table:table-cell>
          <table:table-cell table:style-name="ce13" table:formula="of:=IF([.$A3]&lt;&gt;&quot;&quot;;0;&quot;&quot;)" office:value-type="float" office:value="0" calcext:value-type="float">
            <text:p>0,00</text:p>
          </table:table-cell>
          <table:table-cell table:style-name="ce13" table:formula="of:=IF([.$A3]&lt;&gt;&quot;&quot;;0;&quot;&quot;)" office:value-type="float" office:value="0" calcext:value-type="float">
            <text:p>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 table:number-columns-repeated="2"/>
          <table:table-cell>
            <draw:frame draw:z-index="0" draw:name="Diagramm 1" draw:style-name="gr1" draw:text-style-name="P1" svg:width="20.706cm" svg:height="10.873cm" svg:x="0.17cm" svg:y="0.189cm">
              <draw:object draw:notify-on-update-of-ranges="'Kostengang (W)'.D3:'Kostengang (W)'.D24 'Kostengang (W)'.E2:'Kostengang (W)'.E2 'Kostengang (W)'.E3:'Kostengang (W)'.E24 'Kostengang (W)'.D3:'Kostengang (W)'.D24 'Kostengang (W)'.F2:'Kostengang (W)'.F2 'Kostengang (W)'.F3:'Kostengang (W)'.F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69" table:number-columns-repeated="4"/>
          <table:table-cell table:number-columns-repeated="50"/>
        </table:table-row>
        <table:table-row table:style-name="ro3">
          <table:table-cell table:style-name="ce3" office:value-type="date" office:date-value="2017-02-13" calcext:value-type="date">
            <text:p>13.02.2017</text:p>
          </table:table-cell>
          <table:table-cell table:style-name="ce7" office:value-type="float" office:value="2680" calcext:value-type="float">
            <text:p>2.680,00</text:p>
          </table:table-cell>
          <table:table-cell/>
          <table:table-cell table:style-name="ce11" table:formula="of:=[.$D3]" office:value-type="date" office:date-value="2017-02-06" calcext:value-type="date">
            <text:p>06.02.2017</text:p>
          </table:table-cell>
          <table:table-cell table:style-name="ce13" table:formula="of:=IF([.$A3]&lt;&gt;&quot;&quot;;[.$B3];&quot;&quot;)" office:value-type="float" office:value="2680" calcext:value-type="float">
            <text:p>2680,00</text:p>
          </table:table-cell>
          <table:table-cell table:style-name="ce13" table:formula="of:=[.$F3]" office:value-type="float" office:value="0" calcext:value-type="float">
            <text:p>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3" office:value-type="string" calcext:value-type="string">
            <text:p>Y-Achse</text:p>
          </table:table-cell>
          <table:table-cell table:number-columns-repeated="55"/>
        </table:table-row>
        <table:table-row table:style-name="ro3">
          <table:table-cell table:style-name="ce3" office:value-type="date" office:date-value="2017-02-20" calcext:value-type="date">
            <text:p>20.02.2017</text:p>
          </table:table-cell>
          <table:table-cell table:style-name="ce7" office:value-type="float" office:value="2680" calcext:value-type="float">
            <text:p>2.680,00</text:p>
          </table:table-cell>
          <table:table-cell/>
          <table:table-cell table:style-name="ce11" table:formula="of:=IF([.$A3]&lt;&gt;&quot;&quot;;[.$D4]+7;&quot;&quot;)" office:value-type="date" office:date-value="2017-02-13" calcext:value-type="date">
            <text:p>13.02.2017</text:p>
          </table:table-cell>
          <table:table-cell table:style-name="ce13" table:formula="of:=IF([.$A3]&lt;&gt;&quot;&quot;;[.$E4];&quot;&quot;)" office:value-type="float" office:value="2680" calcext:value-type="float">
            <text:p>2680,00</text:p>
          </table:table-cell>
          <table:table-cell table:style-name="ce13" table:formula="of:=IF([.$A3]&lt;&gt;&quot;&quot;;[.$F4]+[.$B3];&quot;&quot;)" office:value-type="float" office:value="2680" calcext:value-type="float">
            <text:p>268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4" table:formula="of:=IF([.$D$3]&lt;&gt;&quot;&quot;;0;&quot;&quot;)" office:value-type="float" office:value="0" calcext:value-type="float">
            <text:p>0</text:p>
          </table:table-cell>
          <table:table-cell table:number-columns-repeated="55"/>
        </table:table-row>
        <table:table-row table:style-name="ro3">
          <table:table-cell table:style-name="ce3" office:value-type="date" office:date-value="2017-02-27" calcext:value-type="date">
            <text:p>27.02.2017</text:p>
          </table:table-cell>
          <table:table-cell table:style-name="ce7" office:value-type="float" office:value="2680" calcext:value-type="float">
            <text:p>2.680,00</text:p>
          </table:table-cell>
          <table:table-cell/>
          <table:table-cell table:style-name="ce11" table:formula="of:=[.$D5]" office:value-type="date" office:date-value="2017-02-13" calcext:value-type="date">
            <text:p>13.02.2017</text:p>
          </table:table-cell>
          <table:table-cell table:style-name="ce13" table:formula="of:=IF([.$A4]&lt;&gt;&quot;&quot;;[.$B4];IF([.$A3]&lt;&gt;&quot;&quot;;0;&quot;&quot;))" office:value-type="float" office:value="2680" calcext:value-type="float">
            <text:p>2680,00</text:p>
          </table:table-cell>
          <table:table-cell table:style-name="ce13" table:formula="of:=[.$F5]" office:value-type="float" office:value="2680" calcext:value-type="float">
            <text:p>268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5" office:value-type="string" calcext:value-type="string">
            <text:p>Minimum</text:p>
          </table:table-cell>
          <table:table-cell table:number-columns-repeated="55"/>
        </table:table-row>
        <table:table-row table:style-name="ro3">
          <table:table-cell table:style-name="ce3" office:value-type="date" office:date-value="2017-03-06" calcext:value-type="date">
            <text:p>06.03.2017</text:p>
          </table:table-cell>
          <table:table-cell table:style-name="ce7" office:value-type="float" office:value="4410" calcext:value-type="float">
            <text:p>4.410,00</text:p>
          </table:table-cell>
          <table:table-cell/>
          <table:table-cell table:style-name="ce11" table:formula="of:=IF([.$A4]&lt;&gt;&quot;&quot;;[.$D6]+7;&quot;&quot;)" office:value-type="date" office:date-value="2017-02-20" calcext:value-type="date">
            <text:p>20.02.2017</text:p>
          </table:table-cell>
          <table:table-cell table:style-name="ce13" table:formula="of:=IF([.$A4]&lt;&gt;&quot;&quot;;[.$E6];&quot;&quot;)" office:value-type="float" office:value="2680" calcext:value-type="float">
            <text:p>2680,00</text:p>
          </table:table-cell>
          <table:table-cell table:style-name="ce13" table:formula="of:=IF([.$A4]&lt;&gt;&quot;&quot;;[.$F6]+[.$B4];&quot;&quot;)" office:value-type="float" office:value="5360" calcext:value-type="float">
            <text:p>536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6" table:formula="of:=IF([.$D$3]&lt;&gt;&quot;&quot;;MAX([.$E$3:.$E$262]);&quot;&quot;)" office:value-type="float" office:value="5340" calcext:value-type="float">
            <text:p>5340</text:p>
          </table:table-cell>
          <table:table-cell table:number-columns-repeated="55"/>
        </table:table-row>
        <table:table-row table:style-name="ro3">
          <table:table-cell table:style-name="ce3" office:value-type="date" office:date-value="2017-03-13" calcext:value-type="date">
            <text:p>13.03.2017</text:p>
          </table:table-cell>
          <table:table-cell table:style-name="ce7" office:value-type="float" office:value="4010" calcext:value-type="float">
            <text:p>4.010,00</text:p>
          </table:table-cell>
          <table:table-cell/>
          <table:table-cell table:style-name="ce11" table:formula="of:=[.$D7]" office:value-type="date" office:date-value="2017-02-20" calcext:value-type="date">
            <text:p>20.02.2017</text:p>
          </table:table-cell>
          <table:table-cell table:style-name="ce13" table:formula="of:=IF([.$A5]&lt;&gt;&quot;&quot;;[.$B5];IF([.$A4]&lt;&gt;&quot;&quot;;0;&quot;&quot;))" office:value-type="float" office:value="2680" calcext:value-type="float">
            <text:p>2680,00</text:p>
          </table:table-cell>
          <table:table-cell table:style-name="ce13" table:formula="of:=[.$F7]" office:value-type="float" office:value="5360" calcext:value-type="float">
            <text:p>536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7" office:value-type="string" calcext:value-type="string">
            <text:p>Maximum Y1</text:p>
          </table:table-cell>
          <table:table-cell table:number-columns-repeated="55"/>
        </table:table-row>
        <table:table-row table:style-name="ro3">
          <table:table-cell table:style-name="ce3" office:value-type="date" office:date-value="2017-03-20" calcext:value-type="date">
            <text:p>20.03.2017</text:p>
          </table:table-cell>
          <table:table-cell table:style-name="ce7" office:value-type="float" office:value="4010" calcext:value-type="float">
            <text:p>4.010,00</text:p>
          </table:table-cell>
          <table:table-cell/>
          <table:table-cell table:style-name="ce11" table:formula="of:=IF([.$A5]&lt;&gt;&quot;&quot;;[.$D8]+7;&quot;&quot;)" office:value-type="date" office:date-value="2017-02-27" calcext:value-type="date">
            <text:p>27.02.2017</text:p>
          </table:table-cell>
          <table:table-cell table:style-name="ce13" table:formula="of:=IF([.$A5]&lt;&gt;&quot;&quot;;[.$E8];&quot;&quot;)" office:value-type="float" office:value="2680" calcext:value-type="float">
            <text:p>2680,00</text:p>
          </table:table-cell>
          <table:table-cell table:style-name="ce13" table:formula="of:=IF([.$A5]&lt;&gt;&quot;&quot;;[.$F8]+[.$B5];&quot;&quot;)" office:value-type="float" office:value="8040" calcext:value-type="float">
            <text:p>804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6" table:formula="of:=IF([.$D$3]&lt;&gt;&quot;&quot;;MAX([.$F$3:.$F$262]);&quot;&quot;)" office:value-type="float" office:value="33880" calcext:value-type="float">
            <text:p>33880</text:p>
          </table:table-cell>
          <table:table-cell table:number-columns-repeated="55"/>
        </table:table-row>
        <table:table-row table:style-name="ro3">
          <table:table-cell table:style-name="ce3" office:value-type="date" office:date-value="2017-03-27" calcext:value-type="date">
            <text:p>27.03.2017</text:p>
          </table:table-cell>
          <table:table-cell table:style-name="ce7" office:value-type="float" office:value="930" calcext:value-type="float">
            <text:p>930,00</text:p>
          </table:table-cell>
          <table:table-cell/>
          <table:table-cell table:style-name="ce11" table:formula="of:=[.$D9]" office:value-type="date" office:date-value="2017-02-27" calcext:value-type="date">
            <text:p>27.02.2017</text:p>
          </table:table-cell>
          <table:table-cell table:style-name="ce13" table:formula="of:=IF([.$A6]&lt;&gt;&quot;&quot;;[.$B6];IF([.$A5]&lt;&gt;&quot;&quot;;0;&quot;&quot;))" office:value-type="float" office:value="2680" calcext:value-type="float">
            <text:p>2680,00</text:p>
          </table:table-cell>
          <table:table-cell table:style-name="ce13" table:formula="of:=[.$F9]" office:value-type="float" office:value="8040" calcext:value-type="float">
            <text:p>804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7" office:value-type="string" calcext:value-type="string">
            <text:p>Maximum Y2</text:p>
          </table:table-cell>
          <table:table-cell table:number-columns-repeated="55"/>
        </table:table-row>
        <table:table-row table:style-name="ro3">
          <table:table-cell table:style-name="ce3" office:value-type="date" office:date-value="2017-04-03" calcext:value-type="date">
            <text:p>03.04.2017</text:p>
          </table:table-cell>
          <table:table-cell table:style-name="ce7" office:value-type="float" office:value="4460" calcext:value-type="float">
            <text:p>4.460,00</text:p>
          </table:table-cell>
          <table:table-cell/>
          <table:table-cell table:style-name="ce11" table:formula="of:=IF([.$A6]&lt;&gt;&quot;&quot;;[.$D10]+7;&quot;&quot;)" office:value-type="date" office:date-value="2017-03-06" calcext:value-type="date">
            <text:p>06.03.2017</text:p>
          </table:table-cell>
          <table:table-cell table:style-name="ce13" table:formula="of:=IF([.$A6]&lt;&gt;&quot;&quot;;[.$E10];&quot;&quot;)" office:value-type="float" office:value="2680" calcext:value-type="float">
            <text:p>2680,00</text:p>
          </table:table-cell>
          <table:table-cell table:style-name="ce13" table:formula="of:=IF([.$A6]&lt;&gt;&quot;&quot;;[.$F10]+[.$B6];&quot;&quot;)" office:value-type="float" office:value="10720" calcext:value-type="float">
            <text:p>1072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 office:value-type="date" office:date-value="2017-04-10" calcext:value-type="date">
            <text:p>10.04.2017</text:p>
          </table:table-cell>
          <table:table-cell table:style-name="ce7" office:value-type="float" office:value="5340" calcext:value-type="float">
            <text:p>5.340,00</text:p>
          </table:table-cell>
          <table:table-cell/>
          <table:table-cell table:style-name="ce11" table:formula="of:=[.$D11]" office:value-type="date" office:date-value="2017-03-06" calcext:value-type="date">
            <text:p>06.03.2017</text:p>
          </table:table-cell>
          <table:table-cell table:style-name="ce13" table:formula="of:=IF([.$A7]&lt;&gt;&quot;&quot;;[.$B7];IF([.$A6]&lt;&gt;&quot;&quot;;0;&quot;&quot;))" office:value-type="float" office:value="4410" calcext:value-type="float">
            <text:p>4410,00</text:p>
          </table:table-cell>
          <table:table-cell table:style-name="ce13" table:formula="of:=[.$F11]" office:value-type="float" office:value="10720" calcext:value-type="float">
            <text:p>1072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8" office:value-type="string" calcext:value-type="string">
            <text:p>X-Achse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IF([.$A7]&lt;&gt;&quot;&quot;;[.$D12]+7;&quot;&quot;)" office:value-type="date" office:date-value="2017-03-13" calcext:value-type="date">
            <text:p>13.03.2017</text:p>
          </table:table-cell>
          <table:table-cell table:style-name="ce13" table:formula="of:=IF([.$A7]&lt;&gt;&quot;&quot;;[.$E12];&quot;&quot;)" office:value-type="float" office:value="4410" calcext:value-type="float">
            <text:p>4410,00</text:p>
          </table:table-cell>
          <table:table-cell table:style-name="ce13" table:formula="of:=IF([.$A7]&lt;&gt;&quot;&quot;;[.$F12]+[.$B7];&quot;&quot;)" office:value-type="float" office:value="15130" calcext:value-type="float">
            <text:p>1513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6" table:formula="of:=IF([.$D$3]&lt;&gt;&quot;&quot;;[.$D$3];&quot;&quot;)" office:value-type="float" office:value="42772" calcext:value-type="float">
            <text:p>42772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[.$D13]" office:value-type="date" office:date-value="2017-03-13" calcext:value-type="date">
            <text:p>13.03.2017</text:p>
          </table:table-cell>
          <table:table-cell table:style-name="ce13" table:formula="of:=IF([.$A8]&lt;&gt;&quot;&quot;;[.$B8];IF([.$A7]&lt;&gt;&quot;&quot;;0;&quot;&quot;))" office:value-type="float" office:value="4010" calcext:value-type="float">
            <text:p>4010,00</text:p>
          </table:table-cell>
          <table:table-cell table:style-name="ce13" table:formula="of:=[.$F13]" office:value-type="float" office:value="15130" calcext:value-type="float">
            <text:p>1513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5" office:value-type="string" calcext:value-type="string">
            <text:p>Minimum</text:p>
          </table:table-cell>
          <table:table-cell table:number-columns-repeated="55"/>
        </table:table-row>
        <table:table-row table:style-name="ro3">
          <table:table-cell table:style-name="ce4"/>
          <table:table-cell table:style-name="ce7"/>
          <table:table-cell/>
          <table:table-cell table:style-name="ce11" table:formula="of:=IF([.$A8]&lt;&gt;&quot;&quot;;[.$D14]+7;&quot;&quot;)" office:value-type="date" office:date-value="2017-03-20" calcext:value-type="date">
            <text:p>20.03.2017</text:p>
          </table:table-cell>
          <table:table-cell table:style-name="ce13" table:formula="of:=IF([.$A8]&lt;&gt;&quot;&quot;;[.$E14];&quot;&quot;)" office:value-type="float" office:value="4010" calcext:value-type="float">
            <text:p>4010,00</text:p>
          </table:table-cell>
          <table:table-cell table:style-name="ce13" table:formula="of:=IF([.$A8]&lt;&gt;&quot;&quot;;[.$F14]+[.$B8];&quot;&quot;)" office:value-type="float" office:value="19140" calcext:value-type="float">
            <text:p>1914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6" table:formula="of:=IF([.$D$3]&lt;&gt;&quot;&quot;;MAX([.$D$3:.$D$262]);&quot;&quot;)" office:value-type="float" office:value="42842" calcext:value-type="float">
            <text:p>42842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[.$D15]" office:value-type="date" office:date-value="2017-03-20" calcext:value-type="date">
            <text:p>20.03.2017</text:p>
          </table:table-cell>
          <table:table-cell table:style-name="ce13" table:formula="of:=IF([.$A9]&lt;&gt;&quot;&quot;;[.$B9];IF([.$A8]&lt;&gt;&quot;&quot;;0;&quot;&quot;))" office:value-type="float" office:value="4010" calcext:value-type="float">
            <text:p>4010,00</text:p>
          </table:table-cell>
          <table:table-cell table:style-name="ce13" table:formula="of:=[.$F15]" office:value-type="float" office:value="19140" calcext:value-type="float">
            <text:p>1914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/>
          <table:table-cell table:style-name="ce29" office:value-type="string" calcext:value-type="string">
            <text:p>Maximum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IF([.$A9]&lt;&gt;&quot;&quot;;[.$D16]+7;&quot;&quot;)" office:value-type="date" office:date-value="2017-03-27" calcext:value-type="date">
            <text:p>27.03.2017</text:p>
          </table:table-cell>
          <table:table-cell table:style-name="ce13" table:formula="of:=IF([.$A9]&lt;&gt;&quot;&quot;;[.$E16];&quot;&quot;)" office:value-type="float" office:value="4010" calcext:value-type="float">
            <text:p>4010,00</text:p>
          </table:table-cell>
          <table:table-cell table:style-name="ce13" table:formula="of:=IF([.$A9]&lt;&gt;&quot;&quot;;[.$F16]+[.$B9];&quot;&quot;)" office:value-type="float" office:value="23150" calcext:value-type="float">
            <text:p>2315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[.$D17]" office:value-type="date" office:date-value="2017-03-27" calcext:value-type="date">
            <text:p>27.03.2017</text:p>
          </table:table-cell>
          <table:table-cell table:style-name="ce13" table:formula="of:=IF([.$A10]&lt;&gt;&quot;&quot;;[.$B10];IF([.$A9]&lt;&gt;&quot;&quot;;0;&quot;&quot;))" office:value-type="float" office:value="930" calcext:value-type="float">
            <text:p>930,00</text:p>
          </table:table-cell>
          <table:table-cell table:style-name="ce13" table:formula="of:=[.$F17]" office:value-type="float" office:value="23150" calcext:value-type="float">
            <text:p>2315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10]&lt;&gt;&quot;&quot;;[.$D18]+7;&quot;&quot;)" office:value-type="date" office:date-value="2017-04-03" calcext:value-type="date">
            <text:p>03.04.2017</text:p>
          </table:table-cell>
          <table:table-cell table:style-name="ce13" table:formula="of:=IF([.$A10]&lt;&gt;&quot;&quot;;[.$E18];&quot;&quot;)" office:value-type="float" office:value="930" calcext:value-type="float">
            <text:p>930,00</text:p>
          </table:table-cell>
          <table:table-cell table:style-name="ce13" table:formula="of:=IF([.$A10]&lt;&gt;&quot;&quot;;[.$F18]+[.$B10];&quot;&quot;)" office:value-type="float" office:value="24080" calcext:value-type="float">
            <text:p>2408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9]" office:value-type="date" office:date-value="2017-04-03" calcext:value-type="date">
            <text:p>03.04.2017</text:p>
          </table:table-cell>
          <table:table-cell table:style-name="ce13" table:formula="of:=IF([.$A11]&lt;&gt;&quot;&quot;;[.$B11];IF([.$A10]&lt;&gt;&quot;&quot;;0;&quot;&quot;))" office:value-type="float" office:value="4460" calcext:value-type="float">
            <text:p>4460,00</text:p>
          </table:table-cell>
          <table:table-cell table:style-name="ce13" table:formula="of:=[.$F19]" office:value-type="float" office:value="24080" calcext:value-type="float">
            <text:p>2408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 table:number-columns-repeated="2"/>
          <table:table-cell table:number-columns-repeated="55"/>
        </table:table-row>
        <table:table-row table:style-name="ro3">
          <table:table-cell table:style-name="ce4"/>
          <table:table-cell table:style-name="ce8"/>
          <table:table-cell/>
          <table:table-cell table:style-name="ce11" table:formula="of:=IF([.$A11]&lt;&gt;&quot;&quot;;[.$D20]+7;&quot;&quot;)" office:value-type="date" office:date-value="2017-04-10" calcext:value-type="date">
            <text:p>10.04.2017</text:p>
          </table:table-cell>
          <table:table-cell table:style-name="ce13" table:formula="of:=IF([.$A11]&lt;&gt;&quot;&quot;;[.$E20];&quot;&quot;)" office:value-type="float" office:value="4460" calcext:value-type="float">
            <text:p>4460,00</text:p>
          </table:table-cell>
          <table:table-cell table:style-name="ce13" table:formula="of:=IF([.$A11]&lt;&gt;&quot;&quot;;[.$F20]+[.$B11];&quot;&quot;)" office:value-type="float" office:value="28540" calcext:value-type="float">
            <text:p>2854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21]" office:value-type="date" office:date-value="2017-04-10" calcext:value-type="date">
            <text:p>10.04.2017</text:p>
          </table:table-cell>
          <table:table-cell table:style-name="ce13" table:formula="of:=IF([.$A12]&lt;&gt;&quot;&quot;;[.$B12];IF([.$A11]&lt;&gt;&quot;&quot;;0;&quot;&quot;))" office:value-type="float" office:value="5340" calcext:value-type="float">
            <text:p>5340,00</text:p>
          </table:table-cell>
          <table:table-cell table:style-name="ce13" table:formula="of:=[.$F21]" office:value-type="float" office:value="28540" calcext:value-type="float">
            <text:p>2854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12]&lt;&gt;&quot;&quot;;[.$D22]+7;&quot;&quot;)" office:value-type="date" office:date-value="2017-04-17" calcext:value-type="date">
            <text:p>17.04.2017</text:p>
          </table:table-cell>
          <table:table-cell table:style-name="ce13" table:formula="of:=IF([.$A12]&lt;&gt;&quot;&quot;;[.$E22];&quot;&quot;)" office:value-type="float" office:value="5340" calcext:value-type="float">
            <text:p>5340,00</text:p>
          </table:table-cell>
          <table:table-cell table:style-name="ce13" table:formula="of:=IF([.$A12]&lt;&gt;&quot;&quot;;[.$F22]+[.$B12];&quot;&quot;)" office:value-type="float" office:value="33880" calcext:value-type="float">
            <text:p>3388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23]" office:value-type="date" office:date-value="2017-04-17" calcext:value-type="date">
            <text:p>17.04.2017</text:p>
          </table:table-cell>
          <table:table-cell table:style-name="ce13" table:formula="of:=IF([.$A13]&lt;&gt;&quot;&quot;;[.$B13];IF([.$A12]&lt;&gt;&quot;&quot;;0;&quot;&quot;))" office:value-type="float" office:value="0" calcext:value-type="float">
            <text:p>0,00</text:p>
          </table:table-cell>
          <table:table-cell table:style-name="ce13" table:formula="of:=[.$F23]" office:value-type="float" office:value="33880" calcext:value-type="float">
            <text:p>33880,00</text:p>
          </table:table-cell>
          <table:table-cell table:style-name="ce17" office:value-type="float" office:value="40000" calcext:value-type="float">
            <text:p>40000,00</text:p>
          </table:table-cell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13]&lt;&gt;&quot;&quot;;[.$D24]+7;&quot;&quot;)">
            <text:p/>
          </table:table-cell>
          <table:table-cell table:style-name="ce13" table:formula="of:=IF([.$A13]&lt;&gt;&quot;&quot;;[.$E24];&quot;&quot;)">
            <text:p/>
          </table:table-cell>
          <table:table-cell table:style-name="ce13" table:formula="of:=IF([.$A13]&lt;&gt;&quot;&quot;;[.$F24]+[.$B13];&quot;&quot;)">
            <text:p/>
          </table:table-cell>
          <table:table-cell table:style-name="ce18"/>
          <table:table-cell table:style-name="ce1"/>
          <table:table-cell table:style-name="ce22" office:value-type="string" calcext:value-type="string" table:number-columns-spanned="11" table:number-rows-spanned="1">
            <text:p>KOSTENGANGLINIE</text:p>
          </table:table-cell>
          <table:covered-table-cell table:number-columns-repeated="10" table:style-name="ce69"/>
          <table:table-cell table:number-columns-repeated="4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25]">
            <text:p/>
          </table:table-cell>
          <table:table-cell table:style-name="ce13" table:formula="of:=IF([.$A14]&lt;&gt;&quot;&quot;;[.$B14];IF([.$A13]&lt;&gt;&quot;&quot;;0;&quot;&quot;))">
            <text:p/>
          </table:table-cell>
          <table:table-cell table:style-name="ce13" table:formula="of:=[.$F25]">
            <text:p/>
          </table:table-cell>
          <table:table-cell table:style-name="ce18"/>
          <table:table-cell table:style-name="ce1" table:number-columns-repeated="2"/>
          <table:table-cell>
            <draw:frame draw:z-index="1" draw:name="Diagramm 2" draw:style-name="gr1" draw:text-style-name="P1" svg:width="20.706cm" svg:height="10.873cm" svg:x="0.17cm" svg:y="0.189cm">
              <draw:object draw:notify-on-update-of-ranges="'Kostengang (W)'.D3:'Kostengang (W)'.D24 'Kostengang (W)'.E2:'Kostengang (W)'.E2 'Kostengang (W)'.E3:'Kostengang (W)'.E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9" table:number-columns-repeated="4"/>
          <table:table-cell table:number-columns-repeated="50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14]&lt;&gt;&quot;&quot;;[.$D26]+7;&quot;&quot;)">
            <text:p/>
          </table:table-cell>
          <table:table-cell table:style-name="ce13" table:formula="of:=IF([.$A14]&lt;&gt;&quot;&quot;;[.$E26];&quot;&quot;)">
            <text:p/>
          </table:table-cell>
          <table:table-cell table:style-name="ce13" table:formula="of:=IF([.$A14]&lt;&gt;&quot;&quot;;[.$F26]+[.$B14];&quot;&quot;)">
            <text:p/>
          </table:table-cell>
          <table:table-cell table:style-name="ce18"/>
          <table:table-cell table:style-name="ce1"/>
          <table:table-cell table:style-name="ce23" office:value-type="string" calcext:value-type="string">
            <text:p>Y-Achse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27]">
            <text:p/>
          </table:table-cell>
          <table:table-cell table:style-name="ce13" table:formula="of:=IF([.$A15]&lt;&gt;&quot;&quot;;[.$B15];IF([.$A14]&lt;&gt;&quot;&quot;;0;&quot;&quot;))">
            <text:p/>
          </table:table-cell>
          <table:table-cell table:style-name="ce13" table:formula="of:=[.$F27]">
            <text:p/>
          </table:table-cell>
          <table:table-cell table:style-name="ce18"/>
          <table:table-cell table:style-name="ce1"/>
          <table:table-cell table:style-name="ce24" table:formula="of:=IF([.$D$3]&lt;&gt;&quot;&quot;;0;&quot;&quot;)" office:value-type="float" office:value="0" calcext:value-type="float">
            <text:p>0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15]&lt;&gt;&quot;&quot;;[.$D28]+7;&quot;&quot;)">
            <text:p/>
          </table:table-cell>
          <table:table-cell table:style-name="ce13" table:formula="of:=IF([.$A15]&lt;&gt;&quot;&quot;;[.$E28];&quot;&quot;)">
            <text:p/>
          </table:table-cell>
          <table:table-cell table:style-name="ce13" table:formula="of:=IF([.$A15]&lt;&gt;&quot;&quot;;[.$F28]+[.$B15];&quot;&quot;)">
            <text:p/>
          </table:table-cell>
          <table:table-cell table:style-name="ce18"/>
          <table:table-cell table:style-name="ce1"/>
          <table:table-cell table:style-name="ce25" office:value-type="string" calcext:value-type="string">
            <text:p>Minimum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29]">
            <text:p/>
          </table:table-cell>
          <table:table-cell table:style-name="ce13" table:formula="of:=IF([.$A16]&lt;&gt;&quot;&quot;;[.$B16];IF([.$A15]&lt;&gt;&quot;&quot;;0;&quot;&quot;))">
            <text:p/>
          </table:table-cell>
          <table:table-cell table:style-name="ce13" table:formula="of:=[.$F29]">
            <text:p/>
          </table:table-cell>
          <table:table-cell table:style-name="ce18"/>
          <table:table-cell table:style-name="ce1"/>
          <table:table-cell table:style-name="ce26" table:formula="of:=IF([.$D$3]&lt;&gt;&quot;&quot;;MAX([.$E$3:.$E$262]);&quot;&quot;)" office:value-type="float" office:value="5340" calcext:value-type="float">
            <text:p>5340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16]&lt;&gt;&quot;&quot;;[.$D30]+7;&quot;&quot;)">
            <text:p/>
          </table:table-cell>
          <table:table-cell table:style-name="ce13" table:formula="of:=IF([.$A16]&lt;&gt;&quot;&quot;;[.$E30];&quot;&quot;)">
            <text:p/>
          </table:table-cell>
          <table:table-cell table:style-name="ce13" table:formula="of:=IF([.$A16]&lt;&gt;&quot;&quot;;[.$F30]+[.$B16];&quot;&quot;)">
            <text:p/>
          </table:table-cell>
          <table:table-cell table:style-name="ce18"/>
          <table:table-cell table:style-name="ce1"/>
          <table:table-cell table:style-name="ce27" office:value-type="string" calcext:value-type="string">
            <text:p>Maximum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31]">
            <text:p/>
          </table:table-cell>
          <table:table-cell table:style-name="ce13" table:formula="of:=IF([.$A17]&lt;&gt;&quot;&quot;;[.$B17];IF([.$A16]&lt;&gt;&quot;&quot;;0;&quot;&quot;))">
            <text:p/>
          </table:table-cell>
          <table:table-cell table:style-name="ce13" table:formula="of:=[.$F3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17]&lt;&gt;&quot;&quot;;[.$D32]+7;&quot;&quot;)">
            <text:p/>
          </table:table-cell>
          <table:table-cell table:style-name="ce13" table:formula="of:=IF([.$A17]&lt;&gt;&quot;&quot;;[.$E32];&quot;&quot;)">
            <text:p/>
          </table:table-cell>
          <table:table-cell table:style-name="ce13" table:formula="of:=IF([.$A17]&lt;&gt;&quot;&quot;;[.$F32]+[.$B17];&quot;&quot;)">
            <text:p/>
          </table:table-cell>
          <table:table-cell table:style-name="ce18"/>
          <table:table-cell table:style-name="ce1"/>
          <table:table-cell table:style-name="ce28" office:value-type="string" calcext:value-type="string">
            <text:p>X-Achse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33]">
            <text:p/>
          </table:table-cell>
          <table:table-cell table:style-name="ce13" table:formula="of:=IF([.$A18]&lt;&gt;&quot;&quot;;[.$B18];IF([.$A17]&lt;&gt;&quot;&quot;;0;&quot;&quot;))">
            <text:p/>
          </table:table-cell>
          <table:table-cell table:style-name="ce13" table:formula="of:=[.$F33]">
            <text:p/>
          </table:table-cell>
          <table:table-cell table:style-name="ce18"/>
          <table:table-cell table:style-name="ce1"/>
          <table:table-cell table:style-name="ce26" table:formula="of:=IF([.$D$3]&lt;&gt;&quot;&quot;;[.$D$3];&quot;&quot;)" office:value-type="float" office:value="42772" calcext:value-type="float">
            <text:p>42772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18]&lt;&gt;&quot;&quot;;[.$D34]+7;&quot;&quot;)">
            <text:p/>
          </table:table-cell>
          <table:table-cell table:style-name="ce13" table:formula="of:=IF([.$A18]&lt;&gt;&quot;&quot;;[.$E34];&quot;&quot;)">
            <text:p/>
          </table:table-cell>
          <table:table-cell table:style-name="ce13" table:formula="of:=IF([.$A18]&lt;&gt;&quot;&quot;;[.$F34]+[.$B18];&quot;&quot;)">
            <text:p/>
          </table:table-cell>
          <table:table-cell table:style-name="ce18"/>
          <table:table-cell table:style-name="ce1"/>
          <table:table-cell table:style-name="ce25" office:value-type="string" calcext:value-type="string">
            <text:p>Minimum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35]">
            <text:p/>
          </table:table-cell>
          <table:table-cell table:style-name="ce13" table:formula="of:=IF([.$A19]&lt;&gt;&quot;&quot;;[.$B19];IF([.$A18]&lt;&gt;&quot;&quot;;0;&quot;&quot;))">
            <text:p/>
          </table:table-cell>
          <table:table-cell table:style-name="ce13" table:formula="of:=[.$F35]">
            <text:p/>
          </table:table-cell>
          <table:table-cell table:style-name="ce18"/>
          <table:table-cell table:style-name="ce1"/>
          <table:table-cell table:style-name="ce26" table:formula="of:=IF([.$D$3]&lt;&gt;&quot;&quot;;MAX([.$D$3:.$D$262]);&quot;&quot;)" office:value-type="float" office:value="42842" calcext:value-type="float">
            <text:p>42842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19]&lt;&gt;&quot;&quot;;[.$D36]+7;&quot;&quot;)">
            <text:p/>
          </table:table-cell>
          <table:table-cell table:style-name="ce13" table:formula="of:=IF([.$A19]&lt;&gt;&quot;&quot;;[.$E36];&quot;&quot;)">
            <text:p/>
          </table:table-cell>
          <table:table-cell table:style-name="ce13" table:formula="of:=IF([.$A19]&lt;&gt;&quot;&quot;;[.$F36]+[.$B19];&quot;&quot;)">
            <text:p/>
          </table:table-cell>
          <table:table-cell table:style-name="ce18"/>
          <table:table-cell table:style-name="ce1"/>
          <table:table-cell table:style-name="ce29" office:value-type="string" calcext:value-type="string">
            <text:p>Maximum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37]">
            <text:p/>
          </table:table-cell>
          <table:table-cell table:style-name="ce13" table:formula="of:=IF([.$A20]&lt;&gt;&quot;&quot;;[.$B20];IF([.$A19]&lt;&gt;&quot;&quot;;0;&quot;&quot;))">
            <text:p/>
          </table:table-cell>
          <table:table-cell table:style-name="ce13" table:formula="of:=[.$F3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20]&lt;&gt;&quot;&quot;;[.$D38]+7;&quot;&quot;)">
            <text:p/>
          </table:table-cell>
          <table:table-cell table:style-name="ce13" table:formula="of:=IF([.$A20]&lt;&gt;&quot;&quot;;[.$E38];&quot;&quot;)">
            <text:p/>
          </table:table-cell>
          <table:table-cell table:style-name="ce13" table:formula="of:=IF([.$A20]&lt;&gt;&quot;&quot;;[.$F38]+[.$B20];&quot;&quot;)">
            <text:p/>
          </table:table-cell>
          <table:table-cell table:style-name="ce18"/>
          <table:table-cell table:style-name="ce1"/>
          <table:table-cell table:style-name="ce30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39]">
            <text:p/>
          </table:table-cell>
          <table:table-cell table:style-name="ce13" table:formula="of:=IF([.$A21]&lt;&gt;&quot;&quot;;[.$B21];IF([.$A20]&lt;&gt;&quot;&quot;;0;&quot;&quot;))">
            <text:p/>
          </table:table-cell>
          <table:table-cell table:style-name="ce13" table:formula="of:=[.$F3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21]&lt;&gt;&quot;&quot;;[.$D40]+7;&quot;&quot;)">
            <text:p/>
          </table:table-cell>
          <table:table-cell table:style-name="ce13" table:formula="of:=IF([.$A21]&lt;&gt;&quot;&quot;;[.$E40];&quot;&quot;)">
            <text:p/>
          </table:table-cell>
          <table:table-cell table:style-name="ce13" table:formula="of:=IF([.$A21]&lt;&gt;&quot;&quot;;[.$F40]+[.$B21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41]">
            <text:p/>
          </table:table-cell>
          <table:table-cell table:style-name="ce13" table:formula="of:=IF([.$A22]&lt;&gt;&quot;&quot;;[.$B22];IF([.$A21]&lt;&gt;&quot;&quot;;0;&quot;&quot;))">
            <text:p/>
          </table:table-cell>
          <table:table-cell table:style-name="ce13" table:formula="of:=[.$F4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22]&lt;&gt;&quot;&quot;;[.$D42]+7;&quot;&quot;)">
            <text:p/>
          </table:table-cell>
          <table:table-cell table:style-name="ce13" table:formula="of:=IF([.$A22]&lt;&gt;&quot;&quot;;[.$E42];&quot;&quot;)">
            <text:p/>
          </table:table-cell>
          <table:table-cell table:style-name="ce13" table:formula="of:=IF([.$A22]&lt;&gt;&quot;&quot;;[.$F42]+[.$B22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43]">
            <text:p/>
          </table:table-cell>
          <table:table-cell table:style-name="ce13" table:formula="of:=IF([.$A23]&lt;&gt;&quot;&quot;;[.$B23];IF([.$A22]&lt;&gt;&quot;&quot;;0;&quot;&quot;))">
            <text:p/>
          </table:table-cell>
          <table:table-cell table:style-name="ce13" table:formula="of:=[.$F4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4"/>
          <table:table-cell table:style-name="ce8"/>
          <table:table-cell/>
          <table:table-cell table:style-name="ce11" table:formula="of:=IF([.$A23]&lt;&gt;&quot;&quot;;[.$D44]+7;&quot;&quot;)">
            <text:p/>
          </table:table-cell>
          <table:table-cell table:style-name="ce13" table:formula="of:=IF([.$A23]&lt;&gt;&quot;&quot;;[.$E44];&quot;&quot;)">
            <text:p/>
          </table:table-cell>
          <table:table-cell table:style-name="ce13" table:formula="of:=IF([.$A23]&lt;&gt;&quot;&quot;;[.$F44]+[.$B23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45]">
            <text:p/>
          </table:table-cell>
          <table:table-cell table:style-name="ce13" table:formula="of:=IF([.$A24]&lt;&gt;&quot;&quot;;[.$B24];IF([.$A23]&lt;&gt;&quot;&quot;;0;&quot;&quot;))">
            <text:p/>
          </table:table-cell>
          <table:table-cell table:style-name="ce13" table:formula="of:=[.$F4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24]&lt;&gt;&quot;&quot;;[.$D46]+7;&quot;&quot;)">
            <text:p/>
          </table:table-cell>
          <table:table-cell table:style-name="ce13" table:formula="of:=IF([.$A24]&lt;&gt;&quot;&quot;;[.$E46];&quot;&quot;)">
            <text:p/>
          </table:table-cell>
          <table:table-cell table:style-name="ce13" table:formula="of:=IF([.$A24]&lt;&gt;&quot;&quot;;[.$F46]+[.$B24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47]">
            <text:p/>
          </table:table-cell>
          <table:table-cell table:style-name="ce13" table:formula="of:=IF([.$A25]&lt;&gt;&quot;&quot;;[.$B25];IF([.$A24]&lt;&gt;&quot;&quot;;0;&quot;&quot;))">
            <text:p/>
          </table:table-cell>
          <table:table-cell table:style-name="ce13" table:formula="of:=[.$F47]">
            <text:p/>
          </table:table-cell>
          <table:table-cell table:style-name="ce18"/>
          <table:table-cell table:style-name="ce1"/>
          <table:table-cell table:style-name="ce22" office:value-type="string" calcext:value-type="string" table:number-columns-spanned="11" table:number-rows-spanned="1">
            <text:p>KOSTENSUMMENLINIE</text:p>
          </table:table-cell>
          <table:covered-table-cell table:number-columns-repeated="10" table:style-name="ce69"/>
          <table:table-cell table:number-columns-repeated="4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25]&lt;&gt;&quot;&quot;;[.$D48]+7;&quot;&quot;)">
            <text:p/>
          </table:table-cell>
          <table:table-cell table:style-name="ce13" table:formula="of:=IF([.$A25]&lt;&gt;&quot;&quot;;[.$E48];&quot;&quot;)">
            <text:p/>
          </table:table-cell>
          <table:table-cell table:style-name="ce13" table:formula="of:=IF([.$A25]&lt;&gt;&quot;&quot;;[.$F48]+[.$B25];&quot;&quot;)">
            <text:p/>
          </table:table-cell>
          <table:table-cell table:style-name="ce18"/>
          <table:table-cell table:style-name="ce1" table:number-columns-repeated="2"/>
          <table:table-cell>
            <draw:frame draw:z-index="2" draw:name="Diagramm 4" draw:style-name="gr1" draw:text-style-name="P1" svg:width="20.706cm" svg:height="10.872cm" svg:x="0.17cm" svg:y="0.189cm">
              <draw:object draw:notify-on-update-of-ranges="'Kostengang (W)'.D3:'Kostengang (W)'.D24 'Kostengang (W)'.F2:'Kostengang (W)'.F2 'Kostengang (W)'.F3:'Kostengang (W)'.F24 'Kostengang (W)'.D3:'Kostengang (W)'.D24 'Kostengang (W)'.G2:'Kostengang (W)'.G2 'Kostengang (W)'.G3:'Kostengang (W)'.G2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69" table:number-columns-repeated="4"/>
          <table:table-cell table:number-columns-repeated="50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49]">
            <text:p/>
          </table:table-cell>
          <table:table-cell table:style-name="ce13" table:formula="of:=IF([.$A26]&lt;&gt;&quot;&quot;;[.$B26];IF([.$A25]&lt;&gt;&quot;&quot;;0;&quot;&quot;))">
            <text:p/>
          </table:table-cell>
          <table:table-cell table:style-name="ce13" table:formula="of:=[.$F49]">
            <text:p/>
          </table:table-cell>
          <table:table-cell table:style-name="ce18"/>
          <table:table-cell table:style-name="ce1"/>
          <table:table-cell table:style-name="ce23" office:value-type="string" calcext:value-type="string">
            <text:p>Y-Achse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26]&lt;&gt;&quot;&quot;;[.$D50]+7;&quot;&quot;)">
            <text:p/>
          </table:table-cell>
          <table:table-cell table:style-name="ce13" table:formula="of:=IF([.$A26]&lt;&gt;&quot;&quot;;[.$E50];&quot;&quot;)">
            <text:p/>
          </table:table-cell>
          <table:table-cell table:style-name="ce13" table:formula="of:=IF([.$A26]&lt;&gt;&quot;&quot;;[.$F50]+[.$B26];&quot;&quot;)">
            <text:p/>
          </table:table-cell>
          <table:table-cell table:style-name="ce18"/>
          <table:table-cell table:style-name="ce1"/>
          <table:table-cell table:style-name="ce24" table:formula="of:=IF([.$D$3]&lt;&gt;&quot;&quot;;0;&quot;&quot;)" office:value-type="float" office:value="0" calcext:value-type="float">
            <text:p>0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51]">
            <text:p/>
          </table:table-cell>
          <table:table-cell table:style-name="ce13" table:formula="of:=IF([.$A27]&lt;&gt;&quot;&quot;;[.$B27];IF([.$A26]&lt;&gt;&quot;&quot;;0;&quot;&quot;))">
            <text:p/>
          </table:table-cell>
          <table:table-cell table:style-name="ce13" table:formula="of:=[.$F51]">
            <text:p/>
          </table:table-cell>
          <table:table-cell table:style-name="ce18"/>
          <table:table-cell table:style-name="ce1"/>
          <table:table-cell table:style-name="ce25" office:value-type="string" calcext:value-type="string">
            <text:p>Minimum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27]&lt;&gt;&quot;&quot;;[.$D52]+7;&quot;&quot;)">
            <text:p/>
          </table:table-cell>
          <table:table-cell table:style-name="ce13" table:formula="of:=IF([.$A27]&lt;&gt;&quot;&quot;;[.$E52];&quot;&quot;)">
            <text:p/>
          </table:table-cell>
          <table:table-cell table:style-name="ce13" table:formula="of:=IF([.$A27]&lt;&gt;&quot;&quot;;[.$F52]+[.$B27];&quot;&quot;)">
            <text:p/>
          </table:table-cell>
          <table:table-cell table:style-name="ce18"/>
          <table:table-cell table:style-name="ce1"/>
          <table:table-cell table:style-name="ce26" table:formula="of:=IF([.$D$3]&lt;&gt;&quot;&quot;;MAX([.$F$3:.$F$262];[.$G$3:.$G$262]);&quot;&quot;)" office:value-type="float" office:value="40000" calcext:value-type="float">
            <text:p>40000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53]">
            <text:p/>
          </table:table-cell>
          <table:table-cell table:style-name="ce13" table:formula="of:=IF([.$A28]&lt;&gt;&quot;&quot;;[.$B28];IF([.$A27]&lt;&gt;&quot;&quot;;0;&quot;&quot;))">
            <text:p/>
          </table:table-cell>
          <table:table-cell table:style-name="ce13" table:formula="of:=[.$F53]">
            <text:p/>
          </table:table-cell>
          <table:table-cell table:style-name="ce18"/>
          <table:table-cell table:style-name="ce1"/>
          <table:table-cell table:style-name="ce27" office:value-type="string" calcext:value-type="string">
            <text:p>Maximum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28]&lt;&gt;&quot;&quot;;[.$D54]+7;&quot;&quot;)">
            <text:p/>
          </table:table-cell>
          <table:table-cell table:style-name="ce13" table:formula="of:=IF([.$A28]&lt;&gt;&quot;&quot;;[.$E54];&quot;&quot;)">
            <text:p/>
          </table:table-cell>
          <table:table-cell table:style-name="ce13" table:formula="of:=IF([.$A28]&lt;&gt;&quot;&quot;;[.$F54]+[.$B28];&quot;&quot;)">
            <text:p/>
          </table:table-cell>
          <table:table-cell table:style-name="ce18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55]">
            <text:p/>
          </table:table-cell>
          <table:table-cell table:style-name="ce13" table:formula="of:=IF([.$A29]&lt;&gt;&quot;&quot;;[.$B29];IF([.$A28]&lt;&gt;&quot;&quot;;0;&quot;&quot;))">
            <text:p/>
          </table:table-cell>
          <table:table-cell table:style-name="ce13" table:formula="of:=[.$F55]">
            <text:p/>
          </table:table-cell>
          <table:table-cell table:style-name="ce18"/>
          <table:table-cell table:style-name="ce20"/>
          <table:table-cell table:style-name="ce28" office:value-type="string" calcext:value-type="string">
            <text:p>X-Achse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29]&lt;&gt;&quot;&quot;;[.$D56]+7;&quot;&quot;)">
            <text:p/>
          </table:table-cell>
          <table:table-cell table:style-name="ce13" table:formula="of:=IF([.$A29]&lt;&gt;&quot;&quot;;[.$E56];&quot;&quot;)">
            <text:p/>
          </table:table-cell>
          <table:table-cell table:style-name="ce13" table:formula="of:=IF([.$A29]&lt;&gt;&quot;&quot;;[.$F56]+[.$B29];&quot;&quot;)">
            <text:p/>
          </table:table-cell>
          <table:table-cell table:style-name="ce18"/>
          <table:table-cell table:style-name="ce1"/>
          <table:table-cell table:style-name="ce26" table:formula="of:=IF([.$D$3]&lt;&gt;&quot;&quot;;[.$D$3];&quot;&quot;)" office:value-type="float" office:value="42772" calcext:value-type="float">
            <text:p>42772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57]">
            <text:p/>
          </table:table-cell>
          <table:table-cell table:style-name="ce13" table:formula="of:=IF([.$A30]&lt;&gt;&quot;&quot;;[.$B30];IF([.$A29]&lt;&gt;&quot;&quot;;0;&quot;&quot;))">
            <text:p/>
          </table:table-cell>
          <table:table-cell table:style-name="ce13" table:formula="of:=[.$F57]">
            <text:p/>
          </table:table-cell>
          <table:table-cell table:style-name="ce18"/>
          <table:table-cell table:style-name="ce21"/>
          <table:table-cell table:style-name="ce25" office:value-type="string" calcext:value-type="string">
            <text:p>Minimum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30]&lt;&gt;&quot;&quot;;[.$D58]+7;&quot;&quot;)">
            <text:p/>
          </table:table-cell>
          <table:table-cell table:style-name="ce13" table:formula="of:=IF([.$A30]&lt;&gt;&quot;&quot;;[.$E58];&quot;&quot;)">
            <text:p/>
          </table:table-cell>
          <table:table-cell table:style-name="ce13" table:formula="of:=IF([.$A30]&lt;&gt;&quot;&quot;;[.$F58]+[.$B30];&quot;&quot;)">
            <text:p/>
          </table:table-cell>
          <table:table-cell table:style-name="ce18"/>
          <table:table-cell table:style-name="ce1" table:formula="of:=&quot;&quot;">
            <text:p/>
          </table:table-cell>
          <table:table-cell table:style-name="ce26" table:formula="of:=IF([.$D$3]&lt;&gt;&quot;&quot;;MAX([.$D$3:.$D$262]);&quot;&quot;)" office:value-type="float" office:value="42842" calcext:value-type="float">
            <text:p>42842</text:p>
          </table:table-cell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59]">
            <text:p/>
          </table:table-cell>
          <table:table-cell table:style-name="ce13" table:formula="of:=IF([.$A31]&lt;&gt;&quot;&quot;;[.$B31];IF([.$A30]&lt;&gt;&quot;&quot;;0;&quot;&quot;))">
            <text:p/>
          </table:table-cell>
          <table:table-cell table:style-name="ce13" table:formula="of:=[.$F59]">
            <text:p/>
          </table:table-cell>
          <table:table-cell table:style-name="ce18"/>
          <table:table-cell table:style-name="ce21"/>
          <table:table-cell table:style-name="ce29" office:value-type="string" calcext:value-type="string">
            <text:p>Maximum</text:p>
          </table:table-cell>
          <table:table-cell table:number-columns-repeated="55"/>
        </table:table-row>
        <table:table-row table:style-name="ro3">
          <table:table-cell table:style-name="ce4"/>
          <table:table-cell table:style-name="ce8"/>
          <table:table-cell/>
          <table:table-cell table:style-name="ce11" table:formula="of:=IF([.$A31]&lt;&gt;&quot;&quot;;[.$D60]+7;&quot;&quot;)">
            <text:p/>
          </table:table-cell>
          <table:table-cell table:style-name="ce13" table:formula="of:=IF([.$A31]&lt;&gt;&quot;&quot;;[.$E60];&quot;&quot;)">
            <text:p/>
          </table:table-cell>
          <table:table-cell table:style-name="ce13" table:formula="of:=IF([.$A31]&lt;&gt;&quot;&quot;;[.$F60]+[.$B31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61]">
            <text:p/>
          </table:table-cell>
          <table:table-cell table:style-name="ce13" table:formula="of:=IF([.$A32]&lt;&gt;&quot;&quot;;[.$B32];IF([.$A31]&lt;&gt;&quot;&quot;;0;&quot;&quot;))">
            <text:p/>
          </table:table-cell>
          <table:table-cell table:style-name="ce13" table:formula="of:=[.$F61]">
            <text:p/>
          </table:table-cell>
          <table:table-cell table:style-name="ce18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32]&lt;&gt;&quot;&quot;;[.$D62]+7;&quot;&quot;)">
            <text:p/>
          </table:table-cell>
          <table:table-cell table:style-name="ce13" table:formula="of:=IF([.$A32]&lt;&gt;&quot;&quot;;[.$E62];&quot;&quot;)">
            <text:p/>
          </table:table-cell>
          <table:table-cell table:style-name="ce13" table:formula="of:=IF([.$A32]&lt;&gt;&quot;&quot;;[.$F62]+[.$B32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63]">
            <text:p/>
          </table:table-cell>
          <table:table-cell table:style-name="ce13" table:formula="of:=IF([.$A33]&lt;&gt;&quot;&quot;;[.$B33];IF([.$A32]&lt;&gt;&quot;&quot;;0;&quot;&quot;))">
            <text:p/>
          </table:table-cell>
          <table:table-cell table:style-name="ce13" table:formula="of:=[.$F6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33]&lt;&gt;&quot;&quot;;[.$D64]+7;&quot;&quot;)">
            <text:p/>
          </table:table-cell>
          <table:table-cell table:style-name="ce13" table:formula="of:=IF([.$A33]&lt;&gt;&quot;&quot;;[.$E64];&quot;&quot;)">
            <text:p/>
          </table:table-cell>
          <table:table-cell table:style-name="ce13" table:formula="of:=IF([.$A33]&lt;&gt;&quot;&quot;;[.$F64]+[.$B33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65]">
            <text:p/>
          </table:table-cell>
          <table:table-cell table:style-name="ce13" table:formula="of:=IF([.$A34]&lt;&gt;&quot;&quot;;[.$B34];IF([.$A33]&lt;&gt;&quot;&quot;;0;&quot;&quot;))">
            <text:p/>
          </table:table-cell>
          <table:table-cell table:style-name="ce13" table:formula="of:=[.$F6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34]&lt;&gt;&quot;&quot;;[.$D66]+7;&quot;&quot;)">
            <text:p/>
          </table:table-cell>
          <table:table-cell table:style-name="ce13" table:formula="of:=IF([.$A34]&lt;&gt;&quot;&quot;;[.$E66];&quot;&quot;)">
            <text:p/>
          </table:table-cell>
          <table:table-cell table:style-name="ce13" table:formula="of:=IF([.$A34]&lt;&gt;&quot;&quot;;[.$F66]+[.$B34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67]">
            <text:p/>
          </table:table-cell>
          <table:table-cell table:style-name="ce13" table:formula="of:=IF([.$A35]&lt;&gt;&quot;&quot;;[.$B35];IF([.$A34]&lt;&gt;&quot;&quot;;0;&quot;&quot;))">
            <text:p/>
          </table:table-cell>
          <table:table-cell table:style-name="ce13" table:formula="of:=[.$F6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35]&lt;&gt;&quot;&quot;;[.$D68]+7;&quot;&quot;)">
            <text:p/>
          </table:table-cell>
          <table:table-cell table:style-name="ce13" table:formula="of:=IF([.$A35]&lt;&gt;&quot;&quot;;[.$E68];&quot;&quot;)">
            <text:p/>
          </table:table-cell>
          <table:table-cell table:style-name="ce13" table:formula="of:=IF([.$A35]&lt;&gt;&quot;&quot;;[.$F68]+[.$B35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4"/>
          <table:table-cell table:style-name="ce8"/>
          <table:table-cell/>
          <table:table-cell table:style-name="ce11" table:formula="of:=[.$D69]">
            <text:p/>
          </table:table-cell>
          <table:table-cell table:style-name="ce13" table:formula="of:=IF([.$A36]&lt;&gt;&quot;&quot;;[.$B36];IF([.$A35]&lt;&gt;&quot;&quot;;0;&quot;&quot;))">
            <text:p/>
          </table:table-cell>
          <table:table-cell table:style-name="ce13" table:formula="of:=[.$F6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4"/>
          <table:table-cell table:style-name="ce8"/>
          <table:table-cell/>
          <table:table-cell table:style-name="ce11" table:formula="of:=IF([.$A36]&lt;&gt;&quot;&quot;;[.$D70]+7;&quot;&quot;)">
            <text:p/>
          </table:table-cell>
          <table:table-cell table:style-name="ce13" table:formula="of:=IF([.$A36]&lt;&gt;&quot;&quot;;[.$E70];&quot;&quot;)">
            <text:p/>
          </table:table-cell>
          <table:table-cell table:style-name="ce13" table:formula="of:=IF([.$A36]&lt;&gt;&quot;&quot;;[.$F70]+[.$B36];&quot;&quot;)">
            <text:p/>
          </table:table-cell>
          <table:table-cell table:style-name="ce18"/>
          <table:table-cell table:style-name="ce1" table:number-columns-repeated="2"/>
          <table:table-cell/>
          <table:table-cell table:style-name="ce6"/>
          <table:table-cell table:number-columns-repeated="53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71]">
            <text:p/>
          </table:table-cell>
          <table:table-cell table:style-name="ce13" table:formula="of:=IF([.$A37]&lt;&gt;&quot;&quot;;[.$B37];IF([.$A36]&lt;&gt;&quot;&quot;;0;&quot;&quot;))">
            <text:p/>
          </table:table-cell>
          <table:table-cell table:style-name="ce13" table:formula="of:=[.$F71]">
            <text:p/>
          </table:table-cell>
          <table:table-cell table:style-name="ce18"/>
          <table:table-cell table:style-name="ce1" table:number-columns-repeated="2"/>
          <table:table-cell table:style-name="ce21"/>
          <table:table-cell table:number-columns-repeated="54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37]&lt;&gt;&quot;&quot;;[.$D72]+7;&quot;&quot;)">
            <text:p/>
          </table:table-cell>
          <table:table-cell table:style-name="ce13" table:formula="of:=IF([.$A37]&lt;&gt;&quot;&quot;;[.$E72];&quot;&quot;)">
            <text:p/>
          </table:table-cell>
          <table:table-cell table:style-name="ce13" table:formula="of:=IF([.$A37]&lt;&gt;&quot;&quot;;[.$F72]+[.$B37];&quot;&quot;)">
            <text:p/>
          </table:table-cell>
          <table:table-cell table:style-name="ce18"/>
          <table:table-cell table:style-name="ce1" table:number-columns-repeated="2"/>
          <table:table-cell table:formula="of:=&quot;&quot;">
            <text:p/>
          </table:table-cell>
          <table:table-cell table:number-columns-repeated="54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73]">
            <text:p/>
          </table:table-cell>
          <table:table-cell table:style-name="ce13" table:formula="of:=IF([.$A38]&lt;&gt;&quot;&quot;;[.$B38];IF([.$A37]&lt;&gt;&quot;&quot;;0;&quot;&quot;))">
            <text:p/>
          </table:table-cell>
          <table:table-cell table:style-name="ce13" table:formula="of:=[.$F73]">
            <text:p/>
          </table:table-cell>
          <table:table-cell table:style-name="ce18"/>
          <table:table-cell table:style-name="ce1" table:number-columns-repeated="2"/>
          <table:table-cell table:style-name="ce21"/>
          <table:table-cell/>
          <table:table-cell table:style-name="ce20"/>
          <table:table-cell table:number-columns-repeated="52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38]&lt;&gt;&quot;&quot;;[.$D74]+7;&quot;&quot;)">
            <text:p/>
          </table:table-cell>
          <table:table-cell table:style-name="ce13" table:formula="of:=IF([.$A38]&lt;&gt;&quot;&quot;;[.$E74];&quot;&quot;)">
            <text:p/>
          </table:table-cell>
          <table:table-cell table:style-name="ce13" table:formula="of:=IF([.$A38]&lt;&gt;&quot;&quot;;[.$F74]+[.$B38];&quot;&quot;)">
            <text:p/>
          </table:table-cell>
          <table:table-cell table:style-name="ce18"/>
          <table:table-cell table:style-name="ce1" table:number-columns-repeated="2"/>
          <table:table-cell table:style-name="ce21"/>
          <table:table-cell/>
          <table:table-cell table:style-name="ce20"/>
          <table:table-cell table:number-columns-repeated="52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75]">
            <text:p/>
          </table:table-cell>
          <table:table-cell table:style-name="ce13" table:formula="of:=IF([.$A39]&lt;&gt;&quot;&quot;;[.$B39];IF([.$A38]&lt;&gt;&quot;&quot;;0;&quot;&quot;))">
            <text:p/>
          </table:table-cell>
          <table:table-cell table:style-name="ce13" table:formula="of:=[.$F75]">
            <text:p/>
          </table:table-cell>
          <table:table-cell table:style-name="ce18"/>
          <table:table-cell table:style-name="ce1" table:number-columns-repeated="2"/>
          <table:table-cell table:style-name="ce20"/>
          <table:table-cell table:number-columns-repeated="54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39]&lt;&gt;&quot;&quot;;[.$D76]+7;&quot;&quot;)">
            <text:p/>
          </table:table-cell>
          <table:table-cell table:style-name="ce13" table:formula="of:=IF([.$A39]&lt;&gt;&quot;&quot;;[.$E76];&quot;&quot;)">
            <text:p/>
          </table:table-cell>
          <table:table-cell table:style-name="ce13" table:formula="of:=IF([.$A39]&lt;&gt;&quot;&quot;;[.$F76]+[.$B39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77]">
            <text:p/>
          </table:table-cell>
          <table:table-cell table:style-name="ce13" table:formula="of:=IF([.$A40]&lt;&gt;&quot;&quot;;[.$B40];IF([.$A39]&lt;&gt;&quot;&quot;;0;&quot;&quot;))">
            <text:p/>
          </table:table-cell>
          <table:table-cell table:style-name="ce13" table:formula="of:=[.$F7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40]&lt;&gt;&quot;&quot;;[.$D78]+7;&quot;&quot;)">
            <text:p/>
          </table:table-cell>
          <table:table-cell table:style-name="ce13" table:formula="of:=IF([.$A40]&lt;&gt;&quot;&quot;;[.$E78];&quot;&quot;)">
            <text:p/>
          </table:table-cell>
          <table:table-cell table:style-name="ce13" table:formula="of:=IF([.$A40]&lt;&gt;&quot;&quot;;[.$F78]+[.$B40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79]">
            <text:p/>
          </table:table-cell>
          <table:table-cell table:style-name="ce13" table:formula="of:=IF([.$A41]&lt;&gt;&quot;&quot;;[.$B41];IF([.$A40]&lt;&gt;&quot;&quot;;0;&quot;&quot;))">
            <text:p/>
          </table:table-cell>
          <table:table-cell table:style-name="ce13" table:formula="of:=[.$F7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41]&lt;&gt;&quot;&quot;;[.$D80]+7;&quot;&quot;)">
            <text:p/>
          </table:table-cell>
          <table:table-cell table:style-name="ce13" table:formula="of:=IF([.$A41]&lt;&gt;&quot;&quot;;[.$E80];&quot;&quot;)">
            <text:p/>
          </table:table-cell>
          <table:table-cell table:style-name="ce13" table:formula="of:=IF([.$A41]&lt;&gt;&quot;&quot;;[.$F80]+[.$B41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4"/>
          <table:table-cell table:style-name="ce8"/>
          <table:table-cell/>
          <table:table-cell table:style-name="ce11" table:formula="of:=[.$D81]">
            <text:p/>
          </table:table-cell>
          <table:table-cell table:style-name="ce13" table:formula="of:=IF([.$A42]&lt;&gt;&quot;&quot;;[.$B42];IF([.$A41]&lt;&gt;&quot;&quot;;0;&quot;&quot;))">
            <text:p/>
          </table:table-cell>
          <table:table-cell table:style-name="ce13" table:formula="of:=[.$F8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42]&lt;&gt;&quot;&quot;;[.$D82]+7;&quot;&quot;)">
            <text:p/>
          </table:table-cell>
          <table:table-cell table:style-name="ce13" table:formula="of:=IF([.$A42]&lt;&gt;&quot;&quot;;[.$E82];&quot;&quot;)">
            <text:p/>
          </table:table-cell>
          <table:table-cell table:style-name="ce13" table:formula="of:=IF([.$A42]&lt;&gt;&quot;&quot;;[.$F82]+[.$B42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83]">
            <text:p/>
          </table:table-cell>
          <table:table-cell table:style-name="ce13" table:formula="of:=IF([.$A43]&lt;&gt;&quot;&quot;;[.$B43];IF([.$A42]&lt;&gt;&quot;&quot;;0;&quot;&quot;))">
            <text:p/>
          </table:table-cell>
          <table:table-cell table:style-name="ce13" table:formula="of:=[.$F8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43]&lt;&gt;&quot;&quot;;[.$D84]+7;&quot;&quot;)">
            <text:p/>
          </table:table-cell>
          <table:table-cell table:style-name="ce13" table:formula="of:=IF([.$A43]&lt;&gt;&quot;&quot;;[.$E84];&quot;&quot;)">
            <text:p/>
          </table:table-cell>
          <table:table-cell table:style-name="ce13" table:formula="of:=IF([.$A43]&lt;&gt;&quot;&quot;;[.$F84]+[.$B43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85]">
            <text:p/>
          </table:table-cell>
          <table:table-cell table:style-name="ce13" table:formula="of:=IF([.$A44]&lt;&gt;&quot;&quot;;[.$B44];IF([.$A43]&lt;&gt;&quot;&quot;;0;&quot;&quot;))">
            <text:p/>
          </table:table-cell>
          <table:table-cell table:style-name="ce13" table:formula="of:=[.$F8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44]&lt;&gt;&quot;&quot;;[.$D86]+7;&quot;&quot;)">
            <text:p/>
          </table:table-cell>
          <table:table-cell table:style-name="ce13" table:formula="of:=IF([.$A44]&lt;&gt;&quot;&quot;;[.$E86];&quot;&quot;)">
            <text:p/>
          </table:table-cell>
          <table:table-cell table:style-name="ce13" table:formula="of:=IF([.$A44]&lt;&gt;&quot;&quot;;[.$F86]+[.$B44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87]">
            <text:p/>
          </table:table-cell>
          <table:table-cell table:style-name="ce13" table:formula="of:=IF([.$A45]&lt;&gt;&quot;&quot;;[.$B45];IF([.$A44]&lt;&gt;&quot;&quot;;0;&quot;&quot;))">
            <text:p/>
          </table:table-cell>
          <table:table-cell table:style-name="ce13" table:formula="of:=[.$F8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45]&lt;&gt;&quot;&quot;;[.$D88]+7;&quot;&quot;)">
            <text:p/>
          </table:table-cell>
          <table:table-cell table:style-name="ce13" table:formula="of:=IF([.$A45]&lt;&gt;&quot;&quot;;[.$E88];&quot;&quot;)">
            <text:p/>
          </table:table-cell>
          <table:table-cell table:style-name="ce13" table:formula="of:=IF([.$A45]&lt;&gt;&quot;&quot;;[.$F88]+[.$B45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89]">
            <text:p/>
          </table:table-cell>
          <table:table-cell table:style-name="ce13" table:formula="of:=IF([.$A46]&lt;&gt;&quot;&quot;;[.$B46];IF([.$A45]&lt;&gt;&quot;&quot;;0;&quot;&quot;))">
            <text:p/>
          </table:table-cell>
          <table:table-cell table:style-name="ce13" table:formula="of:=[.$F8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46]&lt;&gt;&quot;&quot;;[.$D90]+7;&quot;&quot;)">
            <text:p/>
          </table:table-cell>
          <table:table-cell table:style-name="ce13" table:formula="of:=IF([.$A46]&lt;&gt;&quot;&quot;;[.$E90];&quot;&quot;)">
            <text:p/>
          </table:table-cell>
          <table:table-cell table:style-name="ce13" table:formula="of:=IF([.$A46]&lt;&gt;&quot;&quot;;[.$F90]+[.$B46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91]">
            <text:p/>
          </table:table-cell>
          <table:table-cell table:style-name="ce13" table:formula="of:=IF([.$A47]&lt;&gt;&quot;&quot;;[.$B47];IF([.$A46]&lt;&gt;&quot;&quot;;0;&quot;&quot;))">
            <text:p/>
          </table:table-cell>
          <table:table-cell table:style-name="ce13" table:formula="of:=[.$F9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47]&lt;&gt;&quot;&quot;;[.$D92]+7;&quot;&quot;)">
            <text:p/>
          </table:table-cell>
          <table:table-cell table:style-name="ce13" table:formula="of:=IF([.$A47]&lt;&gt;&quot;&quot;;[.$E92];&quot;&quot;)">
            <text:p/>
          </table:table-cell>
          <table:table-cell table:style-name="ce13" table:formula="of:=IF([.$A47]&lt;&gt;&quot;&quot;;[.$F92]+[.$B47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93]">
            <text:p/>
          </table:table-cell>
          <table:table-cell table:style-name="ce13" table:formula="of:=IF([.$A48]&lt;&gt;&quot;&quot;;[.$B48];IF([.$A47]&lt;&gt;&quot;&quot;;0;&quot;&quot;))">
            <text:p/>
          </table:table-cell>
          <table:table-cell table:style-name="ce13" table:formula="of:=[.$F93]">
            <text:p/>
          </table:table-cell>
          <table:table-cell table:style-name="ce18"/>
          <table:table-cell table:style-name="ce1" table:formula="of:=&quot;&quot;">
            <text:p/>
          </table:table-cell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48]&lt;&gt;&quot;&quot;;[.$D94]+7;&quot;&quot;)">
            <text:p/>
          </table:table-cell>
          <table:table-cell table:style-name="ce13" table:formula="of:=IF([.$A48]&lt;&gt;&quot;&quot;;[.$E94];&quot;&quot;)">
            <text:p/>
          </table:table-cell>
          <table:table-cell table:style-name="ce13" table:formula="of:=IF([.$A48]&lt;&gt;&quot;&quot;;[.$F94]+[.$B48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95]">
            <text:p/>
          </table:table-cell>
          <table:table-cell table:style-name="ce13" table:formula="of:=IF([.$A49]&lt;&gt;&quot;&quot;;[.$B49];IF([.$A48]&lt;&gt;&quot;&quot;;0;&quot;&quot;))">
            <text:p/>
          </table:table-cell>
          <table:table-cell table:style-name="ce13" table:formula="of:=[.$F95]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49]&lt;&gt;&quot;&quot;;[.$D96]+7;&quot;&quot;)">
            <text:p/>
          </table:table-cell>
          <table:table-cell table:style-name="ce13" table:formula="of:=IF([.$A49]&lt;&gt;&quot;&quot;;[.$E96];&quot;&quot;)">
            <text:p/>
          </table:table-cell>
          <table:table-cell table:style-name="ce13" table:formula="of:=IF([.$A49]&lt;&gt;&quot;&quot;;[.$F96]+[.$B49];&quot;&quot;)">
            <text:p/>
          </table:table-cell>
          <table:table-cell table:style-name="ce18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97]">
            <text:p/>
          </table:table-cell>
          <table:table-cell table:style-name="ce13" table:formula="of:=IF([.$A50]&lt;&gt;&quot;&quot;;[.$B50];IF([.$A49]&lt;&gt;&quot;&quot;;0;&quot;&quot;))">
            <text:p/>
          </table:table-cell>
          <table:table-cell table:style-name="ce13" table:formula="of:=[.$F9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50]&lt;&gt;&quot;&quot;;[.$D98]+7;&quot;&quot;)">
            <text:p/>
          </table:table-cell>
          <table:table-cell table:style-name="ce13" table:formula="of:=IF([.$A50]&lt;&gt;&quot;&quot;;[.$E98];&quot;&quot;)">
            <text:p/>
          </table:table-cell>
          <table:table-cell table:style-name="ce13" table:formula="of:=IF([.$A50]&lt;&gt;&quot;&quot;;[.$F98]+[.$B50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99]">
            <text:p/>
          </table:table-cell>
          <table:table-cell table:style-name="ce13" table:formula="of:=IF([.$A51]&lt;&gt;&quot;&quot;;[.$B51];IF([.$A50]&lt;&gt;&quot;&quot;;0;&quot;&quot;))">
            <text:p/>
          </table:table-cell>
          <table:table-cell table:style-name="ce13" table:formula="of:=[.$F9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51]&lt;&gt;&quot;&quot;;[.$D100]+7;&quot;&quot;)">
            <text:p/>
          </table:table-cell>
          <table:table-cell table:style-name="ce13" table:formula="of:=IF([.$A51]&lt;&gt;&quot;&quot;;[.$E100];&quot;&quot;)">
            <text:p/>
          </table:table-cell>
          <table:table-cell table:style-name="ce13" table:formula="of:=IF([.$A51]&lt;&gt;&quot;&quot;;[.$F100]+[.$B51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01]">
            <text:p/>
          </table:table-cell>
          <table:table-cell table:style-name="ce13" table:formula="of:=IF([.$A52]&lt;&gt;&quot;&quot;;[.$B52];IF([.$A51]&lt;&gt;&quot;&quot;;0;&quot;&quot;))">
            <text:p/>
          </table:table-cell>
          <table:table-cell table:style-name="ce13" table:formula="of:=[.$F10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52]&lt;&gt;&quot;&quot;;[.$D102]+7;&quot;&quot;)">
            <text:p/>
          </table:table-cell>
          <table:table-cell table:style-name="ce13" table:formula="of:=IF([.$A52]&lt;&gt;&quot;&quot;;[.$E102];&quot;&quot;)">
            <text:p/>
          </table:table-cell>
          <table:table-cell table:style-name="ce13" table:formula="of:=IF([.$A52]&lt;&gt;&quot;&quot;;[.$F102]+[.$B52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03]">
            <text:p/>
          </table:table-cell>
          <table:table-cell table:style-name="ce13" table:formula="of:=IF([.$A53]&lt;&gt;&quot;&quot;;[.$B53];IF([.$A52]&lt;&gt;&quot;&quot;;0;&quot;&quot;))">
            <text:p/>
          </table:table-cell>
          <table:table-cell table:style-name="ce13" table:formula="of:=[.$F10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4"/>
          <table:table-cell table:style-name="ce8"/>
          <table:table-cell/>
          <table:table-cell table:style-name="ce11" table:formula="of:=IF([.$A53]&lt;&gt;&quot;&quot;;[.$D104]+7;&quot;&quot;)">
            <text:p/>
          </table:table-cell>
          <table:table-cell table:style-name="ce13" table:formula="of:=IF([.$A53]&lt;&gt;&quot;&quot;;[.$E104];&quot;&quot;)">
            <text:p/>
          </table:table-cell>
          <table:table-cell table:style-name="ce13" table:formula="of:=IF([.$A53]&lt;&gt;&quot;&quot;;[.$F104]+[.$B53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05]">
            <text:p/>
          </table:table-cell>
          <table:table-cell table:style-name="ce13" table:formula="of:=IF([.$A54]&lt;&gt;&quot;&quot;;[.$B54];IF([.$A53]&lt;&gt;&quot;&quot;;0;&quot;&quot;))">
            <text:p/>
          </table:table-cell>
          <table:table-cell table:style-name="ce13" table:formula="of:=[.$F10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54]&lt;&gt;&quot;&quot;;[.$D106]+7;&quot;&quot;)">
            <text:p/>
          </table:table-cell>
          <table:table-cell table:style-name="ce13" table:formula="of:=IF([.$A54]&lt;&gt;&quot;&quot;;[.$E106];&quot;&quot;)">
            <text:p/>
          </table:table-cell>
          <table:table-cell table:style-name="ce13" table:formula="of:=IF([.$A54]&lt;&gt;&quot;&quot;;[.$F106]+[.$B54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[.$D107]">
            <text:p/>
          </table:table-cell>
          <table:table-cell table:style-name="ce13" table:formula="of:=IF([.$A55]&lt;&gt;&quot;&quot;;[.$B55];IF([.$A54]&lt;&gt;&quot;&quot;;0;&quot;&quot;))">
            <text:p/>
          </table:table-cell>
          <table:table-cell table:style-name="ce13" table:formula="of:=[.$F107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IF([.$A55]&lt;&gt;&quot;&quot;;[.$D108]+7;&quot;&quot;)">
            <text:p/>
          </table:table-cell>
          <table:table-cell table:style-name="ce13" table:formula="of:=IF([.$A55]&lt;&gt;&quot;&quot;;[.$E108];&quot;&quot;)">
            <text:p/>
          </table:table-cell>
          <table:table-cell table:style-name="ce13" table:formula="of:=IF([.$A55]&lt;&gt;&quot;&quot;;[.$F108]+[.$B55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[.$D109]">
            <text:p/>
          </table:table-cell>
          <table:table-cell table:style-name="ce13" table:formula="of:=IF([.$A56]&lt;&gt;&quot;&quot;;[.$B56];IF([.$A55]&lt;&gt;&quot;&quot;;0;&quot;&quot;))">
            <text:p/>
          </table:table-cell>
          <table:table-cell table:style-name="ce13" table:formula="of:=[.$F109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IF([.$A56]&lt;&gt;&quot;&quot;;[.$D110]+7;&quot;&quot;)">
            <text:p/>
          </table:table-cell>
          <table:table-cell table:style-name="ce13" table:formula="of:=IF([.$A56]&lt;&gt;&quot;&quot;;[.$E110];&quot;&quot;)">
            <text:p/>
          </table:table-cell>
          <table:table-cell table:style-name="ce13" table:formula="of:=IF([.$A56]&lt;&gt;&quot;&quot;;[.$F110]+[.$B56];&quot;&quot;)">
            <text:p/>
          </table:table-cell>
          <table:table-cell table:style-name="ce17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[.$D111]">
            <text:p/>
          </table:table-cell>
          <table:table-cell table:style-name="ce13" table:formula="of:=IF([.$A57]&lt;&gt;&quot;&quot;;[.$B57];IF([.$A56]&lt;&gt;&quot;&quot;;0;&quot;&quot;))">
            <text:p/>
          </table:table-cell>
          <table:table-cell table:style-name="ce13" table:formula="of:=[.$F111]">
            <text:p/>
          </table:table-cell>
          <table:table-cell table:style-name="ce17"/>
          <table:table-cell table:style-name="ce1" table:formula="of:=&quot;&quot;">
            <text:p/>
          </table:table-cell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IF([.$A57]&lt;&gt;&quot;&quot;;[.$D112]+7;&quot;&quot;)">
            <text:p/>
          </table:table-cell>
          <table:table-cell table:style-name="ce13" table:formula="of:=IF([.$A57]&lt;&gt;&quot;&quot;;[.$E112];&quot;&quot;)">
            <text:p/>
          </table:table-cell>
          <table:table-cell table:style-name="ce13" table:formula="of:=IF([.$A57]&lt;&gt;&quot;&quot;;[.$F112]+[.$B57];&quot;&quot;)">
            <text:p/>
          </table:table-cell>
          <table:table-cell table:style-name="ce17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[.$D113]">
            <text:p/>
          </table:table-cell>
          <table:table-cell table:style-name="ce13" table:formula="of:=IF([.$A58]&lt;&gt;&quot;&quot;;[.$B58];IF([.$A57]&lt;&gt;&quot;&quot;;0;&quot;&quot;))">
            <text:p/>
          </table:table-cell>
          <table:table-cell table:style-name="ce13" table:formula="of:=[.$F113]">
            <text:p/>
          </table:table-cell>
          <table:table-cell table:style-name="ce17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7"/>
          <table:table-cell/>
          <table:table-cell table:style-name="ce11" table:formula="of:=IF([.$A58]&lt;&gt;&quot;&quot;;[.$D114]+7;&quot;&quot;)">
            <text:p/>
          </table:table-cell>
          <table:table-cell table:style-name="ce13" table:formula="of:=IF([.$A58]&lt;&gt;&quot;&quot;;[.$E114];&quot;&quot;)">
            <text:p/>
          </table:table-cell>
          <table:table-cell table:style-name="ce13" table:formula="of:=IF([.$A58]&lt;&gt;&quot;&quot;;[.$F114]+[.$B58];&quot;&quot;)">
            <text:p/>
          </table:table-cell>
          <table:table-cell table:style-name="ce17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15]">
            <text:p/>
          </table:table-cell>
          <table:table-cell table:style-name="ce13" table:formula="of:=IF([.$A59]&lt;&gt;&quot;&quot;;[.$B59];IF([.$A58]&lt;&gt;&quot;&quot;;0;&quot;&quot;))">
            <text:p/>
          </table:table-cell>
          <table:table-cell table:style-name="ce13" table:formula="of:=[.$F11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59]&lt;&gt;&quot;&quot;;[.$D116]+7;&quot;&quot;)">
            <text:p/>
          </table:table-cell>
          <table:table-cell table:style-name="ce13" table:formula="of:=IF([.$A59]&lt;&gt;&quot;&quot;;[.$E116];&quot;&quot;)">
            <text:p/>
          </table:table-cell>
          <table:table-cell table:style-name="ce13" table:formula="of:=IF([.$A59]&lt;&gt;&quot;&quot;;[.$F116]+[.$B59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17]">
            <text:p/>
          </table:table-cell>
          <table:table-cell table:style-name="ce13" table:formula="of:=IF([.$A60]&lt;&gt;&quot;&quot;;[.$B60];IF([.$A59]&lt;&gt;&quot;&quot;;0;&quot;&quot;))">
            <text:p/>
          </table:table-cell>
          <table:table-cell table:style-name="ce13" table:formula="of:=[.$F11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60]&lt;&gt;&quot;&quot;;[.$D118]+7;&quot;&quot;)">
            <text:p/>
          </table:table-cell>
          <table:table-cell table:style-name="ce13" table:formula="of:=IF([.$A60]&lt;&gt;&quot;&quot;;[.$E118];&quot;&quot;)">
            <text:p/>
          </table:table-cell>
          <table:table-cell table:style-name="ce13" table:formula="of:=IF([.$A60]&lt;&gt;&quot;&quot;;[.$F118]+[.$B60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19]">
            <text:p/>
          </table:table-cell>
          <table:table-cell table:style-name="ce13" table:formula="of:=IF([.$A61]&lt;&gt;&quot;&quot;;[.$B61];IF([.$A60]&lt;&gt;&quot;&quot;;0;&quot;&quot;))">
            <text:p/>
          </table:table-cell>
          <table:table-cell table:style-name="ce13" table:formula="of:=[.$F11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61]&lt;&gt;&quot;&quot;;[.$D120]+7;&quot;&quot;)">
            <text:p/>
          </table:table-cell>
          <table:table-cell table:style-name="ce13" table:formula="of:=IF([.$A61]&lt;&gt;&quot;&quot;;[.$E120];&quot;&quot;)">
            <text:p/>
          </table:table-cell>
          <table:table-cell table:style-name="ce13" table:formula="of:=IF([.$A61]&lt;&gt;&quot;&quot;;[.$F120]+[.$B61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21]">
            <text:p/>
          </table:table-cell>
          <table:table-cell table:style-name="ce13" table:formula="of:=IF([.$A62]&lt;&gt;&quot;&quot;;[.$B62];IF([.$A61]&lt;&gt;&quot;&quot;;0;&quot;&quot;))">
            <text:p/>
          </table:table-cell>
          <table:table-cell table:style-name="ce13" table:formula="of:=[.$F12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62]&lt;&gt;&quot;&quot;;[.$D122]+7;&quot;&quot;)">
            <text:p/>
          </table:table-cell>
          <table:table-cell table:style-name="ce13" table:formula="of:=IF([.$A62]&lt;&gt;&quot;&quot;;[.$E122];&quot;&quot;)">
            <text:p/>
          </table:table-cell>
          <table:table-cell table:style-name="ce13" table:formula="of:=IF([.$A62]&lt;&gt;&quot;&quot;;[.$F122]+[.$B62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23]">
            <text:p/>
          </table:table-cell>
          <table:table-cell table:style-name="ce13" table:formula="of:=IF([.$A63]&lt;&gt;&quot;&quot;;[.$B63];IF([.$A62]&lt;&gt;&quot;&quot;;0;&quot;&quot;))">
            <text:p/>
          </table:table-cell>
          <table:table-cell table:style-name="ce13" table:formula="of:=[.$F12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63]&lt;&gt;&quot;&quot;;[.$D124]+7;&quot;&quot;)">
            <text:p/>
          </table:table-cell>
          <table:table-cell table:style-name="ce13" table:formula="of:=IF([.$A63]&lt;&gt;&quot;&quot;;[.$E124];&quot;&quot;)">
            <text:p/>
          </table:table-cell>
          <table:table-cell table:style-name="ce13" table:formula="of:=IF([.$A63]&lt;&gt;&quot;&quot;;[.$F124]+[.$B63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25]">
            <text:p/>
          </table:table-cell>
          <table:table-cell table:style-name="ce13" table:formula="of:=IF([.$A64]&lt;&gt;&quot;&quot;;[.$B64];IF([.$A63]&lt;&gt;&quot;&quot;;0;&quot;&quot;))">
            <text:p/>
          </table:table-cell>
          <table:table-cell table:style-name="ce13" table:formula="of:=[.$F12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4"/>
          <table:table-cell table:style-name="ce8"/>
          <table:table-cell/>
          <table:table-cell table:style-name="ce11" table:formula="of:=IF([.$A64]&lt;&gt;&quot;&quot;;[.$D126]+7;&quot;&quot;)">
            <text:p/>
          </table:table-cell>
          <table:table-cell table:style-name="ce13" table:formula="of:=IF([.$A64]&lt;&gt;&quot;&quot;;[.$E126];&quot;&quot;)">
            <text:p/>
          </table:table-cell>
          <table:table-cell table:style-name="ce13" table:formula="of:=IF([.$A64]&lt;&gt;&quot;&quot;;[.$F126]+[.$B64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27]">
            <text:p/>
          </table:table-cell>
          <table:table-cell table:style-name="ce13" table:formula="of:=IF([.$A65]&lt;&gt;&quot;&quot;;[.$B65];IF([.$A64]&lt;&gt;&quot;&quot;;0;&quot;&quot;))">
            <text:p/>
          </table:table-cell>
          <table:table-cell table:style-name="ce13" table:formula="of:=[.$F12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IF([.$A65]&lt;&gt;&quot;&quot;;[.$D128]+7;&quot;&quot;)">
            <text:p/>
          </table:table-cell>
          <table:table-cell table:style-name="ce13" table:formula="of:=IF([.$A65]&lt;&gt;&quot;&quot;;[.$E128];&quot;&quot;)">
            <text:p/>
          </table:table-cell>
          <table:table-cell table:style-name="ce13" table:formula="of:=IF([.$A65]&lt;&gt;&quot;&quot;;[.$F128]+[.$B65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style-name="ce3"/>
          <table:table-cell table:style-name="ce8"/>
          <table:table-cell/>
          <table:table-cell table:style-name="ce11" table:formula="of:=[.$D129]">
            <text:p/>
          </table:table-cell>
          <table:table-cell table:style-name="ce13" table:formula="of:=IF([.$A66]&lt;&gt;&quot;&quot;;[.$B66];IF([.$A65]&lt;&gt;&quot;&quot;;0;&quot;&quot;))">
            <text:p/>
          </table:table-cell>
          <table:table-cell table:style-name="ce13" table:formula="of:=[.$F129]">
            <text:p/>
          </table:table-cell>
          <table:table-cell table:style-name="ce18"/>
          <table:table-cell table:style-name="ce1" table:formula="of:=&quot;&quot;">
            <text:p/>
          </table:table-cell>
          <table:table-cell table:style-name="ce1"/>
          <table:table-cell table:number-columns-repeated="55"/>
        </table:table-row>
        <table:table-row table:style-name="ro3">
          <table:table-cell table:style-name="ce4"/>
          <table:table-cell table:style-name="ce8"/>
          <table:table-cell/>
          <table:table-cell table:style-name="ce11" table:formula="of:=IF([.$A66]&lt;&gt;&quot;&quot;;[.$D130]+7;&quot;&quot;)">
            <text:p/>
          </table:table-cell>
          <table:table-cell table:style-name="ce13" table:formula="of:=IF([.$A66]&lt;&gt;&quot;&quot;;[.$E130];&quot;&quot;)">
            <text:p/>
          </table:table-cell>
          <table:table-cell table:style-name="ce13" table:formula="of:=IF([.$A66]&lt;&gt;&quot;&quot;;[.$F130]+[.$B66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style-name="ce42" office:value-type="string" calcext:value-type="string" table:number-columns-spanned="2" table:number-rows-spanned="1">
            <text:p>+++ THE END +++</text:p>
          </table:table-cell>
          <table:covered-table-cell table:style-name="ce9"/>
          <table:table-cell/>
          <table:table-cell table:style-name="ce11" table:formula="of:=[.$D131]">
            <text:p/>
          </table:table-cell>
          <table:table-cell table:style-name="ce13" table:formula="of:=IF([.$A67]&lt;&gt;&quot;&quot;;[.$B67];IF([.$A66]&lt;&gt;&quot;&quot;;0;&quot;&quot;))">
            <text:p/>
          </table:table-cell>
          <table:table-cell table:style-name="ce13" table:formula="of:=[.$F131]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style-name="ce6"/>
          <table:table-cell table:number-columns-repeated="2"/>
          <table:table-cell table:style-name="ce11" table:formula="of:=IF([.$A67]&lt;&gt;&quot;&quot;;[.$D132]+7;&quot;&quot;)">
            <text:p/>
          </table:table-cell>
          <table:table-cell table:style-name="ce13" table:formula="of:=IF([.$A67]&lt;&gt;&quot;&quot;;[.$E132];&quot;&quot;)">
            <text:p/>
          </table:table-cell>
          <table:table-cell table:style-name="ce13" table:formula="of:=IF([.$A67]&lt;&gt;&quot;&quot;;[.$F132]+[.$B67];&quot;&quot;)">
            <text:p/>
          </table:table-cell>
          <table:table-cell table:style-name="ce18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style-name="ce6"/>
          <table:table-cell table:number-columns-repeated="2"/>
          <table:table-cell table:style-name="ce11" table:formula="of:=[.$D133]">
            <text:p/>
          </table:table-cell>
          <table:table-cell table:style-name="ce13" table:formula="of:=IF([.$A68]&lt;&gt;&quot;&quot;;[.$B68];IF([.$A67]&lt;&gt;&quot;&quot;;0;&quot;&quot;))">
            <text:p/>
          </table:table-cell>
          <table:table-cell table:style-name="ce13" table:formula="of:=[.$F13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6"/>
          <table:table-cell table:number-columns-repeated="2"/>
          <table:table-cell table:style-name="ce11" table:formula="of:=IF([.$A68]&lt;&gt;&quot;&quot;;[.$D134]+7;&quot;&quot;)">
            <text:p/>
          </table:table-cell>
          <table:table-cell table:style-name="ce13" table:formula="of:=IF([.$A68]&lt;&gt;&quot;&quot;;[.$E134];&quot;&quot;)">
            <text:p/>
          </table:table-cell>
          <table:table-cell table:style-name="ce13" table:formula="of:=IF([.$A68]&lt;&gt;&quot;&quot;;[.$F134]+[.$B68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6"/>
          <table:table-cell table:number-columns-repeated="2"/>
          <table:table-cell table:style-name="ce11" table:formula="of:=[.$D135]">
            <text:p/>
          </table:table-cell>
          <table:table-cell table:style-name="ce13" table:formula="of:=IF([.$A69]&lt;&gt;&quot;&quot;;[.$B69];IF([.$A68]&lt;&gt;&quot;&quot;;0;&quot;&quot;))">
            <text:p/>
          </table:table-cell>
          <table:table-cell table:style-name="ce13" table:formula="of:=[.$F13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6"/>
          <table:table-cell table:number-columns-repeated="2"/>
          <table:table-cell table:style-name="ce11" table:formula="of:=IF([.$A69]&lt;&gt;&quot;&quot;;[.$D136]+7;&quot;&quot;)">
            <text:p/>
          </table:table-cell>
          <table:table-cell table:style-name="ce13" table:formula="of:=IF([.$A69]&lt;&gt;&quot;&quot;;[.$E136];&quot;&quot;)">
            <text:p/>
          </table:table-cell>
          <table:table-cell table:style-name="ce13" table:formula="of:=IF([.$A69]&lt;&gt;&quot;&quot;;[.$F136]+[.$B69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37]">
            <text:p/>
          </table:table-cell>
          <table:table-cell table:style-name="ce13" table:formula="of:=IF([.$A70]&lt;&gt;&quot;&quot;;[.$B70];IF([.$A69]&lt;&gt;&quot;&quot;;0;&quot;&quot;))">
            <text:p/>
          </table:table-cell>
          <table:table-cell table:style-name="ce13" table:formula="of:=[.$F13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70]&lt;&gt;&quot;&quot;;[.$D138]+7;&quot;&quot;)">
            <text:p/>
          </table:table-cell>
          <table:table-cell table:style-name="ce13" table:formula="of:=IF([.$A70]&lt;&gt;&quot;&quot;;[.$E138];&quot;&quot;)">
            <text:p/>
          </table:table-cell>
          <table:table-cell table:style-name="ce13" table:formula="of:=IF([.$A70]&lt;&gt;&quot;&quot;;[.$F138]+[.$B70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39]">
            <text:p/>
          </table:table-cell>
          <table:table-cell table:style-name="ce13" table:formula="of:=IF([.$A71]&lt;&gt;&quot;&quot;;[.$B71];IF([.$A70]&lt;&gt;&quot;&quot;;0;&quot;&quot;))">
            <text:p/>
          </table:table-cell>
          <table:table-cell table:style-name="ce13" table:formula="of:=[.$F13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71]&lt;&gt;&quot;&quot;;[.$D140]+7;&quot;&quot;)">
            <text:p/>
          </table:table-cell>
          <table:table-cell table:style-name="ce13" table:formula="of:=IF([.$A71]&lt;&gt;&quot;&quot;;[.$E140];&quot;&quot;)">
            <text:p/>
          </table:table-cell>
          <table:table-cell table:style-name="ce13" table:formula="of:=IF([.$A71]&lt;&gt;&quot;&quot;;[.$F140]+[.$B71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41]">
            <text:p/>
          </table:table-cell>
          <table:table-cell table:style-name="ce13" table:formula="of:=IF([.$A72]&lt;&gt;&quot;&quot;;[.$B72];IF([.$A71]&lt;&gt;&quot;&quot;;0;&quot;&quot;))">
            <text:p/>
          </table:table-cell>
          <table:table-cell table:style-name="ce13" table:formula="of:=[.$F141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72]&lt;&gt;&quot;&quot;;[.$D142]+7;&quot;&quot;)">
            <text:p/>
          </table:table-cell>
          <table:table-cell table:style-name="ce13" table:formula="of:=IF([.$A72]&lt;&gt;&quot;&quot;;[.$E142];&quot;&quot;)">
            <text:p/>
          </table:table-cell>
          <table:table-cell table:style-name="ce13" table:formula="of:=IF([.$A72]&lt;&gt;&quot;&quot;;[.$F142]+[.$B72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43]">
            <text:p/>
          </table:table-cell>
          <table:table-cell table:style-name="ce13" table:formula="of:=IF([.$A73]&lt;&gt;&quot;&quot;;[.$B73];IF([.$A72]&lt;&gt;&quot;&quot;;0;&quot;&quot;))">
            <text:p/>
          </table:table-cell>
          <table:table-cell table:style-name="ce13" table:formula="of:=[.$F143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73]&lt;&gt;&quot;&quot;;[.$D144]+7;&quot;&quot;)">
            <text:p/>
          </table:table-cell>
          <table:table-cell table:style-name="ce13" table:formula="of:=IF([.$A73]&lt;&gt;&quot;&quot;;[.$E144];&quot;&quot;)">
            <text:p/>
          </table:table-cell>
          <table:table-cell table:style-name="ce13" table:formula="of:=IF([.$A73]&lt;&gt;&quot;&quot;;[.$F144]+[.$B73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45]">
            <text:p/>
          </table:table-cell>
          <table:table-cell table:style-name="ce13" table:formula="of:=IF([.$A74]&lt;&gt;&quot;&quot;;[.$B74];IF([.$A73]&lt;&gt;&quot;&quot;;0;&quot;&quot;))">
            <text:p/>
          </table:table-cell>
          <table:table-cell table:style-name="ce13" table:formula="of:=[.$F145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74]&lt;&gt;&quot;&quot;;[.$D146]+7;&quot;&quot;)">
            <text:p/>
          </table:table-cell>
          <table:table-cell table:style-name="ce13" table:formula="of:=IF([.$A74]&lt;&gt;&quot;&quot;;[.$E146];&quot;&quot;)">
            <text:p/>
          </table:table-cell>
          <table:table-cell table:style-name="ce13" table:formula="of:=IF([.$A74]&lt;&gt;&quot;&quot;;[.$F146]+[.$B74];&quot;&quot;)">
            <text:p/>
          </table:table-cell>
          <table:table-cell table:style-name="ce17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47]">
            <text:p/>
          </table:table-cell>
          <table:table-cell table:style-name="ce13" table:formula="of:=IF([.$A75]&lt;&gt;&quot;&quot;;[.$B75];IF([.$A74]&lt;&gt;&quot;&quot;;0;&quot;&quot;))">
            <text:p/>
          </table:table-cell>
          <table:table-cell table:style-name="ce13" table:formula="of:=[.$F147]">
            <text:p/>
          </table:table-cell>
          <table:table-cell table:style-name="ce17"/>
          <table:table-cell table:style-name="ce1" table:formula="of:=&quot;&quot;">
            <text:p/>
          </table:table-cell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75]&lt;&gt;&quot;&quot;;[.$D148]+7;&quot;&quot;)">
            <text:p/>
          </table:table-cell>
          <table:table-cell table:style-name="ce13" table:formula="of:=IF([.$A75]&lt;&gt;&quot;&quot;;[.$E148];&quot;&quot;)">
            <text:p/>
          </table:table-cell>
          <table:table-cell table:style-name="ce13" table:formula="of:=IF([.$A75]&lt;&gt;&quot;&quot;;[.$F148]+[.$B75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49]">
            <text:p/>
          </table:table-cell>
          <table:table-cell table:style-name="ce13" table:formula="of:=IF([.$A76]&lt;&gt;&quot;&quot;;[.$B76];IF([.$A75]&lt;&gt;&quot;&quot;;0;&quot;&quot;))">
            <text:p/>
          </table:table-cell>
          <table:table-cell table:style-name="ce13" table:formula="of:=[.$F149]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76]&lt;&gt;&quot;&quot;;[.$D150]+7;&quot;&quot;)">
            <text:p/>
          </table:table-cell>
          <table:table-cell table:style-name="ce13" table:formula="of:=IF([.$A76]&lt;&gt;&quot;&quot;;[.$E150];&quot;&quot;)">
            <text:p/>
          </table:table-cell>
          <table:table-cell table:style-name="ce13" table:formula="of:=IF([.$A76]&lt;&gt;&quot;&quot;;[.$F150]+[.$B76];&quot;&quot;)">
            <text:p/>
          </table:table-cell>
          <table:table-cell table:style-name="ce18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51]">
            <text:p/>
          </table:table-cell>
          <table:table-cell table:style-name="ce13" table:formula="of:=IF([.$A77]&lt;&gt;&quot;&quot;;[.$B77];IF([.$A76]&lt;&gt;&quot;&quot;;0;&quot;&quot;))">
            <text:p/>
          </table:table-cell>
          <table:table-cell table:style-name="ce13" table:formula="of:=[.$F15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77]&lt;&gt;&quot;&quot;;[.$D152]+7;&quot;&quot;)">
            <text:p/>
          </table:table-cell>
          <table:table-cell table:style-name="ce13" table:formula="of:=IF([.$A77]&lt;&gt;&quot;&quot;;[.$E152];&quot;&quot;)">
            <text:p/>
          </table:table-cell>
          <table:table-cell table:style-name="ce13" table:formula="of:=IF([.$A77]&lt;&gt;&quot;&quot;;[.$F152]+[.$B77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53]">
            <text:p/>
          </table:table-cell>
          <table:table-cell table:style-name="ce13" table:formula="of:=IF([.$A78]&lt;&gt;&quot;&quot;;[.$B78];IF([.$A77]&lt;&gt;&quot;&quot;;0;&quot;&quot;))">
            <text:p/>
          </table:table-cell>
          <table:table-cell table:style-name="ce13" table:formula="of:=[.$F15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78]&lt;&gt;&quot;&quot;;[.$D154]+7;&quot;&quot;)">
            <text:p/>
          </table:table-cell>
          <table:table-cell table:style-name="ce13" table:formula="of:=IF([.$A78]&lt;&gt;&quot;&quot;;[.$E154];&quot;&quot;)">
            <text:p/>
          </table:table-cell>
          <table:table-cell table:style-name="ce13" table:formula="of:=IF([.$A78]&lt;&gt;&quot;&quot;;[.$F154]+[.$B78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55]">
            <text:p/>
          </table:table-cell>
          <table:table-cell table:style-name="ce13" table:formula="of:=IF([.$A79]&lt;&gt;&quot;&quot;;[.$B79];IF([.$A78]&lt;&gt;&quot;&quot;;0;&quot;&quot;))">
            <text:p/>
          </table:table-cell>
          <table:table-cell table:style-name="ce13" table:formula="of:=[.$F15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79]&lt;&gt;&quot;&quot;;[.$D156]+7;&quot;&quot;)">
            <text:p/>
          </table:table-cell>
          <table:table-cell table:style-name="ce13" table:formula="of:=IF([.$A79]&lt;&gt;&quot;&quot;;[.$E156];&quot;&quot;)">
            <text:p/>
          </table:table-cell>
          <table:table-cell table:style-name="ce13" table:formula="of:=IF([.$A79]&lt;&gt;&quot;&quot;;[.$F156]+[.$B79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57]">
            <text:p/>
          </table:table-cell>
          <table:table-cell table:style-name="ce13" table:formula="of:=IF([.$A80]&lt;&gt;&quot;&quot;;[.$B80];IF([.$A79]&lt;&gt;&quot;&quot;;0;&quot;&quot;))">
            <text:p/>
          </table:table-cell>
          <table:table-cell table:style-name="ce13" table:formula="of:=[.$F15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80]&lt;&gt;&quot;&quot;;[.$D158]+7;&quot;&quot;)">
            <text:p/>
          </table:table-cell>
          <table:table-cell table:style-name="ce13" table:formula="of:=IF([.$A80]&lt;&gt;&quot;&quot;;[.$E158];&quot;&quot;)">
            <text:p/>
          </table:table-cell>
          <table:table-cell table:style-name="ce13" table:formula="of:=IF([.$A80]&lt;&gt;&quot;&quot;;[.$F158]+[.$B80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59]">
            <text:p/>
          </table:table-cell>
          <table:table-cell table:style-name="ce13" table:formula="of:=IF([.$A81]&lt;&gt;&quot;&quot;;[.$B81];IF([.$A80]&lt;&gt;&quot;&quot;;0;&quot;&quot;))">
            <text:p/>
          </table:table-cell>
          <table:table-cell table:style-name="ce13" table:formula="of:=[.$F15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81]&lt;&gt;&quot;&quot;;[.$D160]+7;&quot;&quot;)">
            <text:p/>
          </table:table-cell>
          <table:table-cell table:style-name="ce13" table:formula="of:=IF([.$A81]&lt;&gt;&quot;&quot;;[.$E160];&quot;&quot;)">
            <text:p/>
          </table:table-cell>
          <table:table-cell table:style-name="ce13" table:formula="of:=IF([.$A81]&lt;&gt;&quot;&quot;;[.$F160]+[.$B81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61]">
            <text:p/>
          </table:table-cell>
          <table:table-cell table:style-name="ce13" table:formula="of:=IF([.$A82]&lt;&gt;&quot;&quot;;[.$B82];IF([.$A81]&lt;&gt;&quot;&quot;;0;&quot;&quot;))">
            <text:p/>
          </table:table-cell>
          <table:table-cell table:style-name="ce13" table:formula="of:=[.$F16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82]&lt;&gt;&quot;&quot;;[.$D162]+7;&quot;&quot;)">
            <text:p/>
          </table:table-cell>
          <table:table-cell table:style-name="ce13" table:formula="of:=IF([.$A82]&lt;&gt;&quot;&quot;;[.$E162];&quot;&quot;)">
            <text:p/>
          </table:table-cell>
          <table:table-cell table:style-name="ce13" table:formula="of:=IF([.$A82]&lt;&gt;&quot;&quot;;[.$F162]+[.$B82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63]">
            <text:p/>
          </table:table-cell>
          <table:table-cell table:style-name="ce13" table:formula="of:=IF([.$A83]&lt;&gt;&quot;&quot;;[.$B83];IF([.$A82]&lt;&gt;&quot;&quot;;0;&quot;&quot;))">
            <text:p/>
          </table:table-cell>
          <table:table-cell table:style-name="ce13" table:formula="of:=[.$F163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83]&lt;&gt;&quot;&quot;;[.$D164]+7;&quot;&quot;)">
            <text:p/>
          </table:table-cell>
          <table:table-cell table:style-name="ce13" table:formula="of:=IF([.$A83]&lt;&gt;&quot;&quot;;[.$E164];&quot;&quot;)">
            <text:p/>
          </table:table-cell>
          <table:table-cell table:style-name="ce13" table:formula="of:=IF([.$A83]&lt;&gt;&quot;&quot;;[.$F164]+[.$B83];&quot;&quot;)">
            <text:p/>
          </table:table-cell>
          <table:table-cell table:style-name="ce17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65]">
            <text:p/>
          </table:table-cell>
          <table:table-cell table:style-name="ce13" table:formula="of:=IF([.$A84]&lt;&gt;&quot;&quot;;[.$B84];IF([.$A83]&lt;&gt;&quot;&quot;;0;&quot;&quot;))">
            <text:p/>
          </table:table-cell>
          <table:table-cell table:style-name="ce13" table:formula="of:=[.$F165]">
            <text:p/>
          </table:table-cell>
          <table:table-cell table:style-name="ce17"/>
          <table:table-cell table:style-name="ce1" table:formula="of:=&quot;&quot;">
            <text:p/>
          </table:table-cell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84]&lt;&gt;&quot;&quot;;[.$D166]+7;&quot;&quot;)">
            <text:p/>
          </table:table-cell>
          <table:table-cell table:style-name="ce13" table:formula="of:=IF([.$A84]&lt;&gt;&quot;&quot;;[.$E166];&quot;&quot;)">
            <text:p/>
          </table:table-cell>
          <table:table-cell table:style-name="ce13" table:formula="of:=IF([.$A84]&lt;&gt;&quot;&quot;;[.$F166]+[.$B84];&quot;&quot;)">
            <text:p/>
          </table:table-cell>
          <table:table-cell table:style-name="ce17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67]">
            <text:p/>
          </table:table-cell>
          <table:table-cell table:style-name="ce13" table:formula="of:=IF([.$A85]&lt;&gt;&quot;&quot;;[.$B85];IF([.$A84]&lt;&gt;&quot;&quot;;0;&quot;&quot;))">
            <text:p/>
          </table:table-cell>
          <table:table-cell table:style-name="ce13" table:formula="of:=[.$F167]">
            <text:p/>
          </table:table-cell>
          <table:table-cell table:style-name="ce17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85]&lt;&gt;&quot;&quot;;[.$D168]+7;&quot;&quot;)">
            <text:p/>
          </table:table-cell>
          <table:table-cell table:style-name="ce13" table:formula="of:=IF([.$A85]&lt;&gt;&quot;&quot;;[.$E168];&quot;&quot;)">
            <text:p/>
          </table:table-cell>
          <table:table-cell table:style-name="ce13" table:formula="of:=IF([.$A85]&lt;&gt;&quot;&quot;;[.$F168]+[.$B85];&quot;&quot;)">
            <text:p/>
          </table:table-cell>
          <table:table-cell table:style-name="ce17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69]">
            <text:p/>
          </table:table-cell>
          <table:table-cell table:style-name="ce13" table:formula="of:=IF([.$A86]&lt;&gt;&quot;&quot;;[.$B86];IF([.$A85]&lt;&gt;&quot;&quot;;0;&quot;&quot;))">
            <text:p/>
          </table:table-cell>
          <table:table-cell table:style-name="ce13" table:formula="of:=[.$F169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86]&lt;&gt;&quot;&quot;;[.$D170]+7;&quot;&quot;)">
            <text:p/>
          </table:table-cell>
          <table:table-cell table:style-name="ce13" table:formula="of:=IF([.$A86]&lt;&gt;&quot;&quot;;[.$E170];&quot;&quot;)">
            <text:p/>
          </table:table-cell>
          <table:table-cell table:style-name="ce13" table:formula="of:=IF([.$A86]&lt;&gt;&quot;&quot;;[.$F170]+[.$B86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71]">
            <text:p/>
          </table:table-cell>
          <table:table-cell table:style-name="ce13" table:formula="of:=IF([.$A87]&lt;&gt;&quot;&quot;;[.$B87];IF([.$A86]&lt;&gt;&quot;&quot;;0;&quot;&quot;))">
            <text:p/>
          </table:table-cell>
          <table:table-cell table:style-name="ce13" table:formula="of:=[.$F17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87]&lt;&gt;&quot;&quot;;[.$D172]+7;&quot;&quot;)">
            <text:p/>
          </table:table-cell>
          <table:table-cell table:style-name="ce13" table:formula="of:=IF([.$A87]&lt;&gt;&quot;&quot;;[.$E172];&quot;&quot;)">
            <text:p/>
          </table:table-cell>
          <table:table-cell table:style-name="ce13" table:formula="of:=IF([.$A87]&lt;&gt;&quot;&quot;;[.$F172]+[.$B87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73]">
            <text:p/>
          </table:table-cell>
          <table:table-cell table:style-name="ce13" table:formula="of:=IF([.$A88]&lt;&gt;&quot;&quot;;[.$B88];IF([.$A87]&lt;&gt;&quot;&quot;;0;&quot;&quot;))">
            <text:p/>
          </table:table-cell>
          <table:table-cell table:style-name="ce13" table:formula="of:=[.$F17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88]&lt;&gt;&quot;&quot;;[.$D174]+7;&quot;&quot;)">
            <text:p/>
          </table:table-cell>
          <table:table-cell table:style-name="ce13" table:formula="of:=IF([.$A88]&lt;&gt;&quot;&quot;;[.$E174];&quot;&quot;)">
            <text:p/>
          </table:table-cell>
          <table:table-cell table:style-name="ce13" table:formula="of:=IF([.$A88]&lt;&gt;&quot;&quot;;[.$F174]+[.$B88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75]">
            <text:p/>
          </table:table-cell>
          <table:table-cell table:style-name="ce13" table:formula="of:=IF([.$A89]&lt;&gt;&quot;&quot;;[.$B89];IF([.$A88]&lt;&gt;&quot;&quot;;0;&quot;&quot;))">
            <text:p/>
          </table:table-cell>
          <table:table-cell table:style-name="ce13" table:formula="of:=[.$F17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89]&lt;&gt;&quot;&quot;;[.$D176]+7;&quot;&quot;)">
            <text:p/>
          </table:table-cell>
          <table:table-cell table:style-name="ce13" table:formula="of:=IF([.$A89]&lt;&gt;&quot;&quot;;[.$E176];&quot;&quot;)">
            <text:p/>
          </table:table-cell>
          <table:table-cell table:style-name="ce13" table:formula="of:=IF([.$A89]&lt;&gt;&quot;&quot;;[.$F176]+[.$B89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6"/>
          <table:table-cell table:number-columns-repeated="2"/>
          <table:table-cell table:style-name="ce11" table:formula="of:=[.$D177]">
            <text:p/>
          </table:table-cell>
          <table:table-cell table:style-name="ce13" table:formula="of:=IF([.$A90]&lt;&gt;&quot;&quot;;[.$B90];IF([.$A89]&lt;&gt;&quot;&quot;;0;&quot;&quot;))">
            <text:p/>
          </table:table-cell>
          <table:table-cell table:style-name="ce13" table:formula="of:=[.$F17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6"/>
          <table:table-cell table:number-columns-repeated="2"/>
          <table:table-cell table:style-name="ce11" table:formula="of:=IF([.$A90]&lt;&gt;&quot;&quot;;[.$D178]+7;&quot;&quot;)">
            <text:p/>
          </table:table-cell>
          <table:table-cell table:style-name="ce13" table:formula="of:=IF([.$A90]&lt;&gt;&quot;&quot;;[.$E178];&quot;&quot;)">
            <text:p/>
          </table:table-cell>
          <table:table-cell table:style-name="ce13" table:formula="of:=IF([.$A90]&lt;&gt;&quot;&quot;;[.$F178]+[.$B90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6"/>
          <table:table-cell table:number-columns-repeated="2"/>
          <table:table-cell table:style-name="ce11" table:formula="of:=[.$D179]">
            <text:p/>
          </table:table-cell>
          <table:table-cell table:style-name="ce13" table:formula="of:=IF([.$A91]&lt;&gt;&quot;&quot;;[.$B91];IF([.$A90]&lt;&gt;&quot;&quot;;0;&quot;&quot;))">
            <text:p/>
          </table:table-cell>
          <table:table-cell table:style-name="ce13" table:formula="of:=[.$F17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6"/>
          <table:table-cell table:number-columns-repeated="2"/>
          <table:table-cell table:style-name="ce11" table:formula="of:=IF([.$A91]&lt;&gt;&quot;&quot;;[.$D180]+7;&quot;&quot;)">
            <text:p/>
          </table:table-cell>
          <table:table-cell table:style-name="ce13" table:formula="of:=IF([.$A91]&lt;&gt;&quot;&quot;;[.$E180];&quot;&quot;)">
            <text:p/>
          </table:table-cell>
          <table:table-cell table:style-name="ce13" table:formula="of:=IF([.$A91]&lt;&gt;&quot;&quot;;[.$F180]+[.$B91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style-name="ce6"/>
          <table:table-cell table:number-columns-repeated="2"/>
          <table:table-cell table:style-name="ce11" table:formula="of:=[.$D181]">
            <text:p/>
          </table:table-cell>
          <table:table-cell table:style-name="ce13" table:formula="of:=IF([.$A92]&lt;&gt;&quot;&quot;;[.$B92];IF([.$A91]&lt;&gt;&quot;&quot;;0;&quot;&quot;))">
            <text:p/>
          </table:table-cell>
          <table:table-cell table:style-name="ce13" table:formula="of:=[.$F18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92]&lt;&gt;&quot;&quot;;[.$D182]+7;&quot;&quot;)">
            <text:p/>
          </table:table-cell>
          <table:table-cell table:style-name="ce13" table:formula="of:=IF([.$A92]&lt;&gt;&quot;&quot;;[.$E182];&quot;&quot;)">
            <text:p/>
          </table:table-cell>
          <table:table-cell table:style-name="ce13" table:formula="of:=IF([.$A92]&lt;&gt;&quot;&quot;;[.$F182]+[.$B92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83]">
            <text:p/>
          </table:table-cell>
          <table:table-cell table:style-name="ce13" table:formula="of:=IF([.$A93]&lt;&gt;&quot;&quot;;[.$B93];IF([.$A92]&lt;&gt;&quot;&quot;;0;&quot;&quot;))">
            <text:p/>
          </table:table-cell>
          <table:table-cell table:style-name="ce13" table:formula="of:=[.$F183]">
            <text:p/>
          </table:table-cell>
          <table:table-cell table:style-name="ce18"/>
          <table:table-cell table:style-name="ce1" table:formula="of:=&quot;&quot;">
            <text:p/>
          </table:table-cell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93]&lt;&gt;&quot;&quot;;[.$D184]+7;&quot;&quot;)">
            <text:p/>
          </table:table-cell>
          <table:table-cell table:style-name="ce13" table:formula="of:=IF([.$A93]&lt;&gt;&quot;&quot;;[.$E184];&quot;&quot;)">
            <text:p/>
          </table:table-cell>
          <table:table-cell table:style-name="ce13" table:formula="of:=IF([.$A93]&lt;&gt;&quot;&quot;;[.$F184]+[.$B93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85]">
            <text:p/>
          </table:table-cell>
          <table:table-cell table:style-name="ce13" table:formula="of:=IF([.$A94]&lt;&gt;&quot;&quot;;[.$B94];IF([.$A93]&lt;&gt;&quot;&quot;;0;&quot;&quot;))">
            <text:p/>
          </table:table-cell>
          <table:table-cell table:style-name="ce13" table:formula="of:=[.$F185]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94]&lt;&gt;&quot;&quot;;[.$D186]+7;&quot;&quot;)">
            <text:p/>
          </table:table-cell>
          <table:table-cell table:style-name="ce13" table:formula="of:=IF([.$A94]&lt;&gt;&quot;&quot;;[.$E186];&quot;&quot;)">
            <text:p/>
          </table:table-cell>
          <table:table-cell table:style-name="ce13" table:formula="of:=IF([.$A94]&lt;&gt;&quot;&quot;;[.$F186]+[.$B94];&quot;&quot;)">
            <text:p/>
          </table:table-cell>
          <table:table-cell table:style-name="ce17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87]">
            <text:p/>
          </table:table-cell>
          <table:table-cell table:style-name="ce13" table:formula="of:=IF([.$A95]&lt;&gt;&quot;&quot;;[.$B95];IF([.$A94]&lt;&gt;&quot;&quot;;0;&quot;&quot;))">
            <text:p/>
          </table:table-cell>
          <table:table-cell table:style-name="ce13" table:formula="of:=[.$F187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95]&lt;&gt;&quot;&quot;;[.$D188]+7;&quot;&quot;)">
            <text:p/>
          </table:table-cell>
          <table:table-cell table:style-name="ce13" table:formula="of:=IF([.$A95]&lt;&gt;&quot;&quot;;[.$E188];&quot;&quot;)">
            <text:p/>
          </table:table-cell>
          <table:table-cell table:style-name="ce13" table:formula="of:=IF([.$A95]&lt;&gt;&quot;&quot;;[.$F188]+[.$B95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89]">
            <text:p/>
          </table:table-cell>
          <table:table-cell table:style-name="ce13" table:formula="of:=IF([.$A96]&lt;&gt;&quot;&quot;;[.$B96];IF([.$A95]&lt;&gt;&quot;&quot;;0;&quot;&quot;))">
            <text:p/>
          </table:table-cell>
          <table:table-cell table:style-name="ce13" table:formula="of:=[.$F189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96]&lt;&gt;&quot;&quot;;[.$D190]+7;&quot;&quot;)">
            <text:p/>
          </table:table-cell>
          <table:table-cell table:style-name="ce13" table:formula="of:=IF([.$A96]&lt;&gt;&quot;&quot;;[.$E190];&quot;&quot;)">
            <text:p/>
          </table:table-cell>
          <table:table-cell table:style-name="ce13" table:formula="of:=IF([.$A96]&lt;&gt;&quot;&quot;;[.$F190]+[.$B96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91]">
            <text:p/>
          </table:table-cell>
          <table:table-cell table:style-name="ce13" table:formula="of:=IF([.$A97]&lt;&gt;&quot;&quot;;[.$B97];IF([.$A96]&lt;&gt;&quot;&quot;;0;&quot;&quot;))">
            <text:p/>
          </table:table-cell>
          <table:table-cell table:style-name="ce13" table:formula="of:=[.$F191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97]&lt;&gt;&quot;&quot;;[.$D192]+7;&quot;&quot;)">
            <text:p/>
          </table:table-cell>
          <table:table-cell table:style-name="ce13" table:formula="of:=IF([.$A97]&lt;&gt;&quot;&quot;;[.$E192];&quot;&quot;)">
            <text:p/>
          </table:table-cell>
          <table:table-cell table:style-name="ce13" table:formula="of:=IF([.$A97]&lt;&gt;&quot;&quot;;[.$F192]+[.$B97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93]">
            <text:p/>
          </table:table-cell>
          <table:table-cell table:style-name="ce13" table:formula="of:=IF([.$A98]&lt;&gt;&quot;&quot;;[.$B98];IF([.$A97]&lt;&gt;&quot;&quot;;0;&quot;&quot;))">
            <text:p/>
          </table:table-cell>
          <table:table-cell table:style-name="ce13" table:formula="of:=[.$F193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98]&lt;&gt;&quot;&quot;;[.$D194]+7;&quot;&quot;)">
            <text:p/>
          </table:table-cell>
          <table:table-cell table:style-name="ce13" table:formula="of:=IF([.$A98]&lt;&gt;&quot;&quot;;[.$E194];&quot;&quot;)">
            <text:p/>
          </table:table-cell>
          <table:table-cell table:style-name="ce13" table:formula="of:=IF([.$A98]&lt;&gt;&quot;&quot;;[.$F194]+[.$B98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95]">
            <text:p/>
          </table:table-cell>
          <table:table-cell table:style-name="ce13" table:formula="of:=IF([.$A99]&lt;&gt;&quot;&quot;;[.$B99];IF([.$A98]&lt;&gt;&quot;&quot;;0;&quot;&quot;))">
            <text:p/>
          </table:table-cell>
          <table:table-cell table:style-name="ce13" table:formula="of:=[.$F19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99]&lt;&gt;&quot;&quot;;[.$D196]+7;&quot;&quot;)">
            <text:p/>
          </table:table-cell>
          <table:table-cell table:style-name="ce13" table:formula="of:=IF([.$A99]&lt;&gt;&quot;&quot;;[.$E196];&quot;&quot;)">
            <text:p/>
          </table:table-cell>
          <table:table-cell table:style-name="ce13" table:formula="of:=IF([.$A99]&lt;&gt;&quot;&quot;;[.$F196]+[.$B99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97]">
            <text:p/>
          </table:table-cell>
          <table:table-cell table:style-name="ce13" table:formula="of:=IF([.$A100]&lt;&gt;&quot;&quot;;[.$B100];IF([.$A99]&lt;&gt;&quot;&quot;;0;&quot;&quot;))">
            <text:p/>
          </table:table-cell>
          <table:table-cell table:style-name="ce13" table:formula="of:=[.$F19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00]&lt;&gt;&quot;&quot;;[.$D198]+7;&quot;&quot;)">
            <text:p/>
          </table:table-cell>
          <table:table-cell table:style-name="ce13" table:formula="of:=IF([.$A100]&lt;&gt;&quot;&quot;;[.$E198];&quot;&quot;)">
            <text:p/>
          </table:table-cell>
          <table:table-cell table:style-name="ce13" table:formula="of:=IF([.$A100]&lt;&gt;&quot;&quot;;[.$F198]+[.$B100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199]">
            <text:p/>
          </table:table-cell>
          <table:table-cell table:style-name="ce13" table:formula="of:=IF([.$A101]&lt;&gt;&quot;&quot;;[.$B101];IF([.$A100]&lt;&gt;&quot;&quot;;0;&quot;&quot;))">
            <text:p/>
          </table:table-cell>
          <table:table-cell table:style-name="ce13" table:formula="of:=[.$F19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01]&lt;&gt;&quot;&quot;;[.$D200]+7;&quot;&quot;)">
            <text:p/>
          </table:table-cell>
          <table:table-cell table:style-name="ce13" table:formula="of:=IF([.$A101]&lt;&gt;&quot;&quot;;[.$E200];&quot;&quot;)">
            <text:p/>
          </table:table-cell>
          <table:table-cell table:style-name="ce13" table:formula="of:=IF([.$A101]&lt;&gt;&quot;&quot;;[.$F200]+[.$B101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01]">
            <text:p/>
          </table:table-cell>
          <table:table-cell table:style-name="ce13" table:formula="of:=IF([.$A102]&lt;&gt;&quot;&quot;;[.$B102];IF([.$A101]&lt;&gt;&quot;&quot;;0;&quot;&quot;))">
            <text:p/>
          </table:table-cell>
          <table:table-cell table:style-name="ce13" table:formula="of:=[.$F201]">
            <text:p/>
          </table:table-cell>
          <table:table-cell table:style-name="ce18"/>
          <table:table-cell table:style-name="ce1" table:formula="of:=&quot;&quot;">
            <text:p/>
          </table:table-cell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02]&lt;&gt;&quot;&quot;;[.$D202]+7;&quot;&quot;)">
            <text:p/>
          </table:table-cell>
          <table:table-cell table:style-name="ce13" table:formula="of:=IF([.$A102]&lt;&gt;&quot;&quot;;[.$E202];&quot;&quot;)">
            <text:p/>
          </table:table-cell>
          <table:table-cell table:style-name="ce13" table:formula="of:=IF([.$A102]&lt;&gt;&quot;&quot;;[.$F202]+[.$B102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03]">
            <text:p/>
          </table:table-cell>
          <table:table-cell table:style-name="ce13" table:formula="of:=IF([.$A103]&lt;&gt;&quot;&quot;;[.$B103];IF([.$A102]&lt;&gt;&quot;&quot;;0;&quot;&quot;))">
            <text:p/>
          </table:table-cell>
          <table:table-cell table:style-name="ce13" table:formula="of:=[.$F203]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03]&lt;&gt;&quot;&quot;;[.$D204]+7;&quot;&quot;)">
            <text:p/>
          </table:table-cell>
          <table:table-cell table:style-name="ce13" table:formula="of:=IF([.$A103]&lt;&gt;&quot;&quot;;[.$E204];&quot;&quot;)">
            <text:p/>
          </table:table-cell>
          <table:table-cell table:style-name="ce13" table:formula="of:=IF([.$A103]&lt;&gt;&quot;&quot;;[.$F204]+[.$B103];&quot;&quot;)">
            <text:p/>
          </table:table-cell>
          <table:table-cell table:style-name="ce18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05]">
            <text:p/>
          </table:table-cell>
          <table:table-cell table:style-name="ce13" table:formula="of:=IF([.$A104]&lt;&gt;&quot;&quot;;[.$B104];IF([.$A103]&lt;&gt;&quot;&quot;;0;&quot;&quot;))">
            <text:p/>
          </table:table-cell>
          <table:table-cell table:style-name="ce13" table:formula="of:=[.$F20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04]&lt;&gt;&quot;&quot;;[.$D206]+7;&quot;&quot;)">
            <text:p/>
          </table:table-cell>
          <table:table-cell table:style-name="ce13" table:formula="of:=IF([.$A104]&lt;&gt;&quot;&quot;;[.$E206];&quot;&quot;)">
            <text:p/>
          </table:table-cell>
          <table:table-cell table:style-name="ce13" table:formula="of:=IF([.$A104]&lt;&gt;&quot;&quot;;[.$F206]+[.$B104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07]">
            <text:p/>
          </table:table-cell>
          <table:table-cell table:style-name="ce13" table:formula="of:=IF([.$A105]&lt;&gt;&quot;&quot;;[.$B105];IF([.$A104]&lt;&gt;&quot;&quot;;0;&quot;&quot;))">
            <text:p/>
          </table:table-cell>
          <table:table-cell table:style-name="ce13" table:formula="of:=[.$F20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05]&lt;&gt;&quot;&quot;;[.$D208]+7;&quot;&quot;)">
            <text:p/>
          </table:table-cell>
          <table:table-cell table:style-name="ce13" table:formula="of:=IF([.$A105]&lt;&gt;&quot;&quot;;[.$E208];&quot;&quot;)">
            <text:p/>
          </table:table-cell>
          <table:table-cell table:style-name="ce13" table:formula="of:=IF([.$A105]&lt;&gt;&quot;&quot;;[.$F208]+[.$B105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09]">
            <text:p/>
          </table:table-cell>
          <table:table-cell table:style-name="ce13" table:formula="of:=IF([.$A106]&lt;&gt;&quot;&quot;;[.$B106];IF([.$A105]&lt;&gt;&quot;&quot;;0;&quot;&quot;))">
            <text:p/>
          </table:table-cell>
          <table:table-cell table:style-name="ce13" table:formula="of:=[.$F209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06]&lt;&gt;&quot;&quot;;[.$D210]+7;&quot;&quot;)">
            <text:p/>
          </table:table-cell>
          <table:table-cell table:style-name="ce13" table:formula="of:=IF([.$A106]&lt;&gt;&quot;&quot;;[.$E210];&quot;&quot;)">
            <text:p/>
          </table:table-cell>
          <table:table-cell table:style-name="ce13" table:formula="of:=IF([.$A106]&lt;&gt;&quot;&quot;;[.$F210]+[.$B106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11]">
            <text:p/>
          </table:table-cell>
          <table:table-cell table:style-name="ce13" table:formula="of:=IF([.$A107]&lt;&gt;&quot;&quot;;[.$B107];IF([.$A106]&lt;&gt;&quot;&quot;;0;&quot;&quot;))">
            <text:p/>
          </table:table-cell>
          <table:table-cell table:style-name="ce13" table:formula="of:=[.$F211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07]&lt;&gt;&quot;&quot;;[.$D212]+7;&quot;&quot;)">
            <text:p/>
          </table:table-cell>
          <table:table-cell table:style-name="ce13" table:formula="of:=IF([.$A107]&lt;&gt;&quot;&quot;;[.$E212];&quot;&quot;)">
            <text:p/>
          </table:table-cell>
          <table:table-cell table:style-name="ce13" table:formula="of:=IF([.$A107]&lt;&gt;&quot;&quot;;[.$F212]+[.$B107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13]">
            <text:p/>
          </table:table-cell>
          <table:table-cell table:style-name="ce13" table:formula="of:=IF([.$A108]&lt;&gt;&quot;&quot;;[.$B108];IF([.$A107]&lt;&gt;&quot;&quot;;0;&quot;&quot;))">
            <text:p/>
          </table:table-cell>
          <table:table-cell table:style-name="ce13" table:formula="of:=[.$F213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08]&lt;&gt;&quot;&quot;;[.$D214]+7;&quot;&quot;)">
            <text:p/>
          </table:table-cell>
          <table:table-cell table:style-name="ce13" table:formula="of:=IF([.$A108]&lt;&gt;&quot;&quot;;[.$E214];&quot;&quot;)">
            <text:p/>
          </table:table-cell>
          <table:table-cell table:style-name="ce13" table:formula="of:=IF([.$A108]&lt;&gt;&quot;&quot;;[.$F214]+[.$B108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15]">
            <text:p/>
          </table:table-cell>
          <table:table-cell table:style-name="ce13" table:formula="of:=IF([.$A109]&lt;&gt;&quot;&quot;;[.$B109];IF([.$A108]&lt;&gt;&quot;&quot;;0;&quot;&quot;))">
            <text:p/>
          </table:table-cell>
          <table:table-cell table:style-name="ce13" table:formula="of:=[.$F215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09]&lt;&gt;&quot;&quot;;[.$D216]+7;&quot;&quot;)">
            <text:p/>
          </table:table-cell>
          <table:table-cell table:style-name="ce13" table:formula="of:=IF([.$A109]&lt;&gt;&quot;&quot;;[.$E216];&quot;&quot;)">
            <text:p/>
          </table:table-cell>
          <table:table-cell table:style-name="ce13" table:formula="of:=IF([.$A109]&lt;&gt;&quot;&quot;;[.$F216]+[.$B109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17]">
            <text:p/>
          </table:table-cell>
          <table:table-cell table:style-name="ce13" table:formula="of:=IF([.$A110]&lt;&gt;&quot;&quot;;[.$B110];IF([.$A109]&lt;&gt;&quot;&quot;;0;&quot;&quot;))">
            <text:p/>
          </table:table-cell>
          <table:table-cell table:style-name="ce13" table:formula="of:=[.$F21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10]&lt;&gt;&quot;&quot;;[.$D218]+7;&quot;&quot;)">
            <text:p/>
          </table:table-cell>
          <table:table-cell table:style-name="ce13" table:formula="of:=IF([.$A110]&lt;&gt;&quot;&quot;;[.$E218];&quot;&quot;)">
            <text:p/>
          </table:table-cell>
          <table:table-cell table:style-name="ce13" table:formula="of:=IF([.$A110]&lt;&gt;&quot;&quot;;[.$F218]+[.$B110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19]">
            <text:p/>
          </table:table-cell>
          <table:table-cell table:style-name="ce13" table:formula="of:=IF([.$A111]&lt;&gt;&quot;&quot;;[.$B111];IF([.$A110]&lt;&gt;&quot;&quot;;0;&quot;&quot;))">
            <text:p/>
          </table:table-cell>
          <table:table-cell table:style-name="ce13" table:formula="of:=[.$F219]">
            <text:p/>
          </table:table-cell>
          <table:table-cell table:style-name="ce18"/>
          <table:table-cell table:style-name="ce1" table:formula="of:=&quot;&quot;">
            <text:p/>
          </table:table-cell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11]&lt;&gt;&quot;&quot;;[.$D220]+7;&quot;&quot;)">
            <text:p/>
          </table:table-cell>
          <table:table-cell table:style-name="ce13" table:formula="of:=IF([.$A111]&lt;&gt;&quot;&quot;;[.$E220];&quot;&quot;)">
            <text:p/>
          </table:table-cell>
          <table:table-cell table:style-name="ce13" table:formula="of:=IF([.$A111]&lt;&gt;&quot;&quot;;[.$F220]+[.$B111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21]">
            <text:p/>
          </table:table-cell>
          <table:table-cell table:style-name="ce13" table:formula="of:=IF([.$A112]&lt;&gt;&quot;&quot;;[.$B112];IF([.$A111]&lt;&gt;&quot;&quot;;0;&quot;&quot;))">
            <text:p/>
          </table:table-cell>
          <table:table-cell table:style-name="ce13" table:formula="of:=[.$F221]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12]&lt;&gt;&quot;&quot;;[.$D222]+7;&quot;&quot;)">
            <text:p/>
          </table:table-cell>
          <table:table-cell table:style-name="ce13" table:formula="of:=IF([.$A112]&lt;&gt;&quot;&quot;;[.$E222];&quot;&quot;)">
            <text:p/>
          </table:table-cell>
          <table:table-cell table:style-name="ce13" table:formula="of:=IF([.$A112]&lt;&gt;&quot;&quot;;[.$F222]+[.$B112];&quot;&quot;)">
            <text:p/>
          </table:table-cell>
          <table:table-cell table:style-name="ce18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23]">
            <text:p/>
          </table:table-cell>
          <table:table-cell table:style-name="ce13" table:formula="of:=IF([.$A113]&lt;&gt;&quot;&quot;;[.$B113];IF([.$A112]&lt;&gt;&quot;&quot;;0;&quot;&quot;))">
            <text:p/>
          </table:table-cell>
          <table:table-cell table:style-name="ce13" table:formula="of:=[.$F22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13]&lt;&gt;&quot;&quot;;[.$D224]+7;&quot;&quot;)">
            <text:p/>
          </table:table-cell>
          <table:table-cell table:style-name="ce13" table:formula="of:=IF([.$A113]&lt;&gt;&quot;&quot;;[.$E224];&quot;&quot;)">
            <text:p/>
          </table:table-cell>
          <table:table-cell table:style-name="ce13" table:formula="of:=IF([.$A113]&lt;&gt;&quot;&quot;;[.$F224]+[.$B113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25]">
            <text:p/>
          </table:table-cell>
          <table:table-cell table:style-name="ce13" table:formula="of:=IF([.$A114]&lt;&gt;&quot;&quot;;[.$B114];IF([.$A113]&lt;&gt;&quot;&quot;;0;&quot;&quot;))">
            <text:p/>
          </table:table-cell>
          <table:table-cell table:style-name="ce13" table:formula="of:=[.$F22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14]&lt;&gt;&quot;&quot;;[.$D226]+7;&quot;&quot;)">
            <text:p/>
          </table:table-cell>
          <table:table-cell table:style-name="ce13" table:formula="of:=IF([.$A114]&lt;&gt;&quot;&quot;;[.$E226];&quot;&quot;)">
            <text:p/>
          </table:table-cell>
          <table:table-cell table:style-name="ce13" table:formula="of:=IF([.$A114]&lt;&gt;&quot;&quot;;[.$F226]+[.$B114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27]">
            <text:p/>
          </table:table-cell>
          <table:table-cell table:style-name="ce13" table:formula="of:=IF([.$A115]&lt;&gt;&quot;&quot;;[.$B115];IF([.$A114]&lt;&gt;&quot;&quot;;0;&quot;&quot;))">
            <text:p/>
          </table:table-cell>
          <table:table-cell table:style-name="ce13" table:formula="of:=[.$F22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15]&lt;&gt;&quot;&quot;;[.$D228]+7;&quot;&quot;)">
            <text:p/>
          </table:table-cell>
          <table:table-cell table:style-name="ce13" table:formula="of:=IF([.$A115]&lt;&gt;&quot;&quot;;[.$E228];&quot;&quot;)">
            <text:p/>
          </table:table-cell>
          <table:table-cell table:style-name="ce13" table:formula="of:=IF([.$A115]&lt;&gt;&quot;&quot;;[.$F228]+[.$B115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29]">
            <text:p/>
          </table:table-cell>
          <table:table-cell table:style-name="ce13" table:formula="of:=IF([.$A116]&lt;&gt;&quot;&quot;;[.$B116];IF([.$A115]&lt;&gt;&quot;&quot;;0;&quot;&quot;))">
            <text:p/>
          </table:table-cell>
          <table:table-cell table:style-name="ce13" table:formula="of:=[.$F22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16]&lt;&gt;&quot;&quot;;[.$D230]+7;&quot;&quot;)">
            <text:p/>
          </table:table-cell>
          <table:table-cell table:style-name="ce13" table:formula="of:=IF([.$A116]&lt;&gt;&quot;&quot;;[.$E230];&quot;&quot;)">
            <text:p/>
          </table:table-cell>
          <table:table-cell table:style-name="ce13" table:formula="of:=IF([.$A116]&lt;&gt;&quot;&quot;;[.$F230]+[.$B116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31]">
            <text:p/>
          </table:table-cell>
          <table:table-cell table:style-name="ce13" table:formula="of:=IF([.$A117]&lt;&gt;&quot;&quot;;[.$B117];IF([.$A116]&lt;&gt;&quot;&quot;;0;&quot;&quot;))">
            <text:p/>
          </table:table-cell>
          <table:table-cell table:style-name="ce13" table:formula="of:=[.$F23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17]&lt;&gt;&quot;&quot;;[.$D232]+7;&quot;&quot;)">
            <text:p/>
          </table:table-cell>
          <table:table-cell table:style-name="ce13" table:formula="of:=IF([.$A117]&lt;&gt;&quot;&quot;;[.$E232];&quot;&quot;)">
            <text:p/>
          </table:table-cell>
          <table:table-cell table:style-name="ce13" table:formula="of:=IF([.$A117]&lt;&gt;&quot;&quot;;[.$F232]+[.$B117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33]">
            <text:p/>
          </table:table-cell>
          <table:table-cell table:style-name="ce13" table:formula="of:=IF([.$A118]&lt;&gt;&quot;&quot;;[.$B118];IF([.$A117]&lt;&gt;&quot;&quot;;0;&quot;&quot;))">
            <text:p/>
          </table:table-cell>
          <table:table-cell table:style-name="ce13" table:formula="of:=[.$F233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18]&lt;&gt;&quot;&quot;;[.$D234]+7;&quot;&quot;)">
            <text:p/>
          </table:table-cell>
          <table:table-cell table:style-name="ce13" table:formula="of:=IF([.$A118]&lt;&gt;&quot;&quot;;[.$E234];&quot;&quot;)">
            <text:p/>
          </table:table-cell>
          <table:table-cell table:style-name="ce13" table:formula="of:=IF([.$A118]&lt;&gt;&quot;&quot;;[.$F234]+[.$B118];&quot;&quot;)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35]">
            <text:p/>
          </table:table-cell>
          <table:table-cell table:style-name="ce13" table:formula="of:=IF([.$A119]&lt;&gt;&quot;&quot;;[.$B119];IF([.$A118]&lt;&gt;&quot;&quot;;0;&quot;&quot;))">
            <text:p/>
          </table:table-cell>
          <table:table-cell table:style-name="ce13" table:formula="of:=[.$F235]">
            <text:p/>
          </table:table-cell>
          <table:table-cell table:style-name="ce17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19]&lt;&gt;&quot;&quot;;[.$D236]+7;&quot;&quot;)">
            <text:p/>
          </table:table-cell>
          <table:table-cell table:style-name="ce13" table:formula="of:=IF([.$A119]&lt;&gt;&quot;&quot;;[.$E236];&quot;&quot;)">
            <text:p/>
          </table:table-cell>
          <table:table-cell table:style-name="ce13" table:formula="of:=IF([.$A119]&lt;&gt;&quot;&quot;;[.$F236]+[.$B119];&quot;&quot;)">
            <text:p/>
          </table:table-cell>
          <table:table-cell table:style-name="ce17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37]">
            <text:p/>
          </table:table-cell>
          <table:table-cell table:style-name="ce13" table:formula="of:=IF([.$A120]&lt;&gt;&quot;&quot;;[.$B120];IF([.$A119]&lt;&gt;&quot;&quot;;0;&quot;&quot;))">
            <text:p/>
          </table:table-cell>
          <table:table-cell table:style-name="ce13" table:formula="of:=[.$F237]">
            <text:p/>
          </table:table-cell>
          <table:table-cell table:style-name="ce17"/>
          <table:table-cell table:style-name="ce1" table:formula="of:=&quot;&quot;">
            <text:p/>
          </table:table-cell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20]&lt;&gt;&quot;&quot;;[.$D238]+7;&quot;&quot;)">
            <text:p/>
          </table:table-cell>
          <table:table-cell table:style-name="ce13" table:formula="of:=IF([.$A120]&lt;&gt;&quot;&quot;;[.$E238];&quot;&quot;)">
            <text:p/>
          </table:table-cell>
          <table:table-cell table:style-name="ce13" table:formula="of:=IF([.$A120]&lt;&gt;&quot;&quot;;[.$F238]+[.$B120];&quot;&quot;)">
            <text:p/>
          </table:table-cell>
          <table:table-cell table:style-name="ce17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39]">
            <text:p/>
          </table:table-cell>
          <table:table-cell table:style-name="ce13" table:formula="of:=IF([.$A121]&lt;&gt;&quot;&quot;;[.$B121];IF([.$A120]&lt;&gt;&quot;&quot;;0;&quot;&quot;))">
            <text:p/>
          </table:table-cell>
          <table:table-cell table:style-name="ce13" table:formula="of:=[.$F239]">
            <text:p/>
          </table:table-cell>
          <table:table-cell table:style-name="ce17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21]&lt;&gt;&quot;&quot;;[.$D240]+7;&quot;&quot;)">
            <text:p/>
          </table:table-cell>
          <table:table-cell table:style-name="ce13" table:formula="of:=IF([.$A121]&lt;&gt;&quot;&quot;;[.$E240];&quot;&quot;)">
            <text:p/>
          </table:table-cell>
          <table:table-cell table:style-name="ce13" table:formula="of:=IF([.$A121]&lt;&gt;&quot;&quot;;[.$F240]+[.$B121];&quot;&quot;)">
            <text:p/>
          </table:table-cell>
          <table:table-cell table:style-name="ce18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41]">
            <text:p/>
          </table:table-cell>
          <table:table-cell table:style-name="ce13" table:formula="of:=IF([.$A122]&lt;&gt;&quot;&quot;;[.$B122];IF([.$A121]&lt;&gt;&quot;&quot;;0;&quot;&quot;))">
            <text:p/>
          </table:table-cell>
          <table:table-cell table:style-name="ce13" table:formula="of:=[.$F24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22]&lt;&gt;&quot;&quot;;[.$D242]+7;&quot;&quot;)">
            <text:p/>
          </table:table-cell>
          <table:table-cell table:style-name="ce13" table:formula="of:=IF([.$A122]&lt;&gt;&quot;&quot;;[.$E242];&quot;&quot;)">
            <text:p/>
          </table:table-cell>
          <table:table-cell table:style-name="ce13" table:formula="of:=IF([.$A122]&lt;&gt;&quot;&quot;;[.$F242]+[.$B122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43]">
            <text:p/>
          </table:table-cell>
          <table:table-cell table:style-name="ce13" table:formula="of:=IF([.$A123]&lt;&gt;&quot;&quot;;[.$B123];IF([.$A122]&lt;&gt;&quot;&quot;;0;&quot;&quot;))">
            <text:p/>
          </table:table-cell>
          <table:table-cell table:style-name="ce13" table:formula="of:=[.$F24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23]&lt;&gt;&quot;&quot;;[.$D244]+7;&quot;&quot;)">
            <text:p/>
          </table:table-cell>
          <table:table-cell table:style-name="ce13" table:formula="of:=IF([.$A123]&lt;&gt;&quot;&quot;;[.$E244];&quot;&quot;)">
            <text:p/>
          </table:table-cell>
          <table:table-cell table:style-name="ce13" table:formula="of:=IF([.$A123]&lt;&gt;&quot;&quot;;[.$F244]+[.$B123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45]">
            <text:p/>
          </table:table-cell>
          <table:table-cell table:style-name="ce13" table:formula="of:=IF([.$A124]&lt;&gt;&quot;&quot;;[.$B124];IF([.$A123]&lt;&gt;&quot;&quot;;0;&quot;&quot;))">
            <text:p/>
          </table:table-cell>
          <table:table-cell table:style-name="ce13" table:formula="of:=[.$F245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24]&lt;&gt;&quot;&quot;;[.$D246]+7;&quot;&quot;)">
            <text:p/>
          </table:table-cell>
          <table:table-cell table:style-name="ce13" table:formula="of:=IF([.$A124]&lt;&gt;&quot;&quot;;[.$E246];&quot;&quot;)">
            <text:p/>
          </table:table-cell>
          <table:table-cell table:style-name="ce13" table:formula="of:=IF([.$A124]&lt;&gt;&quot;&quot;;[.$F246]+[.$B124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47]">
            <text:p/>
          </table:table-cell>
          <table:table-cell table:style-name="ce13" table:formula="of:=IF([.$A125]&lt;&gt;&quot;&quot;;[.$B125];IF([.$A124]&lt;&gt;&quot;&quot;;0;&quot;&quot;))">
            <text:p/>
          </table:table-cell>
          <table:table-cell table:style-name="ce13" table:formula="of:=[.$F247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25]&lt;&gt;&quot;&quot;;[.$D248]+7;&quot;&quot;)">
            <text:p/>
          </table:table-cell>
          <table:table-cell table:style-name="ce13" table:formula="of:=IF([.$A125]&lt;&gt;&quot;&quot;;[.$E248];&quot;&quot;)">
            <text:p/>
          </table:table-cell>
          <table:table-cell table:style-name="ce13" table:formula="of:=IF([.$A125]&lt;&gt;&quot;&quot;;[.$F248]+[.$B125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49]">
            <text:p/>
          </table:table-cell>
          <table:table-cell table:style-name="ce13" table:formula="of:=IF([.$A126]&lt;&gt;&quot;&quot;;[.$B126];IF([.$A125]&lt;&gt;&quot;&quot;;0;&quot;&quot;))">
            <text:p/>
          </table:table-cell>
          <table:table-cell table:style-name="ce13" table:formula="of:=[.$F24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26]&lt;&gt;&quot;&quot;;[.$D250]+7;&quot;&quot;)">
            <text:p/>
          </table:table-cell>
          <table:table-cell table:style-name="ce13" table:formula="of:=IF([.$A126]&lt;&gt;&quot;&quot;;[.$E250];&quot;&quot;)">
            <text:p/>
          </table:table-cell>
          <table:table-cell table:style-name="ce13" table:formula="of:=IF([.$A126]&lt;&gt;&quot;&quot;;[.$F250]+[.$B126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51]">
            <text:p/>
          </table:table-cell>
          <table:table-cell table:style-name="ce13" table:formula="of:=IF([.$A127]&lt;&gt;&quot;&quot;;[.$B127];IF([.$A126]&lt;&gt;&quot;&quot;;0;&quot;&quot;))">
            <text:p/>
          </table:table-cell>
          <table:table-cell table:style-name="ce13" table:formula="of:=[.$F25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27]&lt;&gt;&quot;&quot;;[.$D252]+7;&quot;&quot;)">
            <text:p/>
          </table:table-cell>
          <table:table-cell table:style-name="ce13" table:formula="of:=IF([.$A127]&lt;&gt;&quot;&quot;;[.$E252];&quot;&quot;)">
            <text:p/>
          </table:table-cell>
          <table:table-cell table:style-name="ce13" table:formula="of:=IF([.$A127]&lt;&gt;&quot;&quot;;[.$F252]+[.$B127];&quot;&quot;)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53]">
            <text:p/>
          </table:table-cell>
          <table:table-cell table:style-name="ce13" table:formula="of:=IF([.$A128]&lt;&gt;&quot;&quot;;[.$B128];IF([.$A127]&lt;&gt;&quot;&quot;;0;&quot;&quot;))">
            <text:p/>
          </table:table-cell>
          <table:table-cell table:style-name="ce13" table:formula="of:=[.$F253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28]&lt;&gt;&quot;&quot;;[.$D254]+7;&quot;&quot;)">
            <text:p/>
          </table:table-cell>
          <table:table-cell table:style-name="ce13" table:formula="of:=IF([.$A128]&lt;&gt;&quot;&quot;;[.$E254];&quot;&quot;)">
            <text:p/>
          </table:table-cell>
          <table:table-cell table:style-name="ce13" table:formula="of:=IF([.$A128]&lt;&gt;&quot;&quot;;[.$F254]+[.$B128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55]">
            <text:p/>
          </table:table-cell>
          <table:table-cell table:style-name="ce13" table:formula="of:=IF([.$A129]&lt;&gt;&quot;&quot;;[.$B129];IF([.$A128]&lt;&gt;&quot;&quot;;0;&quot;&quot;))">
            <text:p/>
          </table:table-cell>
          <table:table-cell table:style-name="ce13" table:formula="of:=[.$F255]">
            <text:p/>
          </table:table-cell>
          <table:table-cell table:style-name="ce18"/>
          <table:table-cell table:style-name="ce1" table:formula="of:=&quot;&quot;">
            <text:p/>
          </table:table-cell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29]&lt;&gt;&quot;&quot;;[.$D256]+7;&quot;&quot;)">
            <text:p/>
          </table:table-cell>
          <table:table-cell table:style-name="ce13" table:formula="of:=IF([.$A129]&lt;&gt;&quot;&quot;;[.$E256];&quot;&quot;)">
            <text:p/>
          </table:table-cell>
          <table:table-cell table:style-name="ce13" table:formula="of:=IF([.$A129]&lt;&gt;&quot;&quot;;[.$F256]+[.$B129];&quot;&quot;)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57]">
            <text:p/>
          </table:table-cell>
          <table:table-cell table:style-name="ce13" table:formula="of:=IF([.$A130]&lt;&gt;&quot;&quot;;[.$B130];IF([.$A129]&lt;&gt;&quot;&quot;;0;&quot;&quot;))">
            <text:p/>
          </table:table-cell>
          <table:table-cell table:style-name="ce13" table:formula="of:=[.$F257]">
            <text:p/>
          </table:table-cell>
          <table:table-cell table:style-name="ce18"/>
          <table:table-cell table:style-name="ce21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30]&lt;&gt;&quot;&quot;;[.$D258]+7;&quot;&quot;)">
            <text:p/>
          </table:table-cell>
          <table:table-cell table:style-name="ce13" table:formula="of:=IF([.$A130]&lt;&gt;&quot;&quot;;[.$E258];&quot;&quot;)">
            <text:p/>
          </table:table-cell>
          <table:table-cell table:style-name="ce13" table:formula="of:=IF([.$A130]&lt;&gt;&quot;&quot;;[.$F258]+[.$B131];&quot;&quot;)">
            <text:p/>
          </table:table-cell>
          <table:table-cell table:style-name="ce18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59]">
            <text:p/>
          </table:table-cell>
          <table:table-cell table:style-name="ce13" table:formula="of:=IF([.$A131]&lt;&gt;&quot;&quot;;[.$B131];IF([.$A130]&lt;&gt;&quot;&quot;;0;&quot;&quot;))">
            <text:p/>
          </table:table-cell>
          <table:table-cell table:style-name="ce13" table:formula="of:=[.$F259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IF([.$A131]&lt;&gt;&quot;&quot;;[.$D260]+7;&quot;&quot;)">
            <text:p/>
          </table:table-cell>
          <table:table-cell table:style-name="ce13" table:formula="of:=IF([.$A131]&lt;&gt;&quot;&quot;;[.$E260];&quot;&quot;)">
            <text:p/>
          </table:table-cell>
          <table:table-cell table:style-name="ce13" table:formula="of:=IF([.$A131]&lt;&gt;&quot;&quot;;[.$F260]+[.$B132];&quot;&quot;)">
            <text:p/>
          </table:table-cell>
          <table:table-cell table:style-name="ce18"/>
          <table:table-cell table:style-name="ce20"/>
          <table:table-cell table:style-name="ce1"/>
          <table:table-cell table:number-columns-repeated="55"/>
        </table:table-row>
        <table:table-row table:style-name="ro3">
          <table:table-cell table:number-columns-repeated="3"/>
          <table:table-cell table:style-name="ce11" table:formula="of:=[.$D261]">
            <text:p/>
          </table:table-cell>
          <table:table-cell table:style-name="ce13" table:formula="of:=IF([.$A131]&lt;&gt;&quot;&quot;;0;&quot;&quot;)">
            <text:p/>
          </table:table-cell>
          <table:table-cell table:style-name="ce13" table:formula="of:=[.$F261]">
            <text:p/>
          </table:table-cell>
          <table:table-cell table:style-name="ce18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3" table:number-rows-spanned="1">
            <text:p>+++ THE END +++</text:p>
          </table:table-cell>
          <table:covered-table-cell table:style-name="ce14"/>
          <table:covered-table-cell table:style-name="ce15"/>
          <table:table-cell table:style-name="ce19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4"/>
          <table:table-cell table:formula="of:=IF([.$D264]&lt;&gt;&quot;&quot;;#REF!/#REF!;&quot;&quot;)">
            <text:p/>
          </table:table-cell>
          <table:table-cell table:style-name="ce6" table:number-columns-repeated="2"/>
          <table:table-cell table:style-name="ce1" table:number-columns-repeated="2"/>
          <table:table-cell table:number-columns-repeated="55"/>
        </table:table-row>
        <table:table-row table:style-name="ro3">
          <table:table-cell table:number-columns-repeated="4"/>
          <table:table-cell table:formula="of:=IF([.$D265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66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67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68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69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70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71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72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73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74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75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76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77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78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79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80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81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82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83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84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85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86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87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88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89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90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91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92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93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94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95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96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97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98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299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>
          <table:table-cell table:number-columns-repeated="4"/>
          <table:table-cell table:formula="of:=IF([.$D300]&lt;&gt;&quot;&quot;;#REF!/#REF!;&quot;&quot;)">
            <text:p/>
          </table:table-cell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 table:number-rows-repeated="176">
          <table:table-cell table:number-columns-repeated="5"/>
          <table:table-cell table:style-name="ce6" table:number-columns-repeated="2"/>
          <table:table-cell/>
          <table:table-cell table:style-name="ce1"/>
          <table:table-cell table:number-columns-repeated="55"/>
        </table:table-row>
        <table:table-row table:style-name="ro3" table:number-rows-repeated="23">
          <table:table-cell table:number-columns-repeated="8"/>
          <table:table-cell table:style-name="ce1"/>
          <table:table-cell table:number-columns-repeated="55"/>
        </table:table-row>
        <table:table-row table:style-name="ro3" table:number-rows-repeated="23">
          <table:table-cell table:number-columns-repeated="64"/>
        </table:table-row>
        <table:table-row table:style-name="ro3" table:number-rows-repeated="498">
          <table:table-cell table:number-columns-repeated="5"/>
          <table:table-cell table:style-name="ce1" table:number-columns-repeated="3"/>
          <table:table-cell table:number-columns-repeated="56"/>
        </table:table-row>
        <table:table-row table:style-name="ro3" table:number-rows-repeated="1047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insatzmittel (W)" table:style-name="ta2">
        <office:forms form:automatic-focus="false" form:apply-design-mode="false"/>
        <table:table-column table:style-name="co4" table:default-cell-style-name="ce1"/>
        <table:table-column table:style-name="co7" table:number-columns-repeated="4" table:default-cell-style-name="ce12"/>
        <table:table-column table:style-name="co7" table:number-columns-repeated="23" table:default-cell-style-name="ce1"/>
        <table:table-column table:style-name="co5" table:number-columns-repeated="103" table:default-cell-style-name="ce1"/>
        <table:table-column table:style-name="co5" table:number-columns-repeated="893" table:default-cell-style-name="Default"/>
        <table:table-row table:style-name="ro4">
          <table:table-cell table:number-columns-repeated="1024"/>
        </table:table-row>
        <table:table-row table:style-name="ro3">
          <table:table-cell table:style-name="ce32" office:value-type="string" calcext:value-type="string">
            <text:p>Wochenanfang</text:p>
          </table:table-cell>
          <table:table-cell table:style-name="ce3" office:value-type="date" office:date-value="2021-01-04" calcext:value-type="date">
            <text:p>04.01.2021</text:p>
          </table:table-cell>
          <table:table-cell table:style-name="ce3" table:formula="of:=[.B2]+7" office:value-type="date" office:date-value="2021-01-11" calcext:value-type="date">
            <text:p>11.01.2021</text:p>
          </table:table-cell>
          <table:table-cell table:style-name="ce3" table:formula="of:=[.C2]+7" office:value-type="date" office:date-value="2021-01-18" calcext:value-type="date">
            <text:p>18.01.2021</text:p>
          </table:table-cell>
          <table:table-cell table:style-name="ce3" table:formula="of:=[.D2]+7" office:value-type="date" office:date-value="2021-01-25" calcext:value-type="date">
            <text:p>25.01.2021</text:p>
          </table:table-cell>
          <table:table-cell table:style-name="ce3" table:formula="of:=[.E2]+7" office:value-type="date" office:date-value="2021-02-01" calcext:value-type="date">
            <text:p>01.02.2021</text:p>
          </table:table-cell>
          <table:table-cell table:style-name="ce3" table:formula="of:=[.F2]+7" office:value-type="date" office:date-value="2021-02-08" calcext:value-type="date">
            <text:p>08.02.2021</text:p>
          </table:table-cell>
          <table:table-cell table:style-name="ce3" table:formula="of:=[.G2]+7" office:value-type="date" office:date-value="2021-02-15" calcext:value-type="date">
            <text:p>15.02.2021</text:p>
          </table:table-cell>
          <table:table-cell table:style-name="ce3" table:formula="of:=[.H2]+7" office:value-type="date" office:date-value="2021-02-22" calcext:value-type="date">
            <text:p>22.02.2021</text:p>
          </table:table-cell>
          <table:table-cell table:style-name="ce3" table:formula="of:=[.I2]+7" office:value-type="date" office:date-value="2021-03-01" calcext:value-type="date">
            <text:p>01.03.2021</text:p>
          </table:table-cell>
          <table:table-cell table:style-name="ce3" table:formula="of:=[.J2]+7" office:value-type="date" office:date-value="2021-03-08" calcext:value-type="date">
            <text:p>08.03.2021</text:p>
          </table:table-cell>
          <table:table-cell table:style-name="ce3" table:formula="of:=[.K2]+7" office:value-type="date" office:date-value="2021-03-15" calcext:value-type="date">
            <text:p>15.03.2021</text:p>
          </table:table-cell>
          <table:table-cell table:style-name="ce3" table:formula="of:=[.L2]+7" office:value-type="date" office:date-value="2021-03-22" calcext:value-type="date">
            <text:p>22.03.2021</text:p>
          </table:table-cell>
          <table:table-cell table:style-name="ce3" table:formula="of:=[.M2]+7" office:value-type="date" office:date-value="2021-03-29" calcext:value-type="date">
            <text:p>29.03.2021</text:p>
          </table:table-cell>
          <table:table-cell table:style-name="ce3" table:formula="of:=[.N2]+7" office:value-type="date" office:date-value="2021-04-05" calcext:value-type="date">
            <text:p>05.04.2021</text:p>
          </table:table-cell>
          <table:table-cell table:style-name="ce3" table:formula="of:=[.O2]+7" office:value-type="date" office:date-value="2021-04-12" calcext:value-type="date">
            <text:p>12.04.2021</text:p>
          </table:table-cell>
          <table:table-cell table:style-name="ce3" table:formula="of:=[.P2]+7" office:value-type="date" office:date-value="2021-04-19" calcext:value-type="date">
            <text:p>19.04.2021</text:p>
          </table:table-cell>
          <table:table-cell table:style-name="ce3" table:formula="of:=[.Q2]+7" office:value-type="date" office:date-value="2021-04-26" calcext:value-type="date">
            <text:p>26.04.2021</text:p>
          </table:table-cell>
          <table:table-cell table:style-name="ce3" table:formula="of:=[.R2]+7" office:value-type="date" office:date-value="2021-05-03" calcext:value-type="date">
            <text:p>03.05.2021</text:p>
          </table:table-cell>
          <table:table-cell table:style-name="ce3" table:formula="of:=[.S2]+7" office:value-type="date" office:date-value="2021-05-10" calcext:value-type="date">
            <text:p>10.05.2021</text:p>
          </table:table-cell>
          <table:table-cell table:style-name="ce3" table:formula="of:=[.T2]+7" office:value-type="date" office:date-value="2021-05-17" calcext:value-type="date">
            <text:p>17.05.2021</text:p>
          </table:table-cell>
          <table:table-cell table:style-name="ce3" table:formula="of:=[.U2]+7" office:value-type="date" office:date-value="2021-05-24" calcext:value-type="date">
            <text:p>24.05.2021</text:p>
          </table:table-cell>
          <table:table-cell table:style-name="ce3" table:formula="of:=[.V2]+7" office:value-type="date" office:date-value="2021-05-31" calcext:value-type="date">
            <text:p>31.05.2021</text:p>
          </table:table-cell>
          <table:table-cell table:style-name="ce3" table:formula="of:=[.W2]+7" office:value-type="date" office:date-value="2021-06-07" calcext:value-type="date">
            <text:p>07.06.2021</text:p>
          </table:table-cell>
          <table:table-cell table:style-name="ce3" table:formula="of:=[.X2]+7" office:value-type="date" office:date-value="2021-06-14" calcext:value-type="date">
            <text:p>14.06.2021</text:p>
          </table:table-cell>
          <table:table-cell table:style-name="ce3" table:formula="of:=[.Y2]+7" office:value-type="date" office:date-value="2021-06-21" calcext:value-type="date">
            <text:p>21.06.2021</text:p>
          </table:table-cell>
          <table:table-cell table:style-name="ce3" table:formula="of:=[.Z2]+7" office:value-type="date" office:date-value="2021-06-28" calcext:value-type="date">
            <text:p>28.06.2021</text:p>
          </table:table-cell>
          <table:table-cell table:style-name="ce3" table:formula="of:=[.AA2]+7" office:value-type="date" office:date-value="2021-07-05" calcext:value-type="date">
            <text:p>05.07.2021</text:p>
          </table:table-cell>
          <table:table-cell table:style-name="ce3" table:number-columns-repeated="102"/>
          <table:table-cell table:style-name="ce38" office:value-type="string" calcext:value-type="string">
            <text:p>+++</text:p>
          </table:table-cell>
          <table:table-cell table:number-columns-repeated="893"/>
        </table:table-row>
        <table:table-row table:style-name="ro3">
          <table:table-cell table:style-name="ce32" office:value-type="string" calcext:value-type="string">
            <text:p>Verfügbare Einheiten</text:p>
          </table:table-cell>
          <table:table-cell table:style-name="ce33" office:value-type="percentage" office:value="0.5" calcext:value-type="percentage">
            <text:p>50 %</text:p>
          </table:table-cell>
          <table:table-cell table:style-name="ce33" table:formula="of:=[.B3]" office:value-type="percentage" office:value="0.5" calcext:value-type="percentage">
            <text:p>50 %</text:p>
          </table:table-cell>
          <table:table-cell table:style-name="ce33" table:formula="of:=[.C3]" office:value-type="percentage" office:value="0.5" calcext:value-type="percentage">
            <text:p>50 %</text:p>
          </table:table-cell>
          <table:table-cell table:style-name="ce33" table:formula="of:=[.D3]" office:value-type="percentage" office:value="0.5" calcext:value-type="percentage">
            <text:p>50 %</text:p>
          </table:table-cell>
          <table:table-cell table:style-name="ce33" table:formula="of:=[.E3]" office:value-type="percentage" office:value="0.5" calcext:value-type="percentage">
            <text:p>50 %</text:p>
          </table:table-cell>
          <table:table-cell table:style-name="ce33" table:formula="of:=[.F3]" office:value-type="percentage" office:value="0.5" calcext:value-type="percentage">
            <text:p>50 %</text:p>
          </table:table-cell>
          <table:table-cell table:style-name="ce33" table:formula="of:=[.G3]" office:value-type="percentage" office:value="0.5" calcext:value-type="percentage">
            <text:p>50 %</text:p>
          </table:table-cell>
          <table:table-cell table:style-name="ce33" table:formula="of:=[.H3]" office:value-type="percentage" office:value="0.5" calcext:value-type="percentage">
            <text:p>50 %</text:p>
          </table:table-cell>
          <table:table-cell table:style-name="ce33" table:formula="of:=[.I3]" office:value-type="percentage" office:value="0.5" calcext:value-type="percentage">
            <text:p>50 %</text:p>
          </table:table-cell>
          <table:table-cell table:style-name="ce33" table:formula="of:=[.J3]" office:value-type="percentage" office:value="0.5" calcext:value-type="percentage">
            <text:p>50 %</text:p>
          </table:table-cell>
          <table:table-cell table:style-name="ce33" table:formula="of:=[.K3]" office:value-type="percentage" office:value="0.5" calcext:value-type="percentage">
            <text:p>50 %</text:p>
          </table:table-cell>
          <table:table-cell table:style-name="ce33" table:formula="of:=[.L3]" office:value-type="percentage" office:value="0.5" calcext:value-type="percentage">
            <text:p>50 %</text:p>
          </table:table-cell>
          <table:table-cell table:style-name="ce33" table:formula="of:=[.M3]" office:value-type="percentage" office:value="0.5" calcext:value-type="percentage">
            <text:p>50 %</text:p>
          </table:table-cell>
          <table:table-cell table:style-name="ce33" table:formula="of:=[.N3]" office:value-type="percentage" office:value="0.5" calcext:value-type="percentage">
            <text:p>50 %</text:p>
          </table:table-cell>
          <table:table-cell table:style-name="ce33" table:formula="of:=[.O3]" office:value-type="percentage" office:value="0.5" calcext:value-type="percentage">
            <text:p>50 %</text:p>
          </table:table-cell>
          <table:table-cell table:style-name="ce33" table:formula="of:=[.P3]" office:value-type="percentage" office:value="0.5" calcext:value-type="percentage">
            <text:p>50 %</text:p>
          </table:table-cell>
          <table:table-cell table:style-name="ce33" table:formula="of:=[.Q3]" office:value-type="percentage" office:value="0.5" calcext:value-type="percentage">
            <text:p>50 %</text:p>
          </table:table-cell>
          <table:table-cell table:style-name="ce33" table:formula="of:=[.R3]" office:value-type="percentage" office:value="0.5" calcext:value-type="percentage">
            <text:p>50 %</text:p>
          </table:table-cell>
          <table:table-cell table:style-name="ce33" table:formula="of:=[.S3]" office:value-type="percentage" office:value="0.5" calcext:value-type="percentage">
            <text:p>50 %</text:p>
          </table:table-cell>
          <table:table-cell table:style-name="ce33" table:formula="of:=[.T3]" office:value-type="percentage" office:value="0.5" calcext:value-type="percentage">
            <text:p>50 %</text:p>
          </table:table-cell>
          <table:table-cell table:style-name="ce33" table:formula="of:=[.U3]" office:value-type="percentage" office:value="0.5" calcext:value-type="percentage">
            <text:p>50 %</text:p>
          </table:table-cell>
          <table:table-cell table:style-name="ce33" table:formula="of:=[.V3]" office:value-type="percentage" office:value="0.5" calcext:value-type="percentage">
            <text:p>50 %</text:p>
          </table:table-cell>
          <table:table-cell table:style-name="ce33" table:formula="of:=[.W3]" office:value-type="percentage" office:value="0.5" calcext:value-type="percentage">
            <text:p>50 %</text:p>
          </table:table-cell>
          <table:table-cell table:style-name="ce33" table:formula="of:=[.X3]" office:value-type="percentage" office:value="0.5" calcext:value-type="percentage">
            <text:p>50 %</text:p>
          </table:table-cell>
          <table:table-cell table:style-name="ce33" table:formula="of:=[.Y3]" office:value-type="percentage" office:value="0.5" calcext:value-type="percentage">
            <text:p>50 %</text:p>
          </table:table-cell>
          <table:table-cell table:style-name="ce33" table:formula="of:=[.Z3]" office:value-type="percentage" office:value="0.5" calcext:value-type="percentage">
            <text:p>50 %</text:p>
          </table:table-cell>
          <table:table-cell table:style-name="ce33" office:value-type="percentage" office:value="0" calcext:value-type="percentage">
            <text:p>0 %</text:p>
          </table:table-cell>
          <table:table-cell table:style-name="ce33" table:number-columns-repeated="102"/>
          <table:table-cell table:style-name="ce38" office:value-type="string" calcext:value-type="string">
            <text:p>THE END</text:p>
          </table:table-cell>
          <table:table-cell table:number-columns-repeated="893"/>
        </table:table-row>
        <table:table-row table:style-name="ro3">
          <table:table-cell table:style-name="ce32" office:value-type="string" calcext:value-type="string">
            <text:p>Prozentuale Zuteilung</text:p>
          </table:table-cell>
          <table:table-cell table:style-name="ce33" office:value-type="percentage" office:value="1" calcext:value-type="percentage">
            <text:p>100 %</text:p>
          </table:table-cell>
          <table:table-cell table:style-name="ce33" office:value-type="percentage" office:value="0.75" calcext:value-type="percentage">
            <text:p>75 %</text:p>
          </table:table-cell>
          <table:table-cell table:style-name="ce33" table:formula="of:=[.C4]" office:value-type="percentage" office:value="0.75" calcext:value-type="percentage">
            <text:p>75 %</text:p>
          </table:table-cell>
          <table:table-cell table:style-name="ce33" office:value-type="percentage" office:value="1" calcext:value-type="percentage">
            <text:p>100 %</text:p>
          </table:table-cell>
          <table:table-cell table:style-name="ce33" table:formula="of:=[.E4]" office:value-type="percentage" office:value="1" calcext:value-type="percentage">
            <text:p>100 %</text:p>
          </table:table-cell>
          <table:table-cell table:style-name="ce33" office:value-type="percentage" office:value="0.5" calcext:value-type="percentage">
            <text:p>50 %</text:p>
          </table:table-cell>
          <table:table-cell table:style-name="ce33" table:formula="of:=[.G4]" office:value-type="percentage" office:value="0.5" calcext:value-type="percentage">
            <text:p>50 %</text:p>
          </table:table-cell>
          <table:table-cell table:style-name="ce33" office:value-type="percentage" office:value="1" calcext:value-type="percentage">
            <text:p>100 %</text:p>
          </table:table-cell>
          <table:table-cell table:style-name="ce33" table:formula="of:=[.I4]" office:value-type="percentage" office:value="1" calcext:value-type="percentage">
            <text:p>100 %</text:p>
          </table:table-cell>
          <table:table-cell table:style-name="ce33" office:value-type="percentage" office:value="0.5" calcext:value-type="percentage">
            <text:p>50 %</text:p>
          </table:table-cell>
          <table:table-cell table:style-name="ce33" table:formula="of:=[.K4]" office:value-type="percentage" office:value="0.5" calcext:value-type="percentage">
            <text:p>50 %</text:p>
          </table:table-cell>
          <table:table-cell table:style-name="ce33" table:formula="of:=[.L4]" office:value-type="percentage" office:value="0.5" calcext:value-type="percentage">
            <text:p>50 %</text:p>
          </table:table-cell>
          <table:table-cell table:style-name="ce33" office:value-type="percentage" office:value="1" calcext:value-type="percentage">
            <text:p>100 %</text:p>
          </table:table-cell>
          <table:table-cell table:style-name="ce33" table:formula="of:=[.N4]" office:value-type="percentage" office:value="1" calcext:value-type="percentage">
            <text:p>100 %</text:p>
          </table:table-cell>
          <table:table-cell table:style-name="ce33" office:value-type="percentage" office:value="0.5" calcext:value-type="percentage">
            <text:p>50 %</text:p>
          </table:table-cell>
          <table:table-cell table:style-name="ce33" table:formula="of:=[.P4]" office:value-type="percentage" office:value="0.5" calcext:value-type="percentage">
            <text:p>50 %</text:p>
          </table:table-cell>
          <table:table-cell table:style-name="ce33" office:value-type="percentage" office:value="1" calcext:value-type="percentage">
            <text:p>100 %</text:p>
          </table:table-cell>
          <table:table-cell table:style-name="ce33" table:formula="of:=[.R4]" office:value-type="percentage" office:value="1" calcext:value-type="percentage">
            <text:p>100 %</text:p>
          </table:table-cell>
          <table:table-cell table:style-name="ce33" office:value-type="percentage" office:value="0.5" calcext:value-type="percentage">
            <text:p>50 %</text:p>
          </table:table-cell>
          <table:table-cell table:style-name="ce33" table:formula="of:=[.T4]" office:value-type="percentage" office:value="0.5" calcext:value-type="percentage">
            <text:p>50 %</text:p>
          </table:table-cell>
          <table:table-cell table:style-name="ce33" office:value-type="percentage" office:value="1" calcext:value-type="percentage">
            <text:p>100 %</text:p>
          </table:table-cell>
          <table:table-cell table:style-name="ce33" table:formula="of:=[.V4]" office:value-type="percentage" office:value="1" calcext:value-type="percentage">
            <text:p>100 %</text:p>
          </table:table-cell>
          <table:table-cell table:style-name="ce33" office:value-type="percentage" office:value="0.5" calcext:value-type="percentage">
            <text:p>50 %</text:p>
          </table:table-cell>
          <table:table-cell table:style-name="ce33" table:formula="of:=[.X4]" office:value-type="percentage" office:value="0.5" calcext:value-type="percentage">
            <text:p>50 %</text:p>
          </table:table-cell>
          <table:table-cell table:style-name="ce33" office:value-type="percentage" office:value="0.75" calcext:value-type="percentage">
            <text:p>75 %</text:p>
          </table:table-cell>
          <table:table-cell table:style-name="ce33" office:value-type="percentage" office:value="1" calcext:value-type="percentage">
            <text:p>100 %</text:p>
          </table:table-cell>
          <table:table-cell table:style-name="ce33" office:value-type="percentage" office:value="0" calcext:value-type="percentage">
            <text:p>0 %</text:p>
          </table:table-cell>
          <table:table-cell table:style-name="ce33" table:number-columns-repeated="102"/>
          <table:table-cell table:style-name="ce38" office:value-type="string" calcext:value-type="string">
            <text:p>+++</text:p>
          </table:table-cell>
          <table:table-cell table:number-columns-repeated="893"/>
        </table:table-row>
        <table:table-row table:style-name="ro4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style-name="ce2" office:value-type="string" calcext:value-type="string">
            <text:p>Wochenanfang</text:p>
          </table:table-cell>
          <table:table-cell table:style-name="ce2" office:value-type="string" calcext:value-type="string">
            <text:p>Kapazität</text:p>
          </table:table-cell>
          <table:table-cell table:style-name="ce2" office:value-type="string" calcext:value-type="string">
            <text:p>Belastung</text:p>
          </table:table-cell>
          <table:table-cell table:style-name="ce1"/>
          <table:table-cell table:style-name="ce22" office:value-type="string" calcext:value-type="string" table:number-columns-spanned="11" table:number-rows-spanned="1">
            <text:p>EINSATZMITTELGANGLINIE</text:p>
          </table:table-cell>
          <table:covered-table-cell table:number-columns-repeated="10" table:style-name="ce69"/>
          <table:table-cell table:style-name="ce69"/>
          <table:table-cell table:style-name="ce10" table:number-columns-repeated="1008"/>
        </table:table-row>
        <table:table-row table:style-name="ro3">
          <table:table-cell table:style-name="ce11" table:formula="of:=IF([.B$2]&lt;&gt;&quot;&quot;;[.B$2];&quot;&quot;)" office:value-type="date" office:date-value="2021-01-04" calcext:value-type="date">
            <text:p>04.01.2021</text:p>
          </table:table-cell>
          <table:table-cell table:style-name="ce34" table:formula="of:=IF([.B$2]&lt;&gt;&quot;&quot;;[.B$3];&quot;&quot;)" office:value-type="percentage" office:value="0.5" calcext:value-type="percentage">
            <text:p>50 %</text:p>
          </table:table-cell>
          <table:table-cell table:style-name="ce34" table:formula="of:=IF([.B$2]&lt;&gt;&quot;&quot;;0;&quot;&quot;)" office:value-type="percentage" office:value="0" calcext:value-type="percentage">
            <text:p>0 %</text:p>
          </table:table-cell>
          <table:table-cell table:style-name="ce1" table:number-columns-repeated="2"/>
          <table:table-cell>
            <draw:frame draw:z-index="0" draw:name="Diagramm 1" draw:style-name="gr1" draw:text-style-name="P1" svg:width="20.707cm" svg:height="15.771cm" svg:x="0.164cm" svg:y="0.199cm">
              <draw:object draw:notify-on-update-of-ranges="'Einsatzmittel (W)'.A6:'Einsatzmittel (W)'.A6 'Einsatzmittel (W)'.A7:'Einsatzmittel (W)'.A62 'Einsatzmittel (W)'.B6:'Einsatzmittel (W)'.B6 'Einsatzmittel (W)'.B7:'Einsatzmittel (W)'.B62 'Einsatzmittel (W)'.A6:'Einsatzmittel (W)'.A6 'Einsatzmittel (W)'.A7:'Einsatzmittel (W)'.A62 'Einsatzmittel (W)'.C6:'Einsatzmittel (W)'.C6 'Einsatzmittel (W)'.C7:'Einsatzmittel (W)'.C6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69" table:number-columns-repeated="4"/>
          <table:table-cell table:number-columns-repeated="1014"/>
        </table:table-row>
        <table:table-row table:style-name="ro3">
          <table:table-cell table:style-name="ce11" table:formula="of:=[.$A7]" office:value-type="date" office:date-value="2021-01-04" calcext:value-type="date">
            <text:p>04.01.2021</text:p>
          </table:table-cell>
          <table:table-cell table:style-name="ce34" table:formula="of:=[.$B7]" office:value-type="percentage" office:value="0.5" calcext:value-type="percentage">
            <text:p>50 %</text:p>
          </table:table-cell>
          <table:table-cell table:style-name="ce34" table:formula="of:=IF([.B$2]&lt;&gt;&quot;&quot;;ROUND([.B$3]*[.B$4];2);&quot;&quot;)" office:value-type="percentage" office:value="0.5" calcext:value-type="percentage">
            <text:p>50 %</text:p>
          </table:table-cell>
          <table:table-cell table:style-name="ce1"/>
          <table:table-cell table:style-name="ce23" office:value-type="string" calcext:value-type="string">
            <text:p>Y-Achse</text:p>
          </table:table-cell>
          <table:table-cell table:number-columns-repeated="1019"/>
        </table:table-row>
        <table:table-row table:style-name="ro3">
          <table:table-cell table:style-name="ce11" table:formula="of:=IF([.B$2]&lt;&gt;&quot;&quot;;[.$A8]+7;&quot;&quot;)" office:value-type="date" office:date-value="2021-01-11" calcext:value-type="date">
            <text:p>11.01.2021</text:p>
          </table:table-cell>
          <table:table-cell table:style-name="ce34" table:formula="of:=IF([.B$2]&lt;&gt;&quot;&quot;;[.$B8];&quot;&quot;)" office:value-type="percentage" office:value="0.5" calcext:value-type="percentage">
            <text:p>50 %</text:p>
          </table:table-cell>
          <table:table-cell table:style-name="ce34" table:formula="of:=IF([.B$2]&lt;&gt;&quot;&quot;;[.$C8];&quot;&quot;)" office:value-type="percentage" office:value="0.5" calcext:value-type="percentage">
            <text:p>50 %</text:p>
          </table:table-cell>
          <table:table-cell table:style-name="ce1"/>
          <table:table-cell table:style-name="ce26" table:formula="of:=IF([.$A$7]&lt;&gt;&quot;&quot;;0;&quot;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11" table:formula="of:=[.$A9]" office:value-type="date" office:date-value="2021-01-11" calcext:value-type="date">
            <text:p>11.01.2021</text:p>
          </table:table-cell>
          <table:table-cell table:style-name="ce34" table:formula="of:=IF([.C$2]&lt;&gt;&quot;&quot;;[.C$3];IF([.B$2]&lt;&gt;&quot;&quot;;[.$B8];&quot;&quot;))" office:value-type="percentage" office:value="0.5" calcext:value-type="percentage">
            <text:p>50 %</text:p>
          </table:table-cell>
          <table:table-cell table:style-name="ce34" table:formula="of:=IF([.C$2]&lt;&gt;&quot;&quot;;ROUND([.C$3]*[.C$4];2);IF([.B$2]&lt;&gt;&quot;&quot;;0;&quot;&quot;))" office:value-type="percentage" office:value="0.38" calcext:value-type="percentage">
            <text:p>38 %</text:p>
          </table:table-cell>
          <table:table-cell table:style-name="ce1"/>
          <table:table-cell table:style-name="ce25" office:value-type="string" calcext:value-type="string">
            <text:p>Minimum</text:p>
          </table:table-cell>
          <table:table-cell table:number-columns-repeated="1019"/>
        </table:table-row>
        <table:table-row table:style-name="ro3">
          <table:table-cell table:style-name="ce11" table:formula="of:=IF([.C$2]&lt;&gt;&quot;&quot;;[.$A10]+7;&quot;&quot;)" office:value-type="date" office:date-value="2021-01-18" calcext:value-type="date">
            <text:p>18.01.2021</text:p>
          </table:table-cell>
          <table:table-cell table:style-name="ce34" table:formula="of:=IF([.C$2]&lt;&gt;&quot;&quot;;[.$B10];&quot;&quot;)" office:value-type="percentage" office:value="0.5" calcext:value-type="percentage">
            <text:p>50 %</text:p>
          </table:table-cell>
          <table:table-cell table:style-name="ce34" table:formula="of:=IF([.C$2]&lt;&gt;&quot;&quot;;[.$C10];&quot;&quot;)" office:value-type="percentage" office:value="0.38" calcext:value-type="percentage">
            <text:p>38 %</text:p>
          </table:table-cell>
          <table:table-cell table:style-name="ce1"/>
          <table:table-cell table:style-name="ce36" table:formula="of:=IF([.$A$7]&lt;&gt;&quot;&quot;;MAX([.$C$7:.$C$266]);&quot;&quot;)" office:value-type="float" office:value="0.5" calcext:value-type="float">
            <text:p>0,50</text:p>
          </table:table-cell>
          <table:table-cell table:number-columns-repeated="1019"/>
        </table:table-row>
        <table:table-row table:style-name="ro3">
          <table:table-cell table:style-name="ce11" table:formula="of:=[.$A11]" office:value-type="date" office:date-value="2021-01-18" calcext:value-type="date">
            <text:p>18.01.2021</text:p>
          </table:table-cell>
          <table:table-cell table:style-name="ce34" table:formula="of:=IF([.D$2]&lt;&gt;&quot;&quot;;[.D$3];IF([.C$2]&lt;&gt;&quot;&quot;;[.$B10];&quot;&quot;))" office:value-type="percentage" office:value="0.5" calcext:value-type="percentage">
            <text:p>50 %</text:p>
          </table:table-cell>
          <table:table-cell table:style-name="ce34" table:formula="of:=IF([.D$2]&lt;&gt;&quot;&quot;;ROUND([.D$3]*[.D$4];2);IF([.C$2]&lt;&gt;&quot;&quot;;0;&quot;&quot;))" office:value-type="percentage" office:value="0.38" calcext:value-type="percentage">
            <text:p>38 %</text:p>
          </table:table-cell>
          <table:table-cell table:style-name="ce1"/>
          <table:table-cell table:style-name="ce27" office:value-type="string" calcext:value-type="string">
            <text:p>Maximum</text:p>
          </table:table-cell>
          <table:table-cell table:number-columns-repeated="1019"/>
        </table:table-row>
        <table:table-row table:style-name="ro3">
          <table:table-cell table:style-name="ce11" table:formula="of:=IF([.D$2]&lt;&gt;&quot;&quot;;[.$A12]+7;&quot;&quot;)" office:value-type="date" office:date-value="2021-01-25" calcext:value-type="date">
            <text:p>25.01.2021</text:p>
          </table:table-cell>
          <table:table-cell table:style-name="ce34" table:formula="of:=IF([.D$2]&lt;&gt;&quot;&quot;;[.$B12];&quot;&quot;)" office:value-type="percentage" office:value="0.5" calcext:value-type="percentage">
            <text:p>50 %</text:p>
          </table:table-cell>
          <table:table-cell table:style-name="ce34" table:formula="of:=IF([.D$2]&lt;&gt;&quot;&quot;;[.$C12];&quot;&quot;)" office:value-type="percentage" office:value="0.38" calcext:value-type="percentage">
            <text:p>38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3]" office:value-type="date" office:date-value="2021-01-25" calcext:value-type="date">
            <text:p>25.01.2021</text:p>
          </table:table-cell>
          <table:table-cell table:style-name="ce34" table:formula="of:=IF([.E$2]&lt;&gt;&quot;&quot;;[.E$3];IF([.D$2]&lt;&gt;&quot;&quot;;[.$B12];&quot;&quot;))" office:value-type="percentage" office:value="0.5" calcext:value-type="percentage">
            <text:p>50 %</text:p>
          </table:table-cell>
          <table:table-cell table:style-name="ce34" table:formula="of:=IF([.E$2]&lt;&gt;&quot;&quot;;ROUND([.E$3]*[.E$4];2);IF([.D$2]&lt;&gt;&quot;&quot;;0;&quot;&quot;))" office:value-type="percentage" office:value="0.5" calcext:value-type="percentage">
            <text:p>50 %</text:p>
          </table:table-cell>
          <table:table-cell table:style-name="ce1"/>
          <table:table-cell table:style-name="ce28" office:value-type="string" calcext:value-type="string">
            <text:p>X-Achse</text:p>
          </table:table-cell>
          <table:table-cell table:number-columns-repeated="1019"/>
        </table:table-row>
        <table:table-row table:style-name="ro3">
          <table:table-cell table:style-name="ce11" table:formula="of:=IF([.E$2]&lt;&gt;&quot;&quot;;[.$A14]+7;&quot;&quot;)" office:value-type="date" office:date-value="2021-02-01" calcext:value-type="date">
            <text:p>01.02.2021</text:p>
          </table:table-cell>
          <table:table-cell table:style-name="ce34" table:formula="of:=IF([.E$2]&lt;&gt;&quot;&quot;;[.$B14];&quot;&quot;)" office:value-type="percentage" office:value="0.5" calcext:value-type="percentage">
            <text:p>50 %</text:p>
          </table:table-cell>
          <table:table-cell table:style-name="ce34" table:formula="of:=IF([.E$2]&lt;&gt;&quot;&quot;;[.$C14];&quot;&quot;)" office:value-type="percentage" office:value="0.5" calcext:value-type="percentage">
            <text:p>50 %</text:p>
          </table:table-cell>
          <table:table-cell table:style-name="ce1"/>
          <table:table-cell table:style-name="ce26" table:formula="of:=IF([.$A$7]&lt;&gt;&quot;&quot;;[.$A$7];&quot;&quot;)" office:value-type="float" office:value="44200" calcext:value-type="float">
            <text:p>44200</text:p>
          </table:table-cell>
          <table:table-cell table:number-columns-repeated="1019"/>
        </table:table-row>
        <table:table-row table:style-name="ro3">
          <table:table-cell table:style-name="ce11" table:formula="of:=[.$A15]" office:value-type="date" office:date-value="2021-02-01" calcext:value-type="date">
            <text:p>01.02.2021</text:p>
          </table:table-cell>
          <table:table-cell table:style-name="ce34" table:formula="of:=IF([.F$2]&lt;&gt;&quot;&quot;;[.F$3];IF([.E$2]&lt;&gt;&quot;&quot;;[.$B14];&quot;&quot;))" office:value-type="percentage" office:value="0.5" calcext:value-type="percentage">
            <text:p>50 %</text:p>
          </table:table-cell>
          <table:table-cell table:style-name="ce34" table:formula="of:=IF([.F$2]&lt;&gt;&quot;&quot;;ROUND([.F$3]*[.F$4];2);IF([.E$2]&lt;&gt;&quot;&quot;;0;&quot;&quot;))" office:value-type="percentage" office:value="0.5" calcext:value-type="percentage">
            <text:p>50 %</text:p>
          </table:table-cell>
          <table:table-cell table:style-name="ce1"/>
          <table:table-cell table:style-name="ce25" office:value-type="string" calcext:value-type="string">
            <text:p>Minimum</text:p>
          </table:table-cell>
          <table:table-cell table:number-columns-repeated="1019"/>
        </table:table-row>
        <table:table-row table:style-name="ro3">
          <table:table-cell table:style-name="ce11" table:formula="of:=IF([.F$2]&lt;&gt;&quot;&quot;;[.$A16]+7;&quot;&quot;)" office:value-type="date" office:date-value="2021-02-08" calcext:value-type="date">
            <text:p>08.02.2021</text:p>
          </table:table-cell>
          <table:table-cell table:style-name="ce34" table:formula="of:=IF([.F$2]&lt;&gt;&quot;&quot;;[.$B16];&quot;&quot;)" office:value-type="percentage" office:value="0.5" calcext:value-type="percentage">
            <text:p>50 %</text:p>
          </table:table-cell>
          <table:table-cell table:style-name="ce34" table:formula="of:=IF([.F$2]&lt;&gt;&quot;&quot;;[.$C16];&quot;&quot;)" office:value-type="percentage" office:value="0.5" calcext:value-type="percentage">
            <text:p>50 %</text:p>
          </table:table-cell>
          <table:table-cell table:style-name="ce1"/>
          <table:table-cell table:style-name="ce26" table:formula="of:=IF([.$A$7]&lt;&gt;&quot;&quot;;MAX([.$A$7:.$A$266]);&quot;&quot;)" office:value-type="float" office:value="44389" calcext:value-type="float">
            <text:p>44389</text:p>
          </table:table-cell>
          <table:table-cell table:number-columns-repeated="1019"/>
        </table:table-row>
        <table:table-row table:style-name="ro3">
          <table:table-cell table:style-name="ce11" table:formula="of:=[.$A17]" office:value-type="date" office:date-value="2021-02-08" calcext:value-type="date">
            <text:p>08.02.2021</text:p>
          </table:table-cell>
          <table:table-cell table:style-name="ce34" table:formula="of:=IF([.G$2]&lt;&gt;&quot;&quot;;[.G$3];IF([.F$2]&lt;&gt;&quot;&quot;;[.$B16];&quot;&quot;))" office:value-type="percentage" office:value="0.5" calcext:value-type="percentage">
            <text:p>50 %</text:p>
          </table:table-cell>
          <table:table-cell table:style-name="ce34" table:formula="of:=IF([.G$2]&lt;&gt;&quot;&quot;;ROUND([.G$3]*[.G$4];2);IF([.F$2]&lt;&gt;&quot;&quot;;0;&quot;&quot;))" office:value-type="percentage" office:value="0.25" calcext:value-type="percentage">
            <text:p>25 %</text:p>
          </table:table-cell>
          <table:table-cell table:style-name="ce1"/>
          <table:table-cell table:style-name="ce29" office:value-type="string" calcext:value-type="string">
            <text:p>Maximum</text:p>
          </table:table-cell>
          <table:table-cell table:number-columns-repeated="1019"/>
        </table:table-row>
        <table:table-row table:style-name="ro3">
          <table:table-cell table:style-name="ce11" table:formula="of:=IF([.G$2]&lt;&gt;&quot;&quot;;[.$A18]+7;&quot;&quot;)" office:value-type="date" office:date-value="2021-02-15" calcext:value-type="date">
            <text:p>15.02.2021</text:p>
          </table:table-cell>
          <table:table-cell table:style-name="ce34" table:formula="of:=IF([.G$2]&lt;&gt;&quot;&quot;;[.$B18];&quot;&quot;)" office:value-type="percentage" office:value="0.5" calcext:value-type="percentage">
            <text:p>50 %</text:p>
          </table:table-cell>
          <table:table-cell table:style-name="ce34" table:formula="of:=IF([.G$2]&lt;&gt;&quot;&quot;;[.$C18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9]" office:value-type="date" office:date-value="2021-02-15" calcext:value-type="date">
            <text:p>15.02.2021</text:p>
          </table:table-cell>
          <table:table-cell table:style-name="ce34" table:formula="of:=IF([.H$2]&lt;&gt;&quot;&quot;;[.H$3];IF([.G$2]&lt;&gt;&quot;&quot;;[.$B18];&quot;&quot;))" office:value-type="percentage" office:value="0.5" calcext:value-type="percentage">
            <text:p>50 %</text:p>
          </table:table-cell>
          <table:table-cell table:style-name="ce34" table:formula="of:=IF([.H$2]&lt;&gt;&quot;&quot;;ROUND([.H$3]*[.H$4];2);IF([.G$2]&lt;&gt;&quot;&quot;;0;&quot;&quot;)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H$2]&lt;&gt;&quot;&quot;;[.$A20]+7;&quot;&quot;)" office:value-type="date" office:date-value="2021-02-22" calcext:value-type="date">
            <text:p>22.02.2021</text:p>
          </table:table-cell>
          <table:table-cell table:style-name="ce34" table:formula="of:=IF([.H$2]&lt;&gt;&quot;&quot;;[.$B20];&quot;&quot;)" office:value-type="percentage" office:value="0.5" calcext:value-type="percentage">
            <text:p>50 %</text:p>
          </table:table-cell>
          <table:table-cell table:style-name="ce34" table:formula="of:=IF([.H$2]&lt;&gt;&quot;&quot;;[.$C20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1]" office:value-type="date" office:date-value="2021-02-22" calcext:value-type="date">
            <text:p>22.02.2021</text:p>
          </table:table-cell>
          <table:table-cell table:style-name="ce34" table:formula="of:=IF([.I$2]&lt;&gt;&quot;&quot;;[.I$3];IF([.H$2]&lt;&gt;&quot;&quot;;[.$B20];&quot;&quot;))" office:value-type="percentage" office:value="0.5" calcext:value-type="percentage">
            <text:p>50 %</text:p>
          </table:table-cell>
          <table:table-cell table:style-name="ce34" table:formula="of:=IF([.I$2]&lt;&gt;&quot;&quot;;ROUND([.I$3]*[.I$4];2);IF([.H$2]&lt;&gt;&quot;&quot;;0;&quot;&quot;)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I$2]&lt;&gt;&quot;&quot;;[.$A22]+7;&quot;&quot;)" office:value-type="date" office:date-value="2021-03-01" calcext:value-type="date">
            <text:p>01.03.2021</text:p>
          </table:table-cell>
          <table:table-cell table:style-name="ce34" table:formula="of:=IF([.I$2]&lt;&gt;&quot;&quot;;[.$B22];&quot;&quot;)" office:value-type="percentage" office:value="0.5" calcext:value-type="percentage">
            <text:p>50 %</text:p>
          </table:table-cell>
          <table:table-cell table:style-name="ce34" table:formula="of:=IF([.I$2]&lt;&gt;&quot;&quot;;[.$C22];&quot;&quot;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3]" office:value-type="date" office:date-value="2021-03-01" calcext:value-type="date">
            <text:p>01.03.2021</text:p>
          </table:table-cell>
          <table:table-cell table:style-name="ce34" table:formula="of:=IF([.J$2]&lt;&gt;&quot;&quot;;[.J$3];IF([.I$2]&lt;&gt;&quot;&quot;;[.$B22];&quot;&quot;))" office:value-type="percentage" office:value="0.5" calcext:value-type="percentage">
            <text:p>50 %</text:p>
          </table:table-cell>
          <table:table-cell table:style-name="ce34" table:formula="of:=IF([.J$2]&lt;&gt;&quot;&quot;;ROUND([.J$3]*[.J$4];2);IF([.I$2]&lt;&gt;&quot;&quot;;0;&quot;&quot;)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J$2]&lt;&gt;&quot;&quot;;[.$A24]+7;&quot;&quot;)" office:value-type="date" office:date-value="2021-03-08" calcext:value-type="date">
            <text:p>08.03.2021</text:p>
          </table:table-cell>
          <table:table-cell table:style-name="ce34" table:formula="of:=IF([.J$2]&lt;&gt;&quot;&quot;;[.$B24];&quot;&quot;)" office:value-type="percentage" office:value="0.5" calcext:value-type="percentage">
            <text:p>50 %</text:p>
          </table:table-cell>
          <table:table-cell table:style-name="ce34" table:formula="of:=IF([.J$2]&lt;&gt;&quot;&quot;;[.$C24];&quot;&quot;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5]" office:value-type="date" office:date-value="2021-03-08" calcext:value-type="date">
            <text:p>08.03.2021</text:p>
          </table:table-cell>
          <table:table-cell table:style-name="ce34" table:formula="of:=IF([.K$2]&lt;&gt;&quot;&quot;;[.K$3];IF([.J$2]&lt;&gt;&quot;&quot;;[.$B24];&quot;&quot;))" office:value-type="percentage" office:value="0.5" calcext:value-type="percentage">
            <text:p>50 %</text:p>
          </table:table-cell>
          <table:table-cell table:style-name="ce34" table:formula="of:=IF([.K$2]&lt;&gt;&quot;&quot;;ROUND([.K$3]*[.K$4];2);IF([.J$2]&lt;&gt;&quot;&quot;;0;&quot;&quot;)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K$2]&lt;&gt;&quot;&quot;;[.$A26]+7;&quot;&quot;)" office:value-type="date" office:date-value="2021-03-15" calcext:value-type="date">
            <text:p>15.03.2021</text:p>
          </table:table-cell>
          <table:table-cell table:style-name="ce34" table:formula="of:=IF([.K$2]&lt;&gt;&quot;&quot;;[.$B26];&quot;&quot;)" office:value-type="percentage" office:value="0.5" calcext:value-type="percentage">
            <text:p>50 %</text:p>
          </table:table-cell>
          <table:table-cell table:style-name="ce34" table:formula="of:=IF([.K$2]&lt;&gt;&quot;&quot;;[.$C26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7]" office:value-type="date" office:date-value="2021-03-15" calcext:value-type="date">
            <text:p>15.03.2021</text:p>
          </table:table-cell>
          <table:table-cell table:style-name="ce34" table:formula="of:=IF([.L$2]&lt;&gt;&quot;&quot;;[.L$3];IF([.K$2]&lt;&gt;&quot;&quot;;[.$B26];&quot;&quot;))" office:value-type="percentage" office:value="0.5" calcext:value-type="percentage">
            <text:p>50 %</text:p>
          </table:table-cell>
          <table:table-cell table:style-name="ce34" table:formula="of:=IF([.L$2]&lt;&gt;&quot;&quot;;ROUND([.L$3]*[.L$4];2);IF([.K$2]&lt;&gt;&quot;&quot;;0;&quot;&quot;)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L$2]&lt;&gt;&quot;&quot;;[.$A28]+7;&quot;&quot;)" office:value-type="date" office:date-value="2021-03-22" calcext:value-type="date">
            <text:p>22.03.2021</text:p>
          </table:table-cell>
          <table:table-cell table:style-name="ce34" table:formula="of:=IF([.L$2]&lt;&gt;&quot;&quot;;[.$B28];&quot;&quot;)" office:value-type="percentage" office:value="0.5" calcext:value-type="percentage">
            <text:p>50 %</text:p>
          </table:table-cell>
          <table:table-cell table:style-name="ce34" table:formula="of:=IF([.L$2]&lt;&gt;&quot;&quot;;[.$C28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/>
          <table:table-cell table:style-name="ce37"/>
          <table:table-cell table:number-columns-repeated="1017"/>
        </table:table-row>
        <table:table-row table:style-name="ro3">
          <table:table-cell table:style-name="ce11" table:formula="of:=[.$A29]" office:value-type="date" office:date-value="2021-03-22" calcext:value-type="date">
            <text:p>22.03.2021</text:p>
          </table:table-cell>
          <table:table-cell table:style-name="ce34" table:formula="of:=IF([.M$2]&lt;&gt;&quot;&quot;;[.M$3];IF([.L$2]&lt;&gt;&quot;&quot;;[.$B28];&quot;&quot;))" office:value-type="percentage" office:value="0.5" calcext:value-type="percentage">
            <text:p>50 %</text:p>
          </table:table-cell>
          <table:table-cell table:style-name="ce34" table:formula="of:=IF([.M$2]&lt;&gt;&quot;&quot;;ROUND([.M$3]*[.M$4];2);IF([.L$2]&lt;&gt;&quot;&quot;;0;&quot;&quot;)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M$2]&lt;&gt;&quot;&quot;;[.$A30]+7;&quot;&quot;)" office:value-type="date" office:date-value="2021-03-29" calcext:value-type="date">
            <text:p>29.03.2021</text:p>
          </table:table-cell>
          <table:table-cell table:style-name="ce34" table:formula="of:=IF([.M$2]&lt;&gt;&quot;&quot;;[.$B30];&quot;&quot;)" office:value-type="percentage" office:value="0.5" calcext:value-type="percentage">
            <text:p>50 %</text:p>
          </table:table-cell>
          <table:table-cell table:style-name="ce34" table:formula="of:=IF([.M$2]&lt;&gt;&quot;&quot;;[.$C30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31]" office:value-type="date" office:date-value="2021-03-29" calcext:value-type="date">
            <text:p>29.03.2021</text:p>
          </table:table-cell>
          <table:table-cell table:style-name="ce34" table:formula="of:=IF([.N$2]&lt;&gt;&quot;&quot;;[.N$3];IF([.M$2]&lt;&gt;&quot;&quot;;[.$B30];&quot;&quot;))" office:value-type="percentage" office:value="0.5" calcext:value-type="percentage">
            <text:p>50 %</text:p>
          </table:table-cell>
          <table:table-cell table:style-name="ce34" table:formula="of:=IF([.N$2]&lt;&gt;&quot;&quot;;ROUND([.N$3]*[.N$4];2);IF([.M$2]&lt;&gt;&quot;&quot;;0;&quot;&quot;)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N$2]&lt;&gt;&quot;&quot;;[.$A32]+7;&quot;&quot;)" office:value-type="date" office:date-value="2021-04-05" calcext:value-type="date">
            <text:p>05.04.2021</text:p>
          </table:table-cell>
          <table:table-cell table:style-name="ce34" table:formula="of:=IF([.N$2]&lt;&gt;&quot;&quot;;[.$B32];&quot;&quot;)" office:value-type="percentage" office:value="0.5" calcext:value-type="percentage">
            <text:p>50 %</text:p>
          </table:table-cell>
          <table:table-cell table:style-name="ce34" table:formula="of:=IF([.N$2]&lt;&gt;&quot;&quot;;[.$C32];&quot;&quot;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33]" office:value-type="date" office:date-value="2021-04-05" calcext:value-type="date">
            <text:p>05.04.2021</text:p>
          </table:table-cell>
          <table:table-cell table:style-name="ce34" table:formula="of:=IF([.O$2]&lt;&gt;&quot;&quot;;[.O$3];IF([.N$2]&lt;&gt;&quot;&quot;;[.$B32];&quot;&quot;))" office:value-type="percentage" office:value="0.5" calcext:value-type="percentage">
            <text:p>50 %</text:p>
          </table:table-cell>
          <table:table-cell table:style-name="ce34" table:formula="of:=IF([.O$2]&lt;&gt;&quot;&quot;;ROUND([.O$3]*[.O$4];2);IF([.N$2]&lt;&gt;&quot;&quot;;0;&quot;&quot;)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O$2]&lt;&gt;&quot;&quot;;[.$A34]+7;&quot;&quot;)" office:value-type="date" office:date-value="2021-04-12" calcext:value-type="date">
            <text:p>12.04.2021</text:p>
          </table:table-cell>
          <table:table-cell table:style-name="ce34" table:formula="of:=IF([.O$2]&lt;&gt;&quot;&quot;;[.$B34];&quot;&quot;)" office:value-type="percentage" office:value="0.5" calcext:value-type="percentage">
            <text:p>50 %</text:p>
          </table:table-cell>
          <table:table-cell table:style-name="ce34" table:formula="of:=IF([.O$2]&lt;&gt;&quot;&quot;;[.$C34];&quot;&quot;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35]" office:value-type="date" office:date-value="2021-04-12" calcext:value-type="date">
            <text:p>12.04.2021</text:p>
          </table:table-cell>
          <table:table-cell table:style-name="ce34" table:formula="of:=IF([.P$2]&lt;&gt;&quot;&quot;;[.P$3];IF([.O$2]&lt;&gt;&quot;&quot;;[.$B34];&quot;&quot;))" office:value-type="percentage" office:value="0.5" calcext:value-type="percentage">
            <text:p>50 %</text:p>
          </table:table-cell>
          <table:table-cell table:style-name="ce34" table:formula="of:=IF([.P$2]&lt;&gt;&quot;&quot;;ROUND([.P$3]*[.P$4];2);IF([.O$2]&lt;&gt;&quot;&quot;;0;&quot;&quot;)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P$2]&lt;&gt;&quot;&quot;;[.$A36]+7;&quot;&quot;)" office:value-type="date" office:date-value="2021-04-19" calcext:value-type="date">
            <text:p>19.04.2021</text:p>
          </table:table-cell>
          <table:table-cell table:style-name="ce34" table:formula="of:=IF([.P$2]&lt;&gt;&quot;&quot;;[.$B36];&quot;&quot;)" office:value-type="percentage" office:value="0.5" calcext:value-type="percentage">
            <text:p>50 %</text:p>
          </table:table-cell>
          <table:table-cell table:style-name="ce34" table:formula="of:=IF([.P$2]&lt;&gt;&quot;&quot;;[.$C36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37]" office:value-type="date" office:date-value="2021-04-19" calcext:value-type="date">
            <text:p>19.04.2021</text:p>
          </table:table-cell>
          <table:table-cell table:style-name="ce34" table:formula="of:=IF([.Q$2]&lt;&gt;&quot;&quot;;[.Q$3];IF([.P$2]&lt;&gt;&quot;&quot;;[.$B36];&quot;&quot;))" office:value-type="percentage" office:value="0.5" calcext:value-type="percentage">
            <text:p>50 %</text:p>
          </table:table-cell>
          <table:table-cell table:style-name="ce34" table:formula="of:=IF([.Q$2]&lt;&gt;&quot;&quot;;ROUND([.Q$3]*[.Q$4];2);IF([.P$2]&lt;&gt;&quot;&quot;;0;&quot;&quot;)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Q$2]&lt;&gt;&quot;&quot;;[.$A38]+7;&quot;&quot;)" office:value-type="date" office:date-value="2021-04-26" calcext:value-type="date">
            <text:p>26.04.2021</text:p>
          </table:table-cell>
          <table:table-cell table:style-name="ce34" table:formula="of:=IF([.Q$2]&lt;&gt;&quot;&quot;;[.$B38];&quot;&quot;)" office:value-type="percentage" office:value="0.5" calcext:value-type="percentage">
            <text:p>50 %</text:p>
          </table:table-cell>
          <table:table-cell table:style-name="ce34" table:formula="of:=IF([.Q$2]&lt;&gt;&quot;&quot;;[.$C38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39]" office:value-type="date" office:date-value="2021-04-26" calcext:value-type="date">
            <text:p>26.04.2021</text:p>
          </table:table-cell>
          <table:table-cell table:style-name="ce34" table:formula="of:=IF([.R$2]&lt;&gt;&quot;&quot;;[.R$3];IF([.Q$2]&lt;&gt;&quot;&quot;;[.$B38];&quot;&quot;))" office:value-type="percentage" office:value="0.5" calcext:value-type="percentage">
            <text:p>50 %</text:p>
          </table:table-cell>
          <table:table-cell table:style-name="ce34" table:formula="of:=IF([.R$2]&lt;&gt;&quot;&quot;;ROUND([.R$3]*[.R$4];2);IF([.Q$2]&lt;&gt;&quot;&quot;;0;&quot;&quot;)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R$2]&lt;&gt;&quot;&quot;;[.$A40]+7;&quot;&quot;)" office:value-type="date" office:date-value="2021-05-03" calcext:value-type="date">
            <text:p>03.05.2021</text:p>
          </table:table-cell>
          <table:table-cell table:style-name="ce34" table:formula="of:=IF([.R$2]&lt;&gt;&quot;&quot;;[.$B40];&quot;&quot;)" office:value-type="percentage" office:value="0.5" calcext:value-type="percentage">
            <text:p>50 %</text:p>
          </table:table-cell>
          <table:table-cell table:style-name="ce34" table:formula="of:=IF([.R$2]&lt;&gt;&quot;&quot;;[.$C40];&quot;&quot;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41]" office:value-type="date" office:date-value="2021-05-03" calcext:value-type="date">
            <text:p>03.05.2021</text:p>
          </table:table-cell>
          <table:table-cell table:style-name="ce34" table:formula="of:=IF([.S$2]&lt;&gt;&quot;&quot;;[.S$3];IF([.R$2]&lt;&gt;&quot;&quot;;[.$B40];&quot;&quot;))" office:value-type="percentage" office:value="0.5" calcext:value-type="percentage">
            <text:p>50 %</text:p>
          </table:table-cell>
          <table:table-cell table:style-name="ce34" table:formula="of:=IF([.S$2]&lt;&gt;&quot;&quot;;ROUND([.S$3]*[.S$4];2);IF([.R$2]&lt;&gt;&quot;&quot;;0;&quot;&quot;)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S$2]&lt;&gt;&quot;&quot;;[.$A42]+7;&quot;&quot;)" office:value-type="date" office:date-value="2021-05-10" calcext:value-type="date">
            <text:p>10.05.2021</text:p>
          </table:table-cell>
          <table:table-cell table:style-name="ce34" table:formula="of:=IF([.S$2]&lt;&gt;&quot;&quot;;[.$B42];&quot;&quot;)" office:value-type="percentage" office:value="0.5" calcext:value-type="percentage">
            <text:p>50 %</text:p>
          </table:table-cell>
          <table:table-cell table:style-name="ce34" table:formula="of:=IF([.S$2]&lt;&gt;&quot;&quot;;[.$C42];&quot;&quot;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43]" office:value-type="date" office:date-value="2021-05-10" calcext:value-type="date">
            <text:p>10.05.2021</text:p>
          </table:table-cell>
          <table:table-cell table:style-name="ce34" table:formula="of:=IF([.T$2]&lt;&gt;&quot;&quot;;[.T$3];IF([.S$2]&lt;&gt;&quot;&quot;;[.$B42];&quot;&quot;))" office:value-type="percentage" office:value="0.5" calcext:value-type="percentage">
            <text:p>50 %</text:p>
          </table:table-cell>
          <table:table-cell table:style-name="ce34" table:formula="of:=IF([.T$2]&lt;&gt;&quot;&quot;;ROUND([.T$3]*[.T$4];2);IF([.S$2]&lt;&gt;&quot;&quot;;0;&quot;&quot;)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T$2]&lt;&gt;&quot;&quot;;[.$A44]+7;&quot;&quot;)" office:value-type="date" office:date-value="2021-05-17" calcext:value-type="date">
            <text:p>17.05.2021</text:p>
          </table:table-cell>
          <table:table-cell table:style-name="ce34" table:formula="of:=IF([.T$2]&lt;&gt;&quot;&quot;;[.$B44];&quot;&quot;)" office:value-type="percentage" office:value="0.5" calcext:value-type="percentage">
            <text:p>50 %</text:p>
          </table:table-cell>
          <table:table-cell table:style-name="ce34" table:formula="of:=IF([.T$2]&lt;&gt;&quot;&quot;;[.$C44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45]" office:value-type="date" office:date-value="2021-05-17" calcext:value-type="date">
            <text:p>17.05.2021</text:p>
          </table:table-cell>
          <table:table-cell table:style-name="ce34" table:formula="of:=IF([.U$2]&lt;&gt;&quot;&quot;;[.U$3];IF([.T$2]&lt;&gt;&quot;&quot;;[.$B44];&quot;&quot;))" office:value-type="percentage" office:value="0.5" calcext:value-type="percentage">
            <text:p>50 %</text:p>
          </table:table-cell>
          <table:table-cell table:style-name="ce34" table:formula="of:=IF([.U$2]&lt;&gt;&quot;&quot;;ROUND([.U$3]*[.U$4];2);IF([.T$2]&lt;&gt;&quot;&quot;;0;&quot;&quot;)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U$2]&lt;&gt;&quot;&quot;;[.$A46]+7;&quot;&quot;)" office:value-type="date" office:date-value="2021-05-24" calcext:value-type="date">
            <text:p>24.05.2021</text:p>
          </table:table-cell>
          <table:table-cell table:style-name="ce34" table:formula="of:=IF([.U$2]&lt;&gt;&quot;&quot;;[.$B46];&quot;&quot;)" office:value-type="percentage" office:value="0.5" calcext:value-type="percentage">
            <text:p>50 %</text:p>
          </table:table-cell>
          <table:table-cell table:style-name="ce34" table:formula="of:=IF([.U$2]&lt;&gt;&quot;&quot;;[.$C46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47]" office:value-type="date" office:date-value="2021-05-24" calcext:value-type="date">
            <text:p>24.05.2021</text:p>
          </table:table-cell>
          <table:table-cell table:style-name="ce34" table:formula="of:=IF([.V$2]&lt;&gt;&quot;&quot;;[.V$3];IF([.U$2]&lt;&gt;&quot;&quot;;[.$B46];&quot;&quot;))" office:value-type="percentage" office:value="0.5" calcext:value-type="percentage">
            <text:p>50 %</text:p>
          </table:table-cell>
          <table:table-cell table:style-name="ce34" table:formula="of:=IF([.V$2]&lt;&gt;&quot;&quot;;ROUND([.V$3]*[.V$4];2);IF([.U$2]&lt;&gt;&quot;&quot;;0;&quot;&quot;)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V$2]&lt;&gt;&quot;&quot;;[.$A48]+7;&quot;&quot;)" office:value-type="date" office:date-value="2021-05-31" calcext:value-type="date">
            <text:p>31.05.2021</text:p>
          </table:table-cell>
          <table:table-cell table:style-name="ce34" table:formula="of:=IF([.V$2]&lt;&gt;&quot;&quot;;[.$B48];&quot;&quot;)" office:value-type="percentage" office:value="0.5" calcext:value-type="percentage">
            <text:p>50 %</text:p>
          </table:table-cell>
          <table:table-cell table:style-name="ce34" table:formula="of:=IF([.V$2]&lt;&gt;&quot;&quot;;[.$C48];&quot;&quot;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49]" office:value-type="date" office:date-value="2021-05-31" calcext:value-type="date">
            <text:p>31.05.2021</text:p>
          </table:table-cell>
          <table:table-cell table:style-name="ce34" table:formula="of:=IF([.W$2]&lt;&gt;&quot;&quot;;[.W$3];IF([.V$2]&lt;&gt;&quot;&quot;;[.$B48];&quot;&quot;))" office:value-type="percentage" office:value="0.5" calcext:value-type="percentage">
            <text:p>50 %</text:p>
          </table:table-cell>
          <table:table-cell table:style-name="ce34" table:formula="of:=IF([.W$2]&lt;&gt;&quot;&quot;;ROUND([.W$3]*[.W$4];2);IF([.V$2]&lt;&gt;&quot;&quot;;0;&quot;&quot;)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W$2]&lt;&gt;&quot;&quot;;[.$A50]+7;&quot;&quot;)" office:value-type="date" office:date-value="2021-06-07" calcext:value-type="date">
            <text:p>07.06.2021</text:p>
          </table:table-cell>
          <table:table-cell table:style-name="ce34" table:formula="of:=IF([.W$2]&lt;&gt;&quot;&quot;;[.$B50];&quot;&quot;)" office:value-type="percentage" office:value="0.5" calcext:value-type="percentage">
            <text:p>50 %</text:p>
          </table:table-cell>
          <table:table-cell table:style-name="ce34" table:formula="of:=IF([.W$2]&lt;&gt;&quot;&quot;;[.$C50];&quot;&quot;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51]" office:value-type="date" office:date-value="2021-06-07" calcext:value-type="date">
            <text:p>07.06.2021</text:p>
          </table:table-cell>
          <table:table-cell table:style-name="ce34" table:formula="of:=IF([.X$2]&lt;&gt;&quot;&quot;;[.X$3];IF([.W$2]&lt;&gt;&quot;&quot;;[.$B50];&quot;&quot;))" office:value-type="percentage" office:value="0.5" calcext:value-type="percentage">
            <text:p>50 %</text:p>
          </table:table-cell>
          <table:table-cell table:style-name="ce34" table:formula="of:=IF([.X$2]&lt;&gt;&quot;&quot;;ROUND([.X$3]*[.X$4];2);IF([.W$2]&lt;&gt;&quot;&quot;;0;&quot;&quot;)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X$2]&lt;&gt;&quot;&quot;;[.$A52]+7;&quot;&quot;)" office:value-type="date" office:date-value="2021-06-14" calcext:value-type="date">
            <text:p>14.06.2021</text:p>
          </table:table-cell>
          <table:table-cell table:style-name="ce34" table:formula="of:=IF([.X$2]&lt;&gt;&quot;&quot;;[.$B52];&quot;&quot;)" office:value-type="percentage" office:value="0.5" calcext:value-type="percentage">
            <text:p>50 %</text:p>
          </table:table-cell>
          <table:table-cell table:style-name="ce34" table:formula="of:=IF([.X$2]&lt;&gt;&quot;&quot;;[.$C52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53]" office:value-type="date" office:date-value="2021-06-14" calcext:value-type="date">
            <text:p>14.06.2021</text:p>
          </table:table-cell>
          <table:table-cell table:style-name="ce34" table:formula="of:=IF([.Y$2]&lt;&gt;&quot;&quot;;[.Y$3];IF([.X$2]&lt;&gt;&quot;&quot;;[.$B52];&quot;&quot;))" office:value-type="percentage" office:value="0.5" calcext:value-type="percentage">
            <text:p>50 %</text:p>
          </table:table-cell>
          <table:table-cell table:style-name="ce34" table:formula="of:=IF([.Y$2]&lt;&gt;&quot;&quot;;ROUND([.Y$3]*[.Y$4];2);IF([.X$2]&lt;&gt;&quot;&quot;;0;&quot;&quot;)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Y$2]&lt;&gt;&quot;&quot;;[.$A54]+7;&quot;&quot;)" office:value-type="date" office:date-value="2021-06-21" calcext:value-type="date">
            <text:p>21.06.2021</text:p>
          </table:table-cell>
          <table:table-cell table:style-name="ce34" table:formula="of:=IF([.Y$2]&lt;&gt;&quot;&quot;;[.$B54];&quot;&quot;)" office:value-type="percentage" office:value="0.5" calcext:value-type="percentage">
            <text:p>50 %</text:p>
          </table:table-cell>
          <table:table-cell table:style-name="ce34" table:formula="of:=IF([.Y$2]&lt;&gt;&quot;&quot;;[.$C54];&quot;&quot;)" office:value-type="percentage" office:value="0.25" calcext:value-type="percentage">
            <text:p>25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55]" office:value-type="date" office:date-value="2021-06-21" calcext:value-type="date">
            <text:p>21.06.2021</text:p>
          </table:table-cell>
          <table:table-cell table:style-name="ce34" table:formula="of:=IF([.Z$2]&lt;&gt;&quot;&quot;;[.Z$3];IF([.Y$2]&lt;&gt;&quot;&quot;;[.$B54];&quot;&quot;))" office:value-type="percentage" office:value="0.5" calcext:value-type="percentage">
            <text:p>50 %</text:p>
          </table:table-cell>
          <table:table-cell table:style-name="ce34" table:formula="of:=IF([.Z$2]&lt;&gt;&quot;&quot;;ROUND([.Z$3]*[.Z$4];2);IF([.Y$2]&lt;&gt;&quot;&quot;;0;&quot;&quot;))" office:value-type="percentage" office:value="0.38" calcext:value-type="percentage">
            <text:p>38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Z$2]&lt;&gt;&quot;&quot;;[.$A56]+7;&quot;&quot;)" office:value-type="date" office:date-value="2021-06-28" calcext:value-type="date">
            <text:p>28.06.2021</text:p>
          </table:table-cell>
          <table:table-cell table:style-name="ce34" table:formula="of:=IF([.Z$2]&lt;&gt;&quot;&quot;;[.$B56];&quot;&quot;)" office:value-type="percentage" office:value="0.5" calcext:value-type="percentage">
            <text:p>50 %</text:p>
          </table:table-cell>
          <table:table-cell table:style-name="ce34" table:formula="of:=IF([.Z$2]&lt;&gt;&quot;&quot;;[.$C56];&quot;&quot;)" office:value-type="percentage" office:value="0.38" calcext:value-type="percentage">
            <text:p>38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57]" office:value-type="date" office:date-value="2021-06-28" calcext:value-type="date">
            <text:p>28.06.2021</text:p>
          </table:table-cell>
          <table:table-cell table:style-name="ce34" table:formula="of:=IF([.AA$2]&lt;&gt;&quot;&quot;;[.AA$3];IF([.Z$2]&lt;&gt;&quot;&quot;;[.$B56];&quot;&quot;))" office:value-type="percentage" office:value="0.5" calcext:value-type="percentage">
            <text:p>50 %</text:p>
          </table:table-cell>
          <table:table-cell table:style-name="ce34" table:formula="of:=IF([.AA$2]&lt;&gt;&quot;&quot;;ROUND([.AA$3]*[.AA$4];2);IF([.Z$2]&lt;&gt;&quot;&quot;;0;&quot;&quot;))" office:value-type="percentage" office:value="0.5" calcext:value-type="percentage">
            <text:p>5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A$2]&lt;&gt;&quot;&quot;;[.$A58]+7;&quot;&quot;)" office:value-type="date" office:date-value="2021-07-05" calcext:value-type="date">
            <text:p>05.07.2021</text:p>
          </table:table-cell>
          <table:table-cell table:style-name="ce34" table:formula="of:=IF([.AA$2]&lt;&gt;&quot;&quot;;[.$B58];&quot;&quot;)" office:value-type="percentage" office:value="0.5" calcext:value-type="percentage">
            <text:p>50 %</text:p>
          </table:table-cell>
          <table:table-cell table:style-name="ce34" table:formula="of:=IF([.AA$2]&lt;&gt;&quot;&quot;;[.$C58];&quot;&quot;)" office:value-type="percentage" office:value="0.5" calcext:value-type="percentage">
            <text:p>50 %</text:p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59]" office:value-type="date" office:date-value="2021-07-05" calcext:value-type="date">
            <text:p>05.07.2021</text:p>
          </table:table-cell>
          <table:table-cell table:style-name="ce34" table:formula="of:=IF([.AB$2]&lt;&gt;&quot;&quot;;[.AB$3];IF([.AA$2]&lt;&gt;&quot;&quot;;[.$B58];&quot;&quot;))" office:value-type="percentage" office:value="0" calcext:value-type="percentage">
            <text:p>0 %</text:p>
          </table:table-cell>
          <table:table-cell table:style-name="ce34" table:formula="of:=IF([.AB$2]&lt;&gt;&quot;&quot;;ROUND([.AB$3]*[.AB$4];2);IF([.AA$2]&lt;&gt;&quot;&quot;;0;&quot;&quot;))" office:value-type="percentage" office:value="0" calcext:value-type="percentage">
            <text:p>0 %</text:p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IF([.AB$2]&lt;&gt;&quot;&quot;;[.$A60]+7;&quot;&quot;)" office:value-type="date" office:date-value="2021-07-12" calcext:value-type="date">
            <text:p>12.07.2021</text:p>
          </table:table-cell>
          <table:table-cell table:style-name="ce34" table:formula="of:=IF([.AB$2]&lt;&gt;&quot;&quot;;[.$B60];&quot;&quot;)" office:value-type="percentage" office:value="0" calcext:value-type="percentage">
            <text:p>0 %</text:p>
          </table:table-cell>
          <table:table-cell table:style-name="ce34" table:formula="of:=IF([.AB$2]&lt;&gt;&quot;&quot;;[.$C60];&quot;&quot;)" office:value-type="percentage" office:value="0" calcext:value-type="percentage">
            <text:p>0 %</text:p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61]" office:value-type="date" office:date-value="2021-07-12" calcext:value-type="date">
            <text:p>12.07.2021</text:p>
          </table:table-cell>
          <table:table-cell table:style-name="ce34" table:formula="of:=IF([.AC$2]&lt;&gt;&quot;&quot;;[.AC$3];IF([.AB$2]&lt;&gt;&quot;&quot;;[.$B60];&quot;&quot;))" office:value-type="percentage" office:value="0" calcext:value-type="percentage">
            <text:p>0 %</text:p>
          </table:table-cell>
          <table:table-cell table:style-name="ce34" table:formula="of:=IF([.AC$2]&lt;&gt;&quot;&quot;;ROUND([.AC$3]*[.AC$4];2);IF([.AB$2]&lt;&gt;&quot;&quot;;0;&quot;&quot;))" office:value-type="percentage" office:value="0" calcext:value-type="percentage">
            <text:p>0 %</text:p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AC$2]&lt;&gt;&quot;&quot;;[.$A62]+7;&quot;&quot;)">
            <text:p/>
          </table:table-cell>
          <table:table-cell table:style-name="ce34" table:formula="of:=IF([.AC$2]&lt;&gt;&quot;&quot;;[.$B62];&quot;&quot;)">
            <text:p/>
          </table:table-cell>
          <table:table-cell table:style-name="ce34" table:formula="of:=IF([.AC$2]&lt;&gt;&quot;&quot;;[.$C62];&quot;&quot;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[.$A63]">
            <text:p/>
          </table:table-cell>
          <table:table-cell table:style-name="ce34" table:formula="of:=IF([.AD$2]&lt;&gt;&quot;&quot;;[.AD$3];IF([.AC$2]&lt;&gt;&quot;&quot;;[.$B62];&quot;&quot;))">
            <text:p/>
          </table:table-cell>
          <table:table-cell table:style-name="ce34" table:formula="of:=IF([.AD$2]&lt;&gt;&quot;&quot;;ROUND([.AD$3]*[.AD$4];2);IF([.AC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AD$2]&lt;&gt;&quot;&quot;;[.$A64]+7;&quot;&quot;)">
            <text:p/>
          </table:table-cell>
          <table:table-cell table:style-name="ce34" table:formula="of:=IF([.AD$2]&lt;&gt;&quot;&quot;;[.$B64];&quot;&quot;)">
            <text:p/>
          </table:table-cell>
          <table:table-cell table:style-name="ce34" table:formula="of:=IF([.AD$2]&lt;&gt;&quot;&quot;;[.$C64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65]">
            <text:p/>
          </table:table-cell>
          <table:table-cell table:style-name="ce34" table:formula="of:=IF([.AE$2]&lt;&gt;&quot;&quot;;[.AE$3];IF([.AD$2]&lt;&gt;&quot;&quot;;[.$B64];&quot;&quot;))">
            <text:p/>
          </table:table-cell>
          <table:table-cell table:style-name="ce34" table:formula="of:=IF([.AE$2]&lt;&gt;&quot;&quot;;ROUND([.AE$3]*[.AE$4];2);IF([.AD$2]&lt;&gt;&quot;&quot;;0;&quot;&quot;)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IF([.AE$2]&lt;&gt;&quot;&quot;;[.$A66]+7;&quot;&quot;)">
            <text:p/>
          </table:table-cell>
          <table:table-cell table:style-name="ce34" table:formula="of:=IF([.AE$2]&lt;&gt;&quot;&quot;;[.$B66];&quot;&quot;)">
            <text:p/>
          </table:table-cell>
          <table:table-cell table:style-name="ce34" table:formula="of:=IF([.AE$2]&lt;&gt;&quot;&quot;;[.$C6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67]">
            <text:p/>
          </table:table-cell>
          <table:table-cell table:style-name="ce34" table:formula="of:=IF([.AF$2]&lt;&gt;&quot;&quot;;[.AF$3];IF([.AE$2]&lt;&gt;&quot;&quot;;[.$B66];&quot;&quot;))">
            <text:p/>
          </table:table-cell>
          <table:table-cell table:style-name="ce34" table:formula="of:=IF([.AF$2]&lt;&gt;&quot;&quot;;ROUND([.AF$3]*[.AF$4];2);IF([.AE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F$2]&lt;&gt;&quot;&quot;;[.$A68]+7;&quot;&quot;)">
            <text:p/>
          </table:table-cell>
          <table:table-cell table:style-name="ce34" table:formula="of:=IF([.AF$2]&lt;&gt;&quot;&quot;;[.$B68];&quot;&quot;)">
            <text:p/>
          </table:table-cell>
          <table:table-cell table:style-name="ce34" table:formula="of:=IF([.AF$2]&lt;&gt;&quot;&quot;;[.$C6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69]">
            <text:p/>
          </table:table-cell>
          <table:table-cell table:style-name="ce34" table:formula="of:=IF([.AG$2]&lt;&gt;&quot;&quot;;[.AG$3];IF([.AF$2]&lt;&gt;&quot;&quot;;[.$B68];&quot;&quot;))">
            <text:p/>
          </table:table-cell>
          <table:table-cell table:style-name="ce34" table:formula="of:=IF([.AG$2]&lt;&gt;&quot;&quot;;ROUND([.AG$3]*[.AG$4];2);IF([.AF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G$2]&lt;&gt;&quot;&quot;;[.$A70]+7;&quot;&quot;)">
            <text:p/>
          </table:table-cell>
          <table:table-cell table:style-name="ce34" table:formula="of:=IF([.AG$2]&lt;&gt;&quot;&quot;;[.$B70];&quot;&quot;)">
            <text:p/>
          </table:table-cell>
          <table:table-cell table:style-name="ce34" table:formula="of:=IF([.AG$2]&lt;&gt;&quot;&quot;;[.$C7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71]">
            <text:p/>
          </table:table-cell>
          <table:table-cell table:style-name="ce34" table:formula="of:=IF([.AH$2]&lt;&gt;&quot;&quot;;[.AH$3];IF([.AG$2]&lt;&gt;&quot;&quot;;[.$B70];&quot;&quot;))">
            <text:p/>
          </table:table-cell>
          <table:table-cell table:style-name="ce34" table:formula="of:=IF([.AH$2]&lt;&gt;&quot;&quot;;ROUND([.AH$3]*[.AH$4];2);IF([.AG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H$2]&lt;&gt;&quot;&quot;;[.$A72]+7;&quot;&quot;)">
            <text:p/>
          </table:table-cell>
          <table:table-cell table:style-name="ce34" table:formula="of:=IF([.AH$2]&lt;&gt;&quot;&quot;;[.$B72];&quot;&quot;)">
            <text:p/>
          </table:table-cell>
          <table:table-cell table:style-name="ce34" table:formula="of:=IF([.AH$2]&lt;&gt;&quot;&quot;;[.$C72];&quot;&quot;)">
            <text:p/>
          </table:table-cell>
          <table:table-cell table:style-name="ce1" table:number-columns-repeated="2"/>
          <table:table-cell table:style-name="ce20"/>
          <table:table-cell table:style-name="ce6"/>
          <table:table-cell table:number-columns-repeated="1017"/>
        </table:table-row>
        <table:table-row table:style-name="ro3">
          <table:table-cell table:style-name="ce11" table:formula="of:=[.$A73]">
            <text:p/>
          </table:table-cell>
          <table:table-cell table:style-name="ce34" table:formula="of:=IF([.AI$2]&lt;&gt;&quot;&quot;;[.AI$3];IF([.AH$2]&lt;&gt;&quot;&quot;;[.$B72];&quot;&quot;))">
            <text:p/>
          </table:table-cell>
          <table:table-cell table:style-name="ce34" table:formula="of:=IF([.AI$2]&lt;&gt;&quot;&quot;;ROUND([.AI$3]*[.AI$4];2);IF([.AH$2]&lt;&gt;&quot;&quot;;0;&quot;&quot;))">
            <text:p/>
          </table:table-cell>
          <table:table-cell table:style-name="ce1" table:number-columns-repeated="2"/>
          <table:table-cell table:style-name="ce20"/>
          <table:table-cell table:style-name="ce6"/>
          <table:table-cell table:number-columns-repeated="1017"/>
        </table:table-row>
        <table:table-row table:style-name="ro3">
          <table:table-cell table:style-name="ce11" table:formula="of:=IF([.AI$2]&lt;&gt;&quot;&quot;;[.$A74]+7;&quot;&quot;)">
            <text:p/>
          </table:table-cell>
          <table:table-cell table:style-name="ce34" table:formula="of:=IF([.AI$2]&lt;&gt;&quot;&quot;;[.$B74];&quot;&quot;)">
            <text:p/>
          </table:table-cell>
          <table:table-cell table:style-name="ce34" table:formula="of:=IF([.AI$2]&lt;&gt;&quot;&quot;;[.$C74];&quot;&quot;)">
            <text:p/>
          </table:table-cell>
          <table:table-cell table:style-name="ce1" table:number-columns-repeated="2"/>
          <table:table-cell/>
          <table:table-cell table:style-name="ce6"/>
          <table:table-cell table:number-columns-repeated="1017"/>
        </table:table-row>
        <table:table-row table:style-name="ro3">
          <table:table-cell table:style-name="ce11" table:formula="of:=[.$A75]">
            <text:p/>
          </table:table-cell>
          <table:table-cell table:style-name="ce34" table:formula="of:=IF([.AJ$2]&lt;&gt;&quot;&quot;;[.AJ$3];IF([.AI$2]&lt;&gt;&quot;&quot;;[.$B74];&quot;&quot;))">
            <text:p/>
          </table:table-cell>
          <table:table-cell table:style-name="ce34" table:formula="of:=IF([.AJ$2]&lt;&gt;&quot;&quot;;ROUND([.AJ$3]*[.AJ$4];2);IF([.AI$2]&lt;&gt;&quot;&quot;;0;&quot;&quot;))">
            <text:p/>
          </table:table-cell>
          <table:table-cell table:style-name="ce1" table:number-columns-repeated="2"/>
          <table:table-cell table:style-name="ce21"/>
          <table:table-cell table:number-columns-repeated="1018"/>
        </table:table-row>
        <table:table-row table:style-name="ro3">
          <table:table-cell table:style-name="ce11" table:formula="of:=IF([.AJ$2]&lt;&gt;&quot;&quot;;[.$A76]+7;&quot;&quot;)">
            <text:p/>
          </table:table-cell>
          <table:table-cell table:style-name="ce34" table:formula="of:=IF([.AJ$2]&lt;&gt;&quot;&quot;;[.$B76];&quot;&quot;)">
            <text:p/>
          </table:table-cell>
          <table:table-cell table:style-name="ce34" table:formula="of:=IF([.AJ$2]&lt;&gt;&quot;&quot;;[.$C76];&quot;&quot;)">
            <text:p/>
          </table:table-cell>
          <table:table-cell table:style-name="ce1" table:number-columns-repeated="2"/>
          <table:table-cell table:formula="of:=&quot;&quot;">
            <text:p/>
          </table:table-cell>
          <table:table-cell table:number-columns-repeated="1018"/>
        </table:table-row>
        <table:table-row table:style-name="ro3">
          <table:table-cell table:style-name="ce11" table:formula="of:=[.$A77]">
            <text:p/>
          </table:table-cell>
          <table:table-cell table:style-name="ce34" table:formula="of:=IF([.AK$2]&lt;&gt;&quot;&quot;;[.AK$3];IF([.AJ$2]&lt;&gt;&quot;&quot;;[.$B76];&quot;&quot;))">
            <text:p/>
          </table:table-cell>
          <table:table-cell table:style-name="ce34" table:formula="of:=IF([.AK$2]&lt;&gt;&quot;&quot;;ROUND([.AK$3]*[.AK$4];2);IF([.AJ$2]&lt;&gt;&quot;&quot;;0;&quot;&quot;))">
            <text:p/>
          </table:table-cell>
          <table:table-cell table:style-name="ce1" table:number-columns-repeated="2"/>
          <table:table-cell table:style-name="ce21"/>
          <table:table-cell/>
          <table:table-cell table:style-name="ce20"/>
          <table:table-cell table:number-columns-repeated="1016"/>
        </table:table-row>
        <table:table-row table:style-name="ro3">
          <table:table-cell table:style-name="ce11" table:formula="of:=IF([.AK$2]&lt;&gt;&quot;&quot;;[.$A78]+7;&quot;&quot;)">
            <text:p/>
          </table:table-cell>
          <table:table-cell table:style-name="ce34" table:formula="of:=IF([.AK$2]&lt;&gt;&quot;&quot;;[.$B78];&quot;&quot;)">
            <text:p/>
          </table:table-cell>
          <table:table-cell table:style-name="ce34" table:formula="of:=IF([.AK$2]&lt;&gt;&quot;&quot;;[.$C78];&quot;&quot;)">
            <text:p/>
          </table:table-cell>
          <table:table-cell table:style-name="ce1" table:number-columns-repeated="2"/>
          <table:table-cell table:style-name="ce21"/>
          <table:table-cell/>
          <table:table-cell table:style-name="ce20"/>
          <table:table-cell table:number-columns-repeated="1016"/>
        </table:table-row>
        <table:table-row table:style-name="ro3">
          <table:table-cell table:style-name="ce11" table:formula="of:=[.$A79]">
            <text:p/>
          </table:table-cell>
          <table:table-cell table:style-name="ce34" table:formula="of:=IF([.AL$2]&lt;&gt;&quot;&quot;;[.AL$3];IF([.AK$2]&lt;&gt;&quot;&quot;;[.$B78];&quot;&quot;))">
            <text:p/>
          </table:table-cell>
          <table:table-cell table:style-name="ce34" table:formula="of:=IF([.AL$2]&lt;&gt;&quot;&quot;;ROUND([.AL$3]*[.AL$4];2);IF([.AK$2]&lt;&gt;&quot;&quot;;0;&quot;&quot;))">
            <text:p/>
          </table:table-cell>
          <table:table-cell table:style-name="ce1" table:number-columns-repeated="2"/>
          <table:table-cell table:style-name="ce20"/>
          <table:table-cell table:number-columns-repeated="1018"/>
        </table:table-row>
        <table:table-row table:style-name="ro3">
          <table:table-cell table:style-name="ce11" table:formula="of:=IF([.AL$2]&lt;&gt;&quot;&quot;;[.$A80]+7;&quot;&quot;)">
            <text:p/>
          </table:table-cell>
          <table:table-cell table:style-name="ce34" table:formula="of:=IF([.AL$2]&lt;&gt;&quot;&quot;;[.$B80];&quot;&quot;)">
            <text:p/>
          </table:table-cell>
          <table:table-cell table:style-name="ce34" table:formula="of:=IF([.AL$2]&lt;&gt;&quot;&quot;;[.$C8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81]">
            <text:p/>
          </table:table-cell>
          <table:table-cell table:style-name="ce34" table:formula="of:=IF([.AM$2]&lt;&gt;&quot;&quot;;[.AM$3];IF([.AL$2]&lt;&gt;&quot;&quot;;[.$B80];&quot;&quot;))">
            <text:p/>
          </table:table-cell>
          <table:table-cell table:style-name="ce34" table:formula="of:=IF([.AM$2]&lt;&gt;&quot;&quot;;ROUND([.AM$3]*[.AM$4];2);IF([.AL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M$2]&lt;&gt;&quot;&quot;;[.$A82]+7;&quot;&quot;)">
            <text:p/>
          </table:table-cell>
          <table:table-cell table:style-name="ce34" table:formula="of:=IF([.AM$2]&lt;&gt;&quot;&quot;;[.$B82];&quot;&quot;)">
            <text:p/>
          </table:table-cell>
          <table:table-cell table:style-name="ce34" table:formula="of:=IF([.AM$2]&lt;&gt;&quot;&quot;;[.$C8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83]">
            <text:p/>
          </table:table-cell>
          <table:table-cell table:style-name="ce34" table:formula="of:=IF([.AN$2]&lt;&gt;&quot;&quot;;[.AN$3];IF([.AM$2]&lt;&gt;&quot;&quot;;[.$B82];&quot;&quot;))">
            <text:p/>
          </table:table-cell>
          <table:table-cell table:style-name="ce34" table:formula="of:=IF([.AN$2]&lt;&gt;&quot;&quot;;ROUND([.AN$3]*[.AN$4];2);IF([.AM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N$2]&lt;&gt;&quot;&quot;;[.$A84]+7;&quot;&quot;)">
            <text:p/>
          </table:table-cell>
          <table:table-cell table:style-name="ce34" table:formula="of:=IF([.AN$2]&lt;&gt;&quot;&quot;;[.$B84];&quot;&quot;)">
            <text:p/>
          </table:table-cell>
          <table:table-cell table:style-name="ce34" table:formula="of:=IF([.AN$2]&lt;&gt;&quot;&quot;;[.$C8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85]">
            <text:p/>
          </table:table-cell>
          <table:table-cell table:style-name="ce34" table:formula="of:=IF([.AO$2]&lt;&gt;&quot;&quot;;[.AO$3];IF([.AN$2]&lt;&gt;&quot;&quot;;[.$B84];&quot;&quot;))">
            <text:p/>
          </table:table-cell>
          <table:table-cell table:style-name="ce34" table:formula="of:=IF([.AO$2]&lt;&gt;&quot;&quot;;ROUND([.AO$3]*[.AO$4];2);IF([.AN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O$2]&lt;&gt;&quot;&quot;;[.$A86]+7;&quot;&quot;)">
            <text:p/>
          </table:table-cell>
          <table:table-cell table:style-name="ce34" table:formula="of:=IF([.AO$2]&lt;&gt;&quot;&quot;;[.$B86];&quot;&quot;)">
            <text:p/>
          </table:table-cell>
          <table:table-cell table:style-name="ce34" table:formula="of:=IF([.AO$2]&lt;&gt;&quot;&quot;;[.$C8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87]">
            <text:p/>
          </table:table-cell>
          <table:table-cell table:style-name="ce34" table:formula="of:=IF([.AP$2]&lt;&gt;&quot;&quot;;[.AP$3];IF([.AO$2]&lt;&gt;&quot;&quot;;[.$B86];&quot;&quot;))">
            <text:p/>
          </table:table-cell>
          <table:table-cell table:style-name="ce34" table:formula="of:=IF([.AP$2]&lt;&gt;&quot;&quot;;ROUND([.AP$3]*[.AP$4];2);IF([.AO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P$2]&lt;&gt;&quot;&quot;;[.$A88]+7;&quot;&quot;)">
            <text:p/>
          </table:table-cell>
          <table:table-cell table:style-name="ce34" table:formula="of:=IF([.AP$2]&lt;&gt;&quot;&quot;;[.$B88];&quot;&quot;)">
            <text:p/>
          </table:table-cell>
          <table:table-cell table:style-name="ce34" table:formula="of:=IF([.AP$2]&lt;&gt;&quot;&quot;;[.$C8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89]">
            <text:p/>
          </table:table-cell>
          <table:table-cell table:style-name="ce34" table:formula="of:=IF([.AQ$2]&lt;&gt;&quot;&quot;;[.AQ$3];IF([.AP$2]&lt;&gt;&quot;&quot;;[.$B88];&quot;&quot;))">
            <text:p/>
          </table:table-cell>
          <table:table-cell table:style-name="ce34" table:formula="of:=IF([.AQ$2]&lt;&gt;&quot;&quot;;ROUND([.AQ$3]*[.AQ$4];2);IF([.AP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Q$2]&lt;&gt;&quot;&quot;;[.$A90]+7;&quot;&quot;)">
            <text:p/>
          </table:table-cell>
          <table:table-cell table:style-name="ce34" table:formula="of:=IF([.AQ$2]&lt;&gt;&quot;&quot;;[.$B90];&quot;&quot;)">
            <text:p/>
          </table:table-cell>
          <table:table-cell table:style-name="ce34" table:formula="of:=IF([.AQ$2]&lt;&gt;&quot;&quot;;[.$C9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91]">
            <text:p/>
          </table:table-cell>
          <table:table-cell table:style-name="ce34" table:formula="of:=IF([.AR$2]&lt;&gt;&quot;&quot;;[.AR$3];IF([.AQ$2]&lt;&gt;&quot;&quot;;[.$B90];&quot;&quot;))">
            <text:p/>
          </table:table-cell>
          <table:table-cell table:style-name="ce34" table:formula="of:=IF([.AR$2]&lt;&gt;&quot;&quot;;ROUND([.AR$3]*[.AR$4];2);IF([.AQ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R$2]&lt;&gt;&quot;&quot;;[.$A92]+7;&quot;&quot;)">
            <text:p/>
          </table:table-cell>
          <table:table-cell table:style-name="ce34" table:formula="of:=IF([.AR$2]&lt;&gt;&quot;&quot;;[.$B92];&quot;&quot;)">
            <text:p/>
          </table:table-cell>
          <table:table-cell table:style-name="ce34" table:formula="of:=IF([.AR$2]&lt;&gt;&quot;&quot;;[.$C9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93]">
            <text:p/>
          </table:table-cell>
          <table:table-cell table:style-name="ce34" table:formula="of:=IF([.AS$2]&lt;&gt;&quot;&quot;;[.AS$3];IF([.AR$2]&lt;&gt;&quot;&quot;;[.$B92];&quot;&quot;))">
            <text:p/>
          </table:table-cell>
          <table:table-cell table:style-name="ce34" table:formula="of:=IF([.AS$2]&lt;&gt;&quot;&quot;;ROUND([.AS$3]*[.AS$4];2);IF([.AR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S$2]&lt;&gt;&quot;&quot;;[.$A94]+7;&quot;&quot;)">
            <text:p/>
          </table:table-cell>
          <table:table-cell table:style-name="ce34" table:formula="of:=IF([.AS$2]&lt;&gt;&quot;&quot;;[.$B94];&quot;&quot;)">
            <text:p/>
          </table:table-cell>
          <table:table-cell table:style-name="ce34" table:formula="of:=IF([.AS$2]&lt;&gt;&quot;&quot;;[.$C9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95]">
            <text:p/>
          </table:table-cell>
          <table:table-cell table:style-name="ce34" table:formula="of:=IF([.AT$2]&lt;&gt;&quot;&quot;;[.AT$3];IF([.AS$2]&lt;&gt;&quot;&quot;;[.$B94];&quot;&quot;))">
            <text:p/>
          </table:table-cell>
          <table:table-cell table:style-name="ce34" table:formula="of:=IF([.AT$2]&lt;&gt;&quot;&quot;;ROUND([.AT$3]*[.AT$4];2);IF([.AS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T$2]&lt;&gt;&quot;&quot;;[.$A96]+7;&quot;&quot;)">
            <text:p/>
          </table:table-cell>
          <table:table-cell table:style-name="ce34" table:formula="of:=IF([.AT$2]&lt;&gt;&quot;&quot;;[.$B96];&quot;&quot;)">
            <text:p/>
          </table:table-cell>
          <table:table-cell table:style-name="ce34" table:formula="of:=IF([.AT$2]&lt;&gt;&quot;&quot;;[.$C96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97]">
            <text:p/>
          </table:table-cell>
          <table:table-cell table:style-name="ce34" table:formula="of:=IF([.AU$2]&lt;&gt;&quot;&quot;;[.AU$3];IF([.AT$2]&lt;&gt;&quot;&quot;;[.$B96];&quot;&quot;))">
            <text:p/>
          </table:table-cell>
          <table:table-cell table:style-name="ce34" table:formula="of:=IF([.AU$2]&lt;&gt;&quot;&quot;;ROUND([.AU$3]*[.AU$4];2);IF([.AT$2]&lt;&gt;&quot;&quot;;0;&quot;&quot;)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IF([.AU$2]&lt;&gt;&quot;&quot;;[.$A98]+7;&quot;&quot;)">
            <text:p/>
          </table:table-cell>
          <table:table-cell table:style-name="ce34" table:formula="of:=IF([.AU$2]&lt;&gt;&quot;&quot;;[.$B98];&quot;&quot;)">
            <text:p/>
          </table:table-cell>
          <table:table-cell table:style-name="ce34" table:formula="of:=IF([.AU$2]&lt;&gt;&quot;&quot;;[.$C98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99]">
            <text:p/>
          </table:table-cell>
          <table:table-cell table:style-name="ce34" table:formula="of:=IF([.AV$2]&lt;&gt;&quot;&quot;;[.AV$3];IF([.AU$2]&lt;&gt;&quot;&quot;;[.$B98];&quot;&quot;))">
            <text:p/>
          </table:table-cell>
          <table:table-cell table:style-name="ce34" table:formula="of:=IF([.AV$2]&lt;&gt;&quot;&quot;;ROUND([.AV$3]*[.AV$4];2);IF([.AU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AV$2]&lt;&gt;&quot;&quot;;[.$A100]+7;&quot;&quot;)">
            <text:p/>
          </table:table-cell>
          <table:table-cell table:style-name="ce34" table:formula="of:=IF([.AV$2]&lt;&gt;&quot;&quot;;[.$B100];&quot;&quot;)">
            <text:p/>
          </table:table-cell>
          <table:table-cell table:style-name="ce34" table:formula="of:=IF([.AV$2]&lt;&gt;&quot;&quot;;[.$C100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101]">
            <text:p/>
          </table:table-cell>
          <table:table-cell table:style-name="ce34" table:formula="of:=IF([.AW$2]&lt;&gt;&quot;&quot;;[.AW$3];IF([.AV$2]&lt;&gt;&quot;&quot;;[.$B100];&quot;&quot;))">
            <text:p/>
          </table:table-cell>
          <table:table-cell table:style-name="ce34" table:formula="of:=IF([.AW$2]&lt;&gt;&quot;&quot;;ROUND([.AW$3]*[.AW$4];2);IF([.AV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W$2]&lt;&gt;&quot;&quot;;[.$A102]+7;&quot;&quot;)">
            <text:p/>
          </table:table-cell>
          <table:table-cell table:style-name="ce34" table:formula="of:=IF([.AW$2]&lt;&gt;&quot;&quot;;[.$B102];&quot;&quot;)">
            <text:p/>
          </table:table-cell>
          <table:table-cell table:style-name="ce34" table:formula="of:=IF([.AW$2]&lt;&gt;&quot;&quot;;[.$C10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03]">
            <text:p/>
          </table:table-cell>
          <table:table-cell table:style-name="ce34" table:formula="of:=IF([.AX$2]&lt;&gt;&quot;&quot;;[.AX$3];IF([.AW$2]&lt;&gt;&quot;&quot;;[.$B102];&quot;&quot;))">
            <text:p/>
          </table:table-cell>
          <table:table-cell table:style-name="ce34" table:formula="of:=IF([.AX$2]&lt;&gt;&quot;&quot;;ROUND([.AX$3]*[.AX$4];2);IF([.AW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X$2]&lt;&gt;&quot;&quot;;[.$A104]+7;&quot;&quot;)">
            <text:p/>
          </table:table-cell>
          <table:table-cell table:style-name="ce34" table:formula="of:=IF([.AX$2]&lt;&gt;&quot;&quot;;[.$B104];&quot;&quot;)">
            <text:p/>
          </table:table-cell>
          <table:table-cell table:style-name="ce34" table:formula="of:=IF([.AX$2]&lt;&gt;&quot;&quot;;[.$C10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05]">
            <text:p/>
          </table:table-cell>
          <table:table-cell table:style-name="ce34" table:formula="of:=IF([.AY$2]&lt;&gt;&quot;&quot;;[.AY$3];IF([.AX$2]&lt;&gt;&quot;&quot;;[.$B104];&quot;&quot;))">
            <text:p/>
          </table:table-cell>
          <table:table-cell table:style-name="ce34" table:formula="of:=IF([.AY$2]&lt;&gt;&quot;&quot;;ROUND([.AY$3]*[.AY$4];2);IF([.AX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Y$2]&lt;&gt;&quot;&quot;;[.$A106]+7;&quot;&quot;)">
            <text:p/>
          </table:table-cell>
          <table:table-cell table:style-name="ce34" table:formula="of:=IF([.AY$2]&lt;&gt;&quot;&quot;;[.$B106];&quot;&quot;)">
            <text:p/>
          </table:table-cell>
          <table:table-cell table:style-name="ce34" table:formula="of:=IF([.AY$2]&lt;&gt;&quot;&quot;;[.$C10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07]">
            <text:p/>
          </table:table-cell>
          <table:table-cell table:style-name="ce34" table:formula="of:=IF([.AZ$2]&lt;&gt;&quot;&quot;;[.AZ$3];IF([.AY$2]&lt;&gt;&quot;&quot;;[.$B106];&quot;&quot;))">
            <text:p/>
          </table:table-cell>
          <table:table-cell table:style-name="ce34" table:formula="of:=IF([.AZ$2]&lt;&gt;&quot;&quot;;ROUND([.AZ$3]*[.AZ$4];2);IF([.AY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AZ$2]&lt;&gt;&quot;&quot;;[.$A108]+7;&quot;&quot;)">
            <text:p/>
          </table:table-cell>
          <table:table-cell table:style-name="ce34" table:formula="of:=IF([.AZ$2]&lt;&gt;&quot;&quot;;[.$B108];&quot;&quot;)">
            <text:p/>
          </table:table-cell>
          <table:table-cell table:style-name="ce34" table:formula="of:=IF([.AZ$2]&lt;&gt;&quot;&quot;;[.$C10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09]">
            <text:p/>
          </table:table-cell>
          <table:table-cell table:style-name="ce34" table:formula="of:=IF([.BA$2]&lt;&gt;&quot;&quot;;[.BA$3];IF([.AZ$2]&lt;&gt;&quot;&quot;;[.$B108];&quot;&quot;))">
            <text:p/>
          </table:table-cell>
          <table:table-cell table:style-name="ce34" table:formula="of:=IF([.BA$2]&lt;&gt;&quot;&quot;;ROUND([.BA$3]*[.BA$4];2);IF([.AZ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A$2]&lt;&gt;&quot;&quot;;[.$A110]+7;&quot;&quot;)">
            <text:p/>
          </table:table-cell>
          <table:table-cell table:style-name="ce34" table:formula="of:=IF([.BA$2]&lt;&gt;&quot;&quot;;[.$B110];&quot;&quot;)">
            <text:p/>
          </table:table-cell>
          <table:table-cell table:style-name="ce34" table:formula="of:=IF([.BA$2]&lt;&gt;&quot;&quot;;[.$C11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11]">
            <text:p/>
          </table:table-cell>
          <table:table-cell table:style-name="ce34" table:formula="of:=IF([.BB$2]&lt;&gt;&quot;&quot;;[.BB$3];IF([.BA$2]&lt;&gt;&quot;&quot;;[.$B110];&quot;&quot;))">
            <text:p/>
          </table:table-cell>
          <table:table-cell table:style-name="ce34" table:formula="of:=IF([.BB$2]&lt;&gt;&quot;&quot;;ROUND([.BB$3]*[.BB$4];2);IF([.BA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B$2]&lt;&gt;&quot;&quot;;[.$A112]+7;&quot;&quot;)">
            <text:p/>
          </table:table-cell>
          <table:table-cell table:style-name="ce34" table:formula="of:=IF([.BB$2]&lt;&gt;&quot;&quot;;[.$B112];&quot;&quot;)">
            <text:p/>
          </table:table-cell>
          <table:table-cell table:style-name="ce34" table:formula="of:=IF([.BB$2]&lt;&gt;&quot;&quot;;[.$C11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13]">
            <text:p/>
          </table:table-cell>
          <table:table-cell table:style-name="ce34" table:formula="of:=IF([.BC$2]&lt;&gt;&quot;&quot;;[.BC$3];IF([.BB$2]&lt;&gt;&quot;&quot;;[.$B112];&quot;&quot;))">
            <text:p/>
          </table:table-cell>
          <table:table-cell table:style-name="ce34" table:formula="of:=IF([.BC$2]&lt;&gt;&quot;&quot;;ROUND([.BC$3]*[.BC$4];2);IF([.BB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C$2]&lt;&gt;&quot;&quot;;[.$A114]+7;&quot;&quot;)">
            <text:p/>
          </table:table-cell>
          <table:table-cell table:style-name="ce34" table:formula="of:=IF([.BC$2]&lt;&gt;&quot;&quot;;[.$B114];&quot;&quot;)">
            <text:p/>
          </table:table-cell>
          <table:table-cell table:style-name="ce34" table:formula="of:=IF([.BC$2]&lt;&gt;&quot;&quot;;[.$C114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115]">
            <text:p/>
          </table:table-cell>
          <table:table-cell table:style-name="ce34" table:formula="of:=IF([.BD$2]&lt;&gt;&quot;&quot;;[.BD$3];IF([.BC$2]&lt;&gt;&quot;&quot;;[.$B114];&quot;&quot;))">
            <text:p/>
          </table:table-cell>
          <table:table-cell table:style-name="ce34" table:formula="of:=IF([.BD$2]&lt;&gt;&quot;&quot;;ROUND([.BD$3]*[.BD$4];2);IF([.BC$2]&lt;&gt;&quot;&quot;;0;&quot;&quot;)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IF([.BD$2]&lt;&gt;&quot;&quot;;[.$A116]+7;&quot;&quot;)">
            <text:p/>
          </table:table-cell>
          <table:table-cell table:style-name="ce34" table:formula="of:=IF([.BD$2]&lt;&gt;&quot;&quot;;[.$B116];&quot;&quot;)">
            <text:p/>
          </table:table-cell>
          <table:table-cell table:style-name="ce34" table:formula="of:=IF([.BD$2]&lt;&gt;&quot;&quot;;[.$C116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117]">
            <text:p/>
          </table:table-cell>
          <table:table-cell table:style-name="ce34" table:formula="of:=IF([.BE$2]&lt;&gt;&quot;&quot;;[.BE$3];IF([.BD$2]&lt;&gt;&quot;&quot;;[.$B116];&quot;&quot;))">
            <text:p/>
          </table:table-cell>
          <table:table-cell table:style-name="ce34" table:formula="of:=IF([.BE$2]&lt;&gt;&quot;&quot;;ROUND([.BE$3]*[.BE$4];2);IF([.BD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BE$2]&lt;&gt;&quot;&quot;;[.$A118]+7;&quot;&quot;)">
            <text:p/>
          </table:table-cell>
          <table:table-cell table:style-name="ce34" table:formula="of:=IF([.BE$2]&lt;&gt;&quot;&quot;;[.$B118];&quot;&quot;)">
            <text:p/>
          </table:table-cell>
          <table:table-cell table:style-name="ce34" table:formula="of:=IF([.BE$2]&lt;&gt;&quot;&quot;;[.$C118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119]">
            <text:p/>
          </table:table-cell>
          <table:table-cell table:style-name="ce34" table:formula="of:=IF([.BF$2]&lt;&gt;&quot;&quot;;[.BF$3];IF([.BE$2]&lt;&gt;&quot;&quot;;[.$B118];&quot;&quot;))">
            <text:p/>
          </table:table-cell>
          <table:table-cell table:style-name="ce34" table:formula="of:=IF([.BF$2]&lt;&gt;&quot;&quot;;ROUND([.BF$3]*[.BF$4];2);IF([.BE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F$2]&lt;&gt;&quot;&quot;;[.$A120]+7;&quot;&quot;)">
            <text:p/>
          </table:table-cell>
          <table:table-cell table:style-name="ce34" table:formula="of:=IF([.BF$2]&lt;&gt;&quot;&quot;;[.$B120];&quot;&quot;)">
            <text:p/>
          </table:table-cell>
          <table:table-cell table:style-name="ce34" table:formula="of:=IF([.BF$2]&lt;&gt;&quot;&quot;;[.$C12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21]">
            <text:p/>
          </table:table-cell>
          <table:table-cell table:style-name="ce34" table:formula="of:=IF([.BG$2]&lt;&gt;&quot;&quot;;[.BG$3];IF([.BF$2]&lt;&gt;&quot;&quot;;[.$B120];&quot;&quot;))">
            <text:p/>
          </table:table-cell>
          <table:table-cell table:style-name="ce34" table:formula="of:=IF([.BG$2]&lt;&gt;&quot;&quot;;ROUND([.BG$3]*[.BG$4];2);IF([.BF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G$2]&lt;&gt;&quot;&quot;;[.$A122]+7;&quot;&quot;)">
            <text:p/>
          </table:table-cell>
          <table:table-cell table:style-name="ce34" table:formula="of:=IF([.BG$2]&lt;&gt;&quot;&quot;;[.$B122];&quot;&quot;)">
            <text:p/>
          </table:table-cell>
          <table:table-cell table:style-name="ce34" table:formula="of:=IF([.BG$2]&lt;&gt;&quot;&quot;;[.$C12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23]">
            <text:p/>
          </table:table-cell>
          <table:table-cell table:style-name="ce34" table:formula="of:=IF([.BH$2]&lt;&gt;&quot;&quot;;[.BH$3];IF([.BG$2]&lt;&gt;&quot;&quot;;[.$B122];&quot;&quot;))">
            <text:p/>
          </table:table-cell>
          <table:table-cell table:style-name="ce34" table:formula="of:=IF([.BH$2]&lt;&gt;&quot;&quot;;ROUND([.BH$3]*[.BH$4];2);IF([.BG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H$2]&lt;&gt;&quot;&quot;;[.$A124]+7;&quot;&quot;)">
            <text:p/>
          </table:table-cell>
          <table:table-cell table:style-name="ce34" table:formula="of:=IF([.BH$2]&lt;&gt;&quot;&quot;;[.$B124];&quot;&quot;)">
            <text:p/>
          </table:table-cell>
          <table:table-cell table:style-name="ce34" table:formula="of:=IF([.BH$2]&lt;&gt;&quot;&quot;;[.$C12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25]">
            <text:p/>
          </table:table-cell>
          <table:table-cell table:style-name="ce34" table:formula="of:=IF([.BI$2]&lt;&gt;&quot;&quot;;[.BI$3];IF([.BH$2]&lt;&gt;&quot;&quot;;[.$B124];&quot;&quot;))">
            <text:p/>
          </table:table-cell>
          <table:table-cell table:style-name="ce34" table:formula="of:=IF([.BI$2]&lt;&gt;&quot;&quot;;ROUND([.BI$3]*[.BI$4];2);IF([.BH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I$2]&lt;&gt;&quot;&quot;;[.$A126]+7;&quot;&quot;)">
            <text:p/>
          </table:table-cell>
          <table:table-cell table:style-name="ce34" table:formula="of:=IF([.BI$2]&lt;&gt;&quot;&quot;;[.$B126];&quot;&quot;)">
            <text:p/>
          </table:table-cell>
          <table:table-cell table:style-name="ce34" table:formula="of:=IF([.BI$2]&lt;&gt;&quot;&quot;;[.$C12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27]">
            <text:p/>
          </table:table-cell>
          <table:table-cell table:style-name="ce34" table:formula="of:=IF([.BJ$2]&lt;&gt;&quot;&quot;;[.BJ$3];IF([.BI$2]&lt;&gt;&quot;&quot;;[.$B126];&quot;&quot;))">
            <text:p/>
          </table:table-cell>
          <table:table-cell table:style-name="ce34" table:formula="of:=IF([.BJ$2]&lt;&gt;&quot;&quot;;ROUND([.BJ$3]*[.BJ$4];2);IF([.BI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J$2]&lt;&gt;&quot;&quot;;[.$A128]+7;&quot;&quot;)">
            <text:p/>
          </table:table-cell>
          <table:table-cell table:style-name="ce34" table:formula="of:=IF([.BJ$2]&lt;&gt;&quot;&quot;;[.$B128];&quot;&quot;)">
            <text:p/>
          </table:table-cell>
          <table:table-cell table:style-name="ce34" table:formula="of:=IF([.BJ$2]&lt;&gt;&quot;&quot;;[.$C12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29]">
            <text:p/>
          </table:table-cell>
          <table:table-cell table:style-name="ce34" table:formula="of:=IF([.BK$2]&lt;&gt;&quot;&quot;;[.BK$3];IF([.BJ$2]&lt;&gt;&quot;&quot;;[.$B128];&quot;&quot;))">
            <text:p/>
          </table:table-cell>
          <table:table-cell table:style-name="ce34" table:formula="of:=IF([.BK$2]&lt;&gt;&quot;&quot;;ROUND([.BK$3]*[.BK$4];2);IF([.BJ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K$2]&lt;&gt;&quot;&quot;;[.$A130]+7;&quot;&quot;)">
            <text:p/>
          </table:table-cell>
          <table:table-cell table:style-name="ce34" table:formula="of:=IF([.BK$2]&lt;&gt;&quot;&quot;;[.$B130];&quot;&quot;)">
            <text:p/>
          </table:table-cell>
          <table:table-cell table:style-name="ce34" table:formula="of:=IF([.BK$2]&lt;&gt;&quot;&quot;;[.$C13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31]">
            <text:p/>
          </table:table-cell>
          <table:table-cell table:style-name="ce34" table:formula="of:=IF([.BL$2]&lt;&gt;&quot;&quot;;[.BL$3];IF([.BK$2]&lt;&gt;&quot;&quot;;[.$B130];&quot;&quot;))">
            <text:p/>
          </table:table-cell>
          <table:table-cell table:style-name="ce34" table:formula="of:=IF([.BL$2]&lt;&gt;&quot;&quot;;ROUND([.BL$3]*[.BL$4];2);IF([.BK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L$2]&lt;&gt;&quot;&quot;;[.$A132]+7;&quot;&quot;)">
            <text:p/>
          </table:table-cell>
          <table:table-cell table:style-name="ce34" table:formula="of:=IF([.BL$2]&lt;&gt;&quot;&quot;;[.$B132];&quot;&quot;)">
            <text:p/>
          </table:table-cell>
          <table:table-cell table:style-name="ce34" table:formula="of:=IF([.BL$2]&lt;&gt;&quot;&quot;;[.$C132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133]">
            <text:p/>
          </table:table-cell>
          <table:table-cell table:style-name="ce34" table:formula="of:=IF([.BM$2]&lt;&gt;&quot;&quot;;[.BM$3];IF([.BL$2]&lt;&gt;&quot;&quot;;[.$B132];&quot;&quot;))">
            <text:p/>
          </table:table-cell>
          <table:table-cell table:style-name="ce34" table:formula="of:=IF([.BM$2]&lt;&gt;&quot;&quot;;ROUND([.BM$3]*[.BM$4];2);IF([.BL$2]&lt;&gt;&quot;&quot;;0;&quot;&quot;)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IF([.BM$2]&lt;&gt;&quot;&quot;;[.$A134]+7;&quot;&quot;)">
            <text:p/>
          </table:table-cell>
          <table:table-cell table:style-name="ce34" table:formula="of:=IF([.BM$2]&lt;&gt;&quot;&quot;;[.$B134];&quot;&quot;)">
            <text:p/>
          </table:table-cell>
          <table:table-cell table:style-name="ce34" table:formula="of:=IF([.BM$2]&lt;&gt;&quot;&quot;;[.$C134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135]">
            <text:p/>
          </table:table-cell>
          <table:table-cell table:style-name="ce34" table:formula="of:=IF([.BN$2]&lt;&gt;&quot;&quot;;[.BN$3];IF([.BM$2]&lt;&gt;&quot;&quot;;[.$B134];&quot;&quot;))">
            <text:p/>
          </table:table-cell>
          <table:table-cell table:style-name="ce34" table:formula="of:=IF([.BN$2]&lt;&gt;&quot;&quot;;ROUND([.BN$3]*[.BN$4];2);IF([.BM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BN$2]&lt;&gt;&quot;&quot;;[.$A136]+7;&quot;&quot;)">
            <text:p/>
          </table:table-cell>
          <table:table-cell table:style-name="ce34" table:formula="of:=IF([.BN$2]&lt;&gt;&quot;&quot;;[.$B136];&quot;&quot;)">
            <text:p/>
          </table:table-cell>
          <table:table-cell table:style-name="ce34" table:formula="of:=IF([.BN$2]&lt;&gt;&quot;&quot;;[.$C136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137]">
            <text:p/>
          </table:table-cell>
          <table:table-cell table:style-name="ce34" table:formula="of:=IF([.BO$2]&lt;&gt;&quot;&quot;;[.BO$3];IF([.BN$2]&lt;&gt;&quot;&quot;;[.$B136];&quot;&quot;))">
            <text:p/>
          </table:table-cell>
          <table:table-cell table:style-name="ce34" table:formula="of:=IF([.BO$2]&lt;&gt;&quot;&quot;;ROUND([.BO$3]*[.BO$4];2);IF([.BN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O$2]&lt;&gt;&quot;&quot;;[.$A138]+7;&quot;&quot;)">
            <text:p/>
          </table:table-cell>
          <table:table-cell table:style-name="ce34" table:formula="of:=IF([.BO$2]&lt;&gt;&quot;&quot;;[.$B138];&quot;&quot;)">
            <text:p/>
          </table:table-cell>
          <table:table-cell table:style-name="ce34" table:formula="of:=IF([.BO$2]&lt;&gt;&quot;&quot;;[.$C13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39]">
            <text:p/>
          </table:table-cell>
          <table:table-cell table:style-name="ce34" table:formula="of:=IF([.BP$2]&lt;&gt;&quot;&quot;;[.BP$3];IF([.BO$2]&lt;&gt;&quot;&quot;;[.$B138];&quot;&quot;))">
            <text:p/>
          </table:table-cell>
          <table:table-cell table:style-name="ce34" table:formula="of:=IF([.BP$2]&lt;&gt;&quot;&quot;;ROUND([.BP$3]*[.BP$4];2);IF([.BO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P$2]&lt;&gt;&quot;&quot;;[.$A140]+7;&quot;&quot;)">
            <text:p/>
          </table:table-cell>
          <table:table-cell table:style-name="ce34" table:formula="of:=IF([.BP$2]&lt;&gt;&quot;&quot;;[.$B140];&quot;&quot;)">
            <text:p/>
          </table:table-cell>
          <table:table-cell table:style-name="ce34" table:formula="of:=IF([.BP$2]&lt;&gt;&quot;&quot;;[.$C14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41]">
            <text:p/>
          </table:table-cell>
          <table:table-cell table:style-name="ce34" table:formula="of:=IF([.BQ$2]&lt;&gt;&quot;&quot;;[.BQ$3];IF([.BP$2]&lt;&gt;&quot;&quot;;[.$B140];&quot;&quot;))">
            <text:p/>
          </table:table-cell>
          <table:table-cell table:style-name="ce34" table:formula="of:=IF([.BQ$2]&lt;&gt;&quot;&quot;;ROUND([.BQ$3]*[.BQ$4];2);IF([.BP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Q$2]&lt;&gt;&quot;&quot;;[.$A142]+7;&quot;&quot;)">
            <text:p/>
          </table:table-cell>
          <table:table-cell table:style-name="ce34" table:formula="of:=IF([.BQ$2]&lt;&gt;&quot;&quot;;[.$B142];&quot;&quot;)">
            <text:p/>
          </table:table-cell>
          <table:table-cell table:style-name="ce34" table:formula="of:=IF([.BQ$2]&lt;&gt;&quot;&quot;;[.$C14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43]">
            <text:p/>
          </table:table-cell>
          <table:table-cell table:style-name="ce34" table:formula="of:=IF([.BR$2]&lt;&gt;&quot;&quot;;[.BR$3];IF([.BQ$2]&lt;&gt;&quot;&quot;;[.$B142];&quot;&quot;))">
            <text:p/>
          </table:table-cell>
          <table:table-cell table:style-name="ce34" table:formula="of:=IF([.BR$2]&lt;&gt;&quot;&quot;;ROUND([.BR$3]*[.BR$4];2);IF([.BQ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R$2]&lt;&gt;&quot;&quot;;[.$A144]+7;&quot;&quot;)">
            <text:p/>
          </table:table-cell>
          <table:table-cell table:style-name="ce34" table:formula="of:=IF([.BR$2]&lt;&gt;&quot;&quot;;[.$B144];&quot;&quot;)">
            <text:p/>
          </table:table-cell>
          <table:table-cell table:style-name="ce34" table:formula="of:=IF([.BR$2]&lt;&gt;&quot;&quot;;[.$C14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45]">
            <text:p/>
          </table:table-cell>
          <table:table-cell table:style-name="ce34" table:formula="of:=IF([.BS$2]&lt;&gt;&quot;&quot;;[.BS$3];IF([.BR$2]&lt;&gt;&quot;&quot;;[.$B144];&quot;&quot;))">
            <text:p/>
          </table:table-cell>
          <table:table-cell table:style-name="ce34" table:formula="of:=IF([.BS$2]&lt;&gt;&quot;&quot;;ROUND([.BS$3]*[.BS$4];2);IF([.BR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S$2]&lt;&gt;&quot;&quot;;[.$A146]+7;&quot;&quot;)">
            <text:p/>
          </table:table-cell>
          <table:table-cell table:style-name="ce34" table:formula="of:=IF([.BS$2]&lt;&gt;&quot;&quot;;[.$B146];&quot;&quot;)">
            <text:p/>
          </table:table-cell>
          <table:table-cell table:style-name="ce34" table:formula="of:=IF([.BS$2]&lt;&gt;&quot;&quot;;[.$C14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47]">
            <text:p/>
          </table:table-cell>
          <table:table-cell table:style-name="ce34" table:formula="of:=IF([.BT$2]&lt;&gt;&quot;&quot;;[.BT$3];IF([.BS$2]&lt;&gt;&quot;&quot;;[.$B146];&quot;&quot;))">
            <text:p/>
          </table:table-cell>
          <table:table-cell table:style-name="ce34" table:formula="of:=IF([.BT$2]&lt;&gt;&quot;&quot;;ROUND([.BT$3]*[.BT$4];2);IF([.BS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T$2]&lt;&gt;&quot;&quot;;[.$A148]+7;&quot;&quot;)">
            <text:p/>
          </table:table-cell>
          <table:table-cell table:style-name="ce34" table:formula="of:=IF([.BT$2]&lt;&gt;&quot;&quot;;[.$B148];&quot;&quot;)">
            <text:p/>
          </table:table-cell>
          <table:table-cell table:style-name="ce34" table:formula="of:=IF([.BT$2]&lt;&gt;&quot;&quot;;[.$C14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49]">
            <text:p/>
          </table:table-cell>
          <table:table-cell table:style-name="ce34" table:formula="of:=IF([.BU$2]&lt;&gt;&quot;&quot;;[.BU$3];IF([.BT$2]&lt;&gt;&quot;&quot;;[.$B148];&quot;&quot;))">
            <text:p/>
          </table:table-cell>
          <table:table-cell table:style-name="ce34" table:formula="of:=IF([.BU$2]&lt;&gt;&quot;&quot;;ROUND([.BU$3]*[.BU$4];2);IF([.BT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U$2]&lt;&gt;&quot;&quot;;[.$A150]+7;&quot;&quot;)">
            <text:p/>
          </table:table-cell>
          <table:table-cell table:style-name="ce34" table:formula="of:=IF([.BU$2]&lt;&gt;&quot;&quot;;[.$B150];&quot;&quot;)">
            <text:p/>
          </table:table-cell>
          <table:table-cell table:style-name="ce34" table:formula="of:=IF([.BU$2]&lt;&gt;&quot;&quot;;[.$C150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151]">
            <text:p/>
          </table:table-cell>
          <table:table-cell table:style-name="ce34" table:formula="of:=IF([.BV$2]&lt;&gt;&quot;&quot;;[.BV$3];IF([.BU$2]&lt;&gt;&quot;&quot;;[.$B150];&quot;&quot;))">
            <text:p/>
          </table:table-cell>
          <table:table-cell table:style-name="ce34" table:formula="of:=IF([.BV$2]&lt;&gt;&quot;&quot;;ROUND([.BV$3]*[.BV$4];2);IF([.BU$2]&lt;&gt;&quot;&quot;;0;&quot;&quot;)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IF([.BV$2]&lt;&gt;&quot;&quot;;[.$A152]+7;&quot;&quot;)">
            <text:p/>
          </table:table-cell>
          <table:table-cell table:style-name="ce34" table:formula="of:=IF([.BV$2]&lt;&gt;&quot;&quot;;[.$B152];&quot;&quot;)">
            <text:p/>
          </table:table-cell>
          <table:table-cell table:style-name="ce34" table:formula="of:=IF([.BV$2]&lt;&gt;&quot;&quot;;[.$C152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153]">
            <text:p/>
          </table:table-cell>
          <table:table-cell table:style-name="ce34" table:formula="of:=IF([.BW$2]&lt;&gt;&quot;&quot;;[.BW$3];IF([.BV$2]&lt;&gt;&quot;&quot;;[.$B152];&quot;&quot;))">
            <text:p/>
          </table:table-cell>
          <table:table-cell table:style-name="ce34" table:formula="of:=IF([.BW$2]&lt;&gt;&quot;&quot;;ROUND([.BW$3]*[.BW$4];2);IF([.BV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BW$2]&lt;&gt;&quot;&quot;;[.$A154]+7;&quot;&quot;)">
            <text:p/>
          </table:table-cell>
          <table:table-cell table:style-name="ce34" table:formula="of:=IF([.BW$2]&lt;&gt;&quot;&quot;;[.$B154];&quot;&quot;)">
            <text:p/>
          </table:table-cell>
          <table:table-cell table:style-name="ce34" table:formula="of:=IF([.BW$2]&lt;&gt;&quot;&quot;;[.$C154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155]">
            <text:p/>
          </table:table-cell>
          <table:table-cell table:style-name="ce34" table:formula="of:=IF([.BX$2]&lt;&gt;&quot;&quot;;[.BX$3];IF([.BW$2]&lt;&gt;&quot;&quot;;[.$B154];&quot;&quot;))">
            <text:p/>
          </table:table-cell>
          <table:table-cell table:style-name="ce34" table:formula="of:=IF([.BX$2]&lt;&gt;&quot;&quot;;ROUND([.BX$3]*[.BX$4];2);IF([.BW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X$2]&lt;&gt;&quot;&quot;;[.$A156]+7;&quot;&quot;)">
            <text:p/>
          </table:table-cell>
          <table:table-cell table:style-name="ce34" table:formula="of:=IF([.BX$2]&lt;&gt;&quot;&quot;;[.$B156];&quot;&quot;)">
            <text:p/>
          </table:table-cell>
          <table:table-cell table:style-name="ce34" table:formula="of:=IF([.BX$2]&lt;&gt;&quot;&quot;;[.$C15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57]">
            <text:p/>
          </table:table-cell>
          <table:table-cell table:style-name="ce34" table:formula="of:=IF([.BY$2]&lt;&gt;&quot;&quot;;[.BY$3];IF([.BX$2]&lt;&gt;&quot;&quot;;[.$B156];&quot;&quot;))">
            <text:p/>
          </table:table-cell>
          <table:table-cell table:style-name="ce34" table:formula="of:=IF([.BY$2]&lt;&gt;&quot;&quot;;ROUND([.BY$3]*[.BY$4];2);IF([.BX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Y$2]&lt;&gt;&quot;&quot;;[.$A158]+7;&quot;&quot;)">
            <text:p/>
          </table:table-cell>
          <table:table-cell table:style-name="ce34" table:formula="of:=IF([.BY$2]&lt;&gt;&quot;&quot;;[.$B158];&quot;&quot;)">
            <text:p/>
          </table:table-cell>
          <table:table-cell table:style-name="ce34" table:formula="of:=IF([.BY$2]&lt;&gt;&quot;&quot;;[.$C15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59]">
            <text:p/>
          </table:table-cell>
          <table:table-cell table:style-name="ce34" table:formula="of:=IF([.BZ$2]&lt;&gt;&quot;&quot;;[.BZ$3];IF([.BY$2]&lt;&gt;&quot;&quot;;[.$B158];&quot;&quot;))">
            <text:p/>
          </table:table-cell>
          <table:table-cell table:style-name="ce34" table:formula="of:=IF([.BZ$2]&lt;&gt;&quot;&quot;;ROUND([.BZ$3]*[.BZ$4];2);IF([.BY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BZ$2]&lt;&gt;&quot;&quot;;[.$A160]+7;&quot;&quot;)">
            <text:p/>
          </table:table-cell>
          <table:table-cell table:style-name="ce34" table:formula="of:=IF([.BZ$2]&lt;&gt;&quot;&quot;;[.$B160];&quot;&quot;)">
            <text:p/>
          </table:table-cell>
          <table:table-cell table:style-name="ce34" table:formula="of:=IF([.BZ$2]&lt;&gt;&quot;&quot;;[.$C16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61]">
            <text:p/>
          </table:table-cell>
          <table:table-cell table:style-name="ce34" table:formula="of:=IF([.CA$2]&lt;&gt;&quot;&quot;;[.CA$3];IF([.BZ$2]&lt;&gt;&quot;&quot;;[.$B160];&quot;&quot;))">
            <text:p/>
          </table:table-cell>
          <table:table-cell table:style-name="ce34" table:formula="of:=IF([.CA$2]&lt;&gt;&quot;&quot;;ROUND([.CA$3]*[.CA$4];2);IF([.BZ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A$2]&lt;&gt;&quot;&quot;;[.$A162]+7;&quot;&quot;)">
            <text:p/>
          </table:table-cell>
          <table:table-cell table:style-name="ce34" table:formula="of:=IF([.CA$2]&lt;&gt;&quot;&quot;;[.$B162];&quot;&quot;)">
            <text:p/>
          </table:table-cell>
          <table:table-cell table:style-name="ce34" table:formula="of:=IF([.CA$2]&lt;&gt;&quot;&quot;;[.$C16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63]">
            <text:p/>
          </table:table-cell>
          <table:table-cell table:style-name="ce34" table:formula="of:=IF([.CB$2]&lt;&gt;&quot;&quot;;[.CB$3];IF([.CA$2]&lt;&gt;&quot;&quot;;[.$B162];&quot;&quot;))">
            <text:p/>
          </table:table-cell>
          <table:table-cell table:style-name="ce34" table:formula="of:=IF([.CB$2]&lt;&gt;&quot;&quot;;ROUND([.CB$3]*[.CB$4];2);IF([.CA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B$2]&lt;&gt;&quot;&quot;;[.$A164]+7;&quot;&quot;)">
            <text:p/>
          </table:table-cell>
          <table:table-cell table:style-name="ce34" table:formula="of:=IF([.CB$2]&lt;&gt;&quot;&quot;;[.$B164];&quot;&quot;)">
            <text:p/>
          </table:table-cell>
          <table:table-cell table:style-name="ce34" table:formula="of:=IF([.CB$2]&lt;&gt;&quot;&quot;;[.$C16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65]">
            <text:p/>
          </table:table-cell>
          <table:table-cell table:style-name="ce34" table:formula="of:=IF([.CC$2]&lt;&gt;&quot;&quot;;[.CC$3];IF([.CB$2]&lt;&gt;&quot;&quot;;[.$B164];&quot;&quot;))">
            <text:p/>
          </table:table-cell>
          <table:table-cell table:style-name="ce34" table:formula="of:=IF([.CC$2]&lt;&gt;&quot;&quot;;ROUND([.CC$3]*[.CC$4];2);IF([.CB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C$2]&lt;&gt;&quot;&quot;;[.$A166]+7;&quot;&quot;)">
            <text:p/>
          </table:table-cell>
          <table:table-cell table:style-name="ce34" table:formula="of:=IF([.CC$2]&lt;&gt;&quot;&quot;;[.$B166];&quot;&quot;)">
            <text:p/>
          </table:table-cell>
          <table:table-cell table:style-name="ce34" table:formula="of:=IF([.CC$2]&lt;&gt;&quot;&quot;;[.$C16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67]">
            <text:p/>
          </table:table-cell>
          <table:table-cell table:style-name="ce34" table:formula="of:=IF([.CD$2]&lt;&gt;&quot;&quot;;[.CD$3];IF([.CC$2]&lt;&gt;&quot;&quot;;[.$B166];&quot;&quot;))">
            <text:p/>
          </table:table-cell>
          <table:table-cell table:style-name="ce34" table:formula="of:=IF([.CD$2]&lt;&gt;&quot;&quot;;ROUND([.CD$3]*[.CD$4];2);IF([.CC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D$2]&lt;&gt;&quot;&quot;;[.$A168]+7;&quot;&quot;)">
            <text:p/>
          </table:table-cell>
          <table:table-cell table:style-name="ce34" table:formula="of:=IF([.CD$2]&lt;&gt;&quot;&quot;;[.$B168];&quot;&quot;)">
            <text:p/>
          </table:table-cell>
          <table:table-cell table:style-name="ce34" table:formula="of:=IF([.CD$2]&lt;&gt;&quot;&quot;;[.$C168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169]">
            <text:p/>
          </table:table-cell>
          <table:table-cell table:style-name="ce34" table:formula="of:=IF([.CE$2]&lt;&gt;&quot;&quot;;[.CE$3];IF([.CD$2]&lt;&gt;&quot;&quot;;[.$B168];&quot;&quot;))">
            <text:p/>
          </table:table-cell>
          <table:table-cell table:style-name="ce34" table:formula="of:=IF([.CE$2]&lt;&gt;&quot;&quot;;ROUND([.CE$3]*[.CE$4];2);IF([.CD$2]&lt;&gt;&quot;&quot;;0;&quot;&quot;)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IF([.CE$2]&lt;&gt;&quot;&quot;;[.$A170]+7;&quot;&quot;)">
            <text:p/>
          </table:table-cell>
          <table:table-cell table:style-name="ce34" table:formula="of:=IF([.CE$2]&lt;&gt;&quot;&quot;;[.$B170];&quot;&quot;)">
            <text:p/>
          </table:table-cell>
          <table:table-cell table:style-name="ce34" table:formula="of:=IF([.CE$2]&lt;&gt;&quot;&quot;;[.$C170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171]">
            <text:p/>
          </table:table-cell>
          <table:table-cell table:style-name="ce34" table:formula="of:=IF([.CF$2]&lt;&gt;&quot;&quot;;[.CF$3];IF([.CE$2]&lt;&gt;&quot;&quot;;[.$B170];&quot;&quot;))">
            <text:p/>
          </table:table-cell>
          <table:table-cell table:style-name="ce34" table:formula="of:=IF([.CF$2]&lt;&gt;&quot;&quot;;ROUND([.CF$3]*[.CF$4];2);IF([.CE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CF$2]&lt;&gt;&quot;&quot;;[.$A172]+7;&quot;&quot;)">
            <text:p/>
          </table:table-cell>
          <table:table-cell table:style-name="ce34" table:formula="of:=IF([.CF$2]&lt;&gt;&quot;&quot;;[.$B172];&quot;&quot;)">
            <text:p/>
          </table:table-cell>
          <table:table-cell table:style-name="ce34" table:formula="of:=IF([.CF$2]&lt;&gt;&quot;&quot;;[.$C172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173]">
            <text:p/>
          </table:table-cell>
          <table:table-cell table:style-name="ce34" table:formula="of:=IF([.CG$2]&lt;&gt;&quot;&quot;;[.CG$3];IF([.CF$2]&lt;&gt;&quot;&quot;;[.$B172];&quot;&quot;))">
            <text:p/>
          </table:table-cell>
          <table:table-cell table:style-name="ce34" table:formula="of:=IF([.CG$2]&lt;&gt;&quot;&quot;;ROUND([.CG$3]*[.CG$4];2);IF([.CF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G$2]&lt;&gt;&quot;&quot;;[.$A174]+7;&quot;&quot;)">
            <text:p/>
          </table:table-cell>
          <table:table-cell table:style-name="ce34" table:formula="of:=IF([.CG$2]&lt;&gt;&quot;&quot;;[.$B174];&quot;&quot;)">
            <text:p/>
          </table:table-cell>
          <table:table-cell table:style-name="ce34" table:formula="of:=IF([.CG$2]&lt;&gt;&quot;&quot;;[.$C17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75]">
            <text:p/>
          </table:table-cell>
          <table:table-cell table:style-name="ce34" table:formula="of:=IF([.CH$2]&lt;&gt;&quot;&quot;;[.CH$3];IF([.CG$2]&lt;&gt;&quot;&quot;;[.$B174];&quot;&quot;))">
            <text:p/>
          </table:table-cell>
          <table:table-cell table:style-name="ce34" table:formula="of:=IF([.CH$2]&lt;&gt;&quot;&quot;;ROUND([.CH$3]*[.CH$4];2);IF([.CG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H$2]&lt;&gt;&quot;&quot;;[.$A176]+7;&quot;&quot;)">
            <text:p/>
          </table:table-cell>
          <table:table-cell table:style-name="ce34" table:formula="of:=IF([.CH$2]&lt;&gt;&quot;&quot;;[.$B176];&quot;&quot;)">
            <text:p/>
          </table:table-cell>
          <table:table-cell table:style-name="ce34" table:formula="of:=IF([.CH$2]&lt;&gt;&quot;&quot;;[.$C17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77]">
            <text:p/>
          </table:table-cell>
          <table:table-cell table:style-name="ce34" table:formula="of:=IF([.CI$2]&lt;&gt;&quot;&quot;;[.CI$3];IF([.CH$2]&lt;&gt;&quot;&quot;;[.$B176];&quot;&quot;))">
            <text:p/>
          </table:table-cell>
          <table:table-cell table:style-name="ce34" table:formula="of:=IF([.CI$2]&lt;&gt;&quot;&quot;;ROUND([.CI$3]*[.CI$4];2);IF([.CH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I$2]&lt;&gt;&quot;&quot;;[.$A178]+7;&quot;&quot;)">
            <text:p/>
          </table:table-cell>
          <table:table-cell table:style-name="ce34" table:formula="of:=IF([.CI$2]&lt;&gt;&quot;&quot;;[.$B178];&quot;&quot;)">
            <text:p/>
          </table:table-cell>
          <table:table-cell table:style-name="ce34" table:formula="of:=IF([.CI$2]&lt;&gt;&quot;&quot;;[.$C17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79]">
            <text:p/>
          </table:table-cell>
          <table:table-cell table:style-name="ce34" table:formula="of:=IF([.CJ$2]&lt;&gt;&quot;&quot;;[.CJ$3];IF([.CI$2]&lt;&gt;&quot;&quot;;[.$B178];&quot;&quot;))">
            <text:p/>
          </table:table-cell>
          <table:table-cell table:style-name="ce34" table:formula="of:=IF([.CJ$2]&lt;&gt;&quot;&quot;;ROUND([.CJ$3]*[.CJ$4];2);IF([.CI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J$2]&lt;&gt;&quot;&quot;;[.$A180]+7;&quot;&quot;)">
            <text:p/>
          </table:table-cell>
          <table:table-cell table:style-name="ce34" table:formula="of:=IF([.CJ$2]&lt;&gt;&quot;&quot;;[.$B180];&quot;&quot;)">
            <text:p/>
          </table:table-cell>
          <table:table-cell table:style-name="ce34" table:formula="of:=IF([.CJ$2]&lt;&gt;&quot;&quot;;[.$C18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81]">
            <text:p/>
          </table:table-cell>
          <table:table-cell table:style-name="ce34" table:formula="of:=IF([.CK$2]&lt;&gt;&quot;&quot;;[.CK$3];IF([.CJ$2]&lt;&gt;&quot;&quot;;[.$B180];&quot;&quot;))">
            <text:p/>
          </table:table-cell>
          <table:table-cell table:style-name="ce34" table:formula="of:=IF([.CK$2]&lt;&gt;&quot;&quot;;ROUND([.CK$3]*[.CK$4];2);IF([.CJ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K$2]&lt;&gt;&quot;&quot;;[.$A182]+7;&quot;&quot;)">
            <text:p/>
          </table:table-cell>
          <table:table-cell table:style-name="ce34" table:formula="of:=IF([.CK$2]&lt;&gt;&quot;&quot;;[.$B182];&quot;&quot;)">
            <text:p/>
          </table:table-cell>
          <table:table-cell table:style-name="ce34" table:formula="of:=IF([.CK$2]&lt;&gt;&quot;&quot;;[.$C18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83]">
            <text:p/>
          </table:table-cell>
          <table:table-cell table:style-name="ce34" table:formula="of:=IF([.CL$2]&lt;&gt;&quot;&quot;;[.CL$3];IF([.CK$2]&lt;&gt;&quot;&quot;;[.$B182];&quot;&quot;))">
            <text:p/>
          </table:table-cell>
          <table:table-cell table:style-name="ce34" table:formula="of:=IF([.CL$2]&lt;&gt;&quot;&quot;;ROUND([.CL$3]*[.CL$4];2);IF([.CK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L$2]&lt;&gt;&quot;&quot;;[.$A184]+7;&quot;&quot;)">
            <text:p/>
          </table:table-cell>
          <table:table-cell table:style-name="ce34" table:formula="of:=IF([.CL$2]&lt;&gt;&quot;&quot;;[.$B184];&quot;&quot;)">
            <text:p/>
          </table:table-cell>
          <table:table-cell table:style-name="ce34" table:formula="of:=IF([.CL$2]&lt;&gt;&quot;&quot;;[.$C18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85]">
            <text:p/>
          </table:table-cell>
          <table:table-cell table:style-name="ce34" table:formula="of:=IF([.CM$2]&lt;&gt;&quot;&quot;;[.CM$3];IF([.CL$2]&lt;&gt;&quot;&quot;;[.$B184];&quot;&quot;))">
            <text:p/>
          </table:table-cell>
          <table:table-cell table:style-name="ce34" table:formula="of:=IF([.CM$2]&lt;&gt;&quot;&quot;;ROUND([.CM$3]*[.CM$4];2);IF([.CL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M$2]&lt;&gt;&quot;&quot;;[.$A186]+7;&quot;&quot;)">
            <text:p/>
          </table:table-cell>
          <table:table-cell table:style-name="ce34" table:formula="of:=IF([.CM$2]&lt;&gt;&quot;&quot;;[.$B186];&quot;&quot;)">
            <text:p/>
          </table:table-cell>
          <table:table-cell table:style-name="ce34" table:formula="of:=IF([.CM$2]&lt;&gt;&quot;&quot;;[.$C186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187]">
            <text:p/>
          </table:table-cell>
          <table:table-cell table:style-name="ce34" table:formula="of:=IF([.CN$2]&lt;&gt;&quot;&quot;;[.CN$3];IF([.CM$2]&lt;&gt;&quot;&quot;;[.$B186];&quot;&quot;))">
            <text:p/>
          </table:table-cell>
          <table:table-cell table:style-name="ce34" table:formula="of:=IF([.CN$2]&lt;&gt;&quot;&quot;;ROUND([.CN$3]*[.CN$4];2);IF([.CM$2]&lt;&gt;&quot;&quot;;0;&quot;&quot;)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IF([.CN$2]&lt;&gt;&quot;&quot;;[.$A188]+7;&quot;&quot;)">
            <text:p/>
          </table:table-cell>
          <table:table-cell table:style-name="ce34" table:formula="of:=IF([.CN$2]&lt;&gt;&quot;&quot;;[.$B188];&quot;&quot;)">
            <text:p/>
          </table:table-cell>
          <table:table-cell table:style-name="ce34" table:formula="of:=IF([.CN$2]&lt;&gt;&quot;&quot;;[.$C188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189]">
            <text:p/>
          </table:table-cell>
          <table:table-cell table:style-name="ce34" table:formula="of:=IF([.CO$2]&lt;&gt;&quot;&quot;;[.CO$3];IF([.CN$2]&lt;&gt;&quot;&quot;;[.$B188];&quot;&quot;))">
            <text:p/>
          </table:table-cell>
          <table:table-cell table:style-name="ce34" table:formula="of:=IF([.CO$2]&lt;&gt;&quot;&quot;;ROUND([.CO$3]*[.CO$4];2);IF([.CN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CO$2]&lt;&gt;&quot;&quot;;[.$A190]+7;&quot;&quot;)">
            <text:p/>
          </table:table-cell>
          <table:table-cell table:style-name="ce34" table:formula="of:=IF([.CO$2]&lt;&gt;&quot;&quot;;[.$B190];&quot;&quot;)">
            <text:p/>
          </table:table-cell>
          <table:table-cell table:style-name="ce34" table:formula="of:=IF([.CO$2]&lt;&gt;&quot;&quot;;[.$C190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191]">
            <text:p/>
          </table:table-cell>
          <table:table-cell table:style-name="ce34" table:formula="of:=IF([.CP$2]&lt;&gt;&quot;&quot;;[.CP$3];IF([.CO$2]&lt;&gt;&quot;&quot;;[.$B190];&quot;&quot;))">
            <text:p/>
          </table:table-cell>
          <table:table-cell table:style-name="ce34" table:formula="of:=IF([.CP$2]&lt;&gt;&quot;&quot;;ROUND([.CP$3]*[.CP$4];2);IF([.CO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P$2]&lt;&gt;&quot;&quot;;[.$A192]+7;&quot;&quot;)">
            <text:p/>
          </table:table-cell>
          <table:table-cell table:style-name="ce34" table:formula="of:=IF([.CP$2]&lt;&gt;&quot;&quot;;[.$B192];&quot;&quot;)">
            <text:p/>
          </table:table-cell>
          <table:table-cell table:style-name="ce34" table:formula="of:=IF([.CP$2]&lt;&gt;&quot;&quot;;[.$C19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93]">
            <text:p/>
          </table:table-cell>
          <table:table-cell table:style-name="ce34" table:formula="of:=IF([.CQ$2]&lt;&gt;&quot;&quot;;[.CQ$3];IF([.CP$2]&lt;&gt;&quot;&quot;;[.$B192];&quot;&quot;))">
            <text:p/>
          </table:table-cell>
          <table:table-cell table:style-name="ce34" table:formula="of:=IF([.CQ$2]&lt;&gt;&quot;&quot;;ROUND([.CQ$3]*[.CQ$4];2);IF([.CP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Q$2]&lt;&gt;&quot;&quot;;[.$A194]+7;&quot;&quot;)">
            <text:p/>
          </table:table-cell>
          <table:table-cell table:style-name="ce34" table:formula="of:=IF([.CQ$2]&lt;&gt;&quot;&quot;;[.$B194];&quot;&quot;)">
            <text:p/>
          </table:table-cell>
          <table:table-cell table:style-name="ce34" table:formula="of:=IF([.CQ$2]&lt;&gt;&quot;&quot;;[.$C19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95]">
            <text:p/>
          </table:table-cell>
          <table:table-cell table:style-name="ce34" table:formula="of:=IF([.CR$2]&lt;&gt;&quot;&quot;;[.CR$3];IF([.CQ$2]&lt;&gt;&quot;&quot;;[.$B194];&quot;&quot;))">
            <text:p/>
          </table:table-cell>
          <table:table-cell table:style-name="ce34" table:formula="of:=IF([.CR$2]&lt;&gt;&quot;&quot;;ROUND([.CR$3]*[.CR$4];2);IF([.CQ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R$2]&lt;&gt;&quot;&quot;;[.$A196]+7;&quot;&quot;)">
            <text:p/>
          </table:table-cell>
          <table:table-cell table:style-name="ce34" table:formula="of:=IF([.CR$2]&lt;&gt;&quot;&quot;;[.$B196];&quot;&quot;)">
            <text:p/>
          </table:table-cell>
          <table:table-cell table:style-name="ce34" table:formula="of:=IF([.CR$2]&lt;&gt;&quot;&quot;;[.$C19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97]">
            <text:p/>
          </table:table-cell>
          <table:table-cell table:style-name="ce34" table:formula="of:=IF([.CS$2]&lt;&gt;&quot;&quot;;[.CS$3];IF([.CR$2]&lt;&gt;&quot;&quot;;[.$B196];&quot;&quot;))">
            <text:p/>
          </table:table-cell>
          <table:table-cell table:style-name="ce34" table:formula="of:=IF([.CS$2]&lt;&gt;&quot;&quot;;ROUND([.CS$3]*[.CS$4];2);IF([.CR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S$2]&lt;&gt;&quot;&quot;;[.$A198]+7;&quot;&quot;)">
            <text:p/>
          </table:table-cell>
          <table:table-cell table:style-name="ce34" table:formula="of:=IF([.CS$2]&lt;&gt;&quot;&quot;;[.$B198];&quot;&quot;)">
            <text:p/>
          </table:table-cell>
          <table:table-cell table:style-name="ce34" table:formula="of:=IF([.CS$2]&lt;&gt;&quot;&quot;;[.$C19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199]">
            <text:p/>
          </table:table-cell>
          <table:table-cell table:style-name="ce34" table:formula="of:=IF([.CT$2]&lt;&gt;&quot;&quot;;[.CT$3];IF([.CS$2]&lt;&gt;&quot;&quot;;[.$B198];&quot;&quot;))">
            <text:p/>
          </table:table-cell>
          <table:table-cell table:style-name="ce34" table:formula="of:=IF([.CT$2]&lt;&gt;&quot;&quot;;ROUND([.CT$3]*[.CT$4];2);IF([.CS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T$2]&lt;&gt;&quot;&quot;;[.$A200]+7;&quot;&quot;)">
            <text:p/>
          </table:table-cell>
          <table:table-cell table:style-name="ce34" table:formula="of:=IF([.CT$2]&lt;&gt;&quot;&quot;;[.$B200];&quot;&quot;)">
            <text:p/>
          </table:table-cell>
          <table:table-cell table:style-name="ce34" table:formula="of:=IF([.CT$2]&lt;&gt;&quot;&quot;;[.$C20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01]">
            <text:p/>
          </table:table-cell>
          <table:table-cell table:style-name="ce34" table:formula="of:=IF([.CU$2]&lt;&gt;&quot;&quot;;[.CU$3];IF([.CT$2]&lt;&gt;&quot;&quot;;[.$B200];&quot;&quot;))">
            <text:p/>
          </table:table-cell>
          <table:table-cell table:style-name="ce34" table:formula="of:=IF([.CU$2]&lt;&gt;&quot;&quot;;ROUND([.CU$3]*[.CU$4];2);IF([.CT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U$2]&lt;&gt;&quot;&quot;;[.$A202]+7;&quot;&quot;)">
            <text:p/>
          </table:table-cell>
          <table:table-cell table:style-name="ce34" table:formula="of:=IF([.CU$2]&lt;&gt;&quot;&quot;;[.$B202];&quot;&quot;)">
            <text:p/>
          </table:table-cell>
          <table:table-cell table:style-name="ce34" table:formula="of:=IF([.CU$2]&lt;&gt;&quot;&quot;;[.$C20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03]">
            <text:p/>
          </table:table-cell>
          <table:table-cell table:style-name="ce34" table:formula="of:=IF([.CV$2]&lt;&gt;&quot;&quot;;[.CV$3];IF([.CU$2]&lt;&gt;&quot;&quot;;[.$B202];&quot;&quot;))">
            <text:p/>
          </table:table-cell>
          <table:table-cell table:style-name="ce34" table:formula="of:=IF([.CV$2]&lt;&gt;&quot;&quot;;ROUND([.CV$3]*[.CV$4];2);IF([.CU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V$2]&lt;&gt;&quot;&quot;;[.$A204]+7;&quot;&quot;)">
            <text:p/>
          </table:table-cell>
          <table:table-cell table:style-name="ce34" table:formula="of:=IF([.CV$2]&lt;&gt;&quot;&quot;;[.$B204];&quot;&quot;)">
            <text:p/>
          </table:table-cell>
          <table:table-cell table:style-name="ce34" table:formula="of:=IF([.CV$2]&lt;&gt;&quot;&quot;;[.$C204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205]">
            <text:p/>
          </table:table-cell>
          <table:table-cell table:style-name="ce34" table:formula="of:=IF([.CW$2]&lt;&gt;&quot;&quot;;[.CW$3];IF([.CV$2]&lt;&gt;&quot;&quot;;[.$B204];&quot;&quot;))">
            <text:p/>
          </table:table-cell>
          <table:table-cell table:style-name="ce34" table:formula="of:=IF([.CW$2]&lt;&gt;&quot;&quot;;ROUND([.CW$3]*[.CW$4];2);IF([.CV$2]&lt;&gt;&quot;&quot;;0;&quot;&quot;)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IF([.CW$2]&lt;&gt;&quot;&quot;;[.$A206]+7;&quot;&quot;)">
            <text:p/>
          </table:table-cell>
          <table:table-cell table:style-name="ce34" table:formula="of:=IF([.CW$2]&lt;&gt;&quot;&quot;;[.$B206];&quot;&quot;)">
            <text:p/>
          </table:table-cell>
          <table:table-cell table:style-name="ce34" table:formula="of:=IF([.CW$2]&lt;&gt;&quot;&quot;;[.$C206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207]">
            <text:p/>
          </table:table-cell>
          <table:table-cell table:style-name="ce34" table:formula="of:=IF([.CX$2]&lt;&gt;&quot;&quot;;[.CX$3];IF([.CW$2]&lt;&gt;&quot;&quot;;[.$B206];&quot;&quot;))">
            <text:p/>
          </table:table-cell>
          <table:table-cell table:style-name="ce34" table:formula="of:=IF([.CX$2]&lt;&gt;&quot;&quot;;ROUND([.CX$3]*[.CX$4];2);IF([.CW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CX$2]&lt;&gt;&quot;&quot;;[.$A208]+7;&quot;&quot;)">
            <text:p/>
          </table:table-cell>
          <table:table-cell table:style-name="ce34" table:formula="of:=IF([.CX$2]&lt;&gt;&quot;&quot;;[.$B208];&quot;&quot;)">
            <text:p/>
          </table:table-cell>
          <table:table-cell table:style-name="ce34" table:formula="of:=IF([.CX$2]&lt;&gt;&quot;&quot;;[.$C208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209]">
            <text:p/>
          </table:table-cell>
          <table:table-cell table:style-name="ce34" table:formula="of:=IF([.CY$2]&lt;&gt;&quot;&quot;;[.CY$3];IF([.CX$2]&lt;&gt;&quot;&quot;;[.$B208];&quot;&quot;))">
            <text:p/>
          </table:table-cell>
          <table:table-cell table:style-name="ce34" table:formula="of:=IF([.CY$2]&lt;&gt;&quot;&quot;;ROUND([.CY$3]*[.CY$4];2);IF([.CX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Y$2]&lt;&gt;&quot;&quot;;[.$A210]+7;&quot;&quot;)">
            <text:p/>
          </table:table-cell>
          <table:table-cell table:style-name="ce34" table:formula="of:=IF([.CY$2]&lt;&gt;&quot;&quot;;[.$B210];&quot;&quot;)">
            <text:p/>
          </table:table-cell>
          <table:table-cell table:style-name="ce34" table:formula="of:=IF([.CY$2]&lt;&gt;&quot;&quot;;[.$C21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11]">
            <text:p/>
          </table:table-cell>
          <table:table-cell table:style-name="ce34" table:formula="of:=IF([.CZ$2]&lt;&gt;&quot;&quot;;[.CZ$3];IF([.CY$2]&lt;&gt;&quot;&quot;;[.$B210];&quot;&quot;))">
            <text:p/>
          </table:table-cell>
          <table:table-cell table:style-name="ce34" table:formula="of:=IF([.CZ$2]&lt;&gt;&quot;&quot;;ROUND([.CZ$3]*[.CZ$4];2);IF([.CY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CZ$2]&lt;&gt;&quot;&quot;;[.$A212]+7;&quot;&quot;)">
            <text:p/>
          </table:table-cell>
          <table:table-cell table:style-name="ce34" table:formula="of:=IF([.CZ$2]&lt;&gt;&quot;&quot;;[.$B212];&quot;&quot;)">
            <text:p/>
          </table:table-cell>
          <table:table-cell table:style-name="ce34" table:formula="of:=IF([.CZ$2]&lt;&gt;&quot;&quot;;[.$C21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13]">
            <text:p/>
          </table:table-cell>
          <table:table-cell table:style-name="ce34" table:formula="of:=IF([.DA$2]&lt;&gt;&quot;&quot;;[.DA$3];IF([.CZ$2]&lt;&gt;&quot;&quot;;[.$B212];&quot;&quot;))">
            <text:p/>
          </table:table-cell>
          <table:table-cell table:style-name="ce34" table:formula="of:=IF([.DA$2]&lt;&gt;&quot;&quot;;ROUND([.DA$3]*[.DA$4];2);IF([.CZ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A$2]&lt;&gt;&quot;&quot;;[.$A214]+7;&quot;&quot;)">
            <text:p/>
          </table:table-cell>
          <table:table-cell table:style-name="ce34" table:formula="of:=IF([.DA$2]&lt;&gt;&quot;&quot;;[.$B214];&quot;&quot;)">
            <text:p/>
          </table:table-cell>
          <table:table-cell table:style-name="ce34" table:formula="of:=IF([.DA$2]&lt;&gt;&quot;&quot;;[.$C21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15]">
            <text:p/>
          </table:table-cell>
          <table:table-cell table:style-name="ce34" table:formula="of:=IF([.DB$2]&lt;&gt;&quot;&quot;;[.DB$3];IF([.DA$2]&lt;&gt;&quot;&quot;;[.$B214];&quot;&quot;))">
            <text:p/>
          </table:table-cell>
          <table:table-cell table:style-name="ce34" table:formula="of:=IF([.DB$2]&lt;&gt;&quot;&quot;;ROUND([.DB$3]*[.DB$4];2);IF([.DA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B$2]&lt;&gt;&quot;&quot;;[.$A216]+7;&quot;&quot;)">
            <text:p/>
          </table:table-cell>
          <table:table-cell table:style-name="ce34" table:formula="of:=IF([.DB$2]&lt;&gt;&quot;&quot;;[.$B216];&quot;&quot;)">
            <text:p/>
          </table:table-cell>
          <table:table-cell table:style-name="ce34" table:formula="of:=IF([.DB$2]&lt;&gt;&quot;&quot;;[.$C21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17]">
            <text:p/>
          </table:table-cell>
          <table:table-cell table:style-name="ce34" table:formula="of:=IF([.DC$2]&lt;&gt;&quot;&quot;;[.DC$3];IF([.DB$2]&lt;&gt;&quot;&quot;;[.$B216];&quot;&quot;))">
            <text:p/>
          </table:table-cell>
          <table:table-cell table:style-name="ce34" table:formula="of:=IF([.DC$2]&lt;&gt;&quot;&quot;;ROUND([.DC$3]*[.DC$4];2);IF([.DB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C$2]&lt;&gt;&quot;&quot;;[.$A218]+7;&quot;&quot;)">
            <text:p/>
          </table:table-cell>
          <table:table-cell table:style-name="ce34" table:formula="of:=IF([.DC$2]&lt;&gt;&quot;&quot;;[.$B218];&quot;&quot;)">
            <text:p/>
          </table:table-cell>
          <table:table-cell table:style-name="ce34" table:formula="of:=IF([.DC$2]&lt;&gt;&quot;&quot;;[.$C21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19]">
            <text:p/>
          </table:table-cell>
          <table:table-cell table:style-name="ce34" table:formula="of:=IF([.DD$2]&lt;&gt;&quot;&quot;;[.DD$3];IF([.DC$2]&lt;&gt;&quot;&quot;;[.$B218];&quot;&quot;))">
            <text:p/>
          </table:table-cell>
          <table:table-cell table:style-name="ce34" table:formula="of:=IF([.DD$2]&lt;&gt;&quot;&quot;;ROUND([.DD$3]*[.DD$4];2);IF([.DC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D$2]&lt;&gt;&quot;&quot;;[.$A220]+7;&quot;&quot;)">
            <text:p/>
          </table:table-cell>
          <table:table-cell table:style-name="ce34" table:formula="of:=IF([.DD$2]&lt;&gt;&quot;&quot;;[.$B220];&quot;&quot;)">
            <text:p/>
          </table:table-cell>
          <table:table-cell table:style-name="ce34" table:formula="of:=IF([.DD$2]&lt;&gt;&quot;&quot;;[.$C22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21]">
            <text:p/>
          </table:table-cell>
          <table:table-cell table:style-name="ce34" table:formula="of:=IF([.DE$2]&lt;&gt;&quot;&quot;;[.DE$3];IF([.DD$2]&lt;&gt;&quot;&quot;;[.$B220];&quot;&quot;))">
            <text:p/>
          </table:table-cell>
          <table:table-cell table:style-name="ce34" table:formula="of:=IF([.DE$2]&lt;&gt;&quot;&quot;;ROUND([.DE$3]*[.DE$4];2);IF([.DD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E$2]&lt;&gt;&quot;&quot;;[.$A222]+7;&quot;&quot;)">
            <text:p/>
          </table:table-cell>
          <table:table-cell table:style-name="ce34" table:formula="of:=IF([.DE$2]&lt;&gt;&quot;&quot;;[.$B222];&quot;&quot;)">
            <text:p/>
          </table:table-cell>
          <table:table-cell table:style-name="ce34" table:formula="of:=IF([.DE$2]&lt;&gt;&quot;&quot;;[.$C222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223]">
            <text:p/>
          </table:table-cell>
          <table:table-cell table:style-name="ce34" table:formula="of:=IF([.DF$2]&lt;&gt;&quot;&quot;;[.DF$3];IF([.DE$2]&lt;&gt;&quot;&quot;;[.$B222];&quot;&quot;))">
            <text:p/>
          </table:table-cell>
          <table:table-cell table:style-name="ce34" table:formula="of:=IF([.DF$2]&lt;&gt;&quot;&quot;;ROUND([.DF$3]*[.DF$4];2);IF([.DE$2]&lt;&gt;&quot;&quot;;0;&quot;&quot;)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IF([.DF$2]&lt;&gt;&quot;&quot;;[.$A224]+7;&quot;&quot;)">
            <text:p/>
          </table:table-cell>
          <table:table-cell table:style-name="ce34" table:formula="of:=IF([.DF$2]&lt;&gt;&quot;&quot;;[.$B224];&quot;&quot;)">
            <text:p/>
          </table:table-cell>
          <table:table-cell table:style-name="ce34" table:formula="of:=IF([.DF$2]&lt;&gt;&quot;&quot;;[.$C224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225]">
            <text:p/>
          </table:table-cell>
          <table:table-cell table:style-name="ce34" table:formula="of:=IF([.DG$2]&lt;&gt;&quot;&quot;;[.DG$3];IF([.DF$2]&lt;&gt;&quot;&quot;;[.$B224];&quot;&quot;))">
            <text:p/>
          </table:table-cell>
          <table:table-cell table:style-name="ce34" table:formula="of:=IF([.DG$2]&lt;&gt;&quot;&quot;;ROUND([.DG$3]*[.DG$4];2);IF([.DF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DG$2]&lt;&gt;&quot;&quot;;[.$A226]+7;&quot;&quot;)">
            <text:p/>
          </table:table-cell>
          <table:table-cell table:style-name="ce34" table:formula="of:=IF([.DG$2]&lt;&gt;&quot;&quot;;[.$B226];&quot;&quot;)">
            <text:p/>
          </table:table-cell>
          <table:table-cell table:style-name="ce34" table:formula="of:=IF([.DG$2]&lt;&gt;&quot;&quot;;[.$C226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227]">
            <text:p/>
          </table:table-cell>
          <table:table-cell table:style-name="ce34" table:formula="of:=IF([.DH$2]&lt;&gt;&quot;&quot;;[.DH$3];IF([.DG$2]&lt;&gt;&quot;&quot;;[.$B226];&quot;&quot;))">
            <text:p/>
          </table:table-cell>
          <table:table-cell table:style-name="ce34" table:formula="of:=IF([.DH$2]&lt;&gt;&quot;&quot;;ROUND([.DH$3]*[.DH$4];2);IF([.DG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H$2]&lt;&gt;&quot;&quot;;[.$A228]+7;&quot;&quot;)">
            <text:p/>
          </table:table-cell>
          <table:table-cell table:style-name="ce34" table:formula="of:=IF([.DH$2]&lt;&gt;&quot;&quot;;[.$B228];&quot;&quot;)">
            <text:p/>
          </table:table-cell>
          <table:table-cell table:style-name="ce34" table:formula="of:=IF([.DH$2]&lt;&gt;&quot;&quot;;[.$C22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29]">
            <text:p/>
          </table:table-cell>
          <table:table-cell table:style-name="ce34" table:formula="of:=IF([.DI$2]&lt;&gt;&quot;&quot;;[.DI$3];IF([.DH$2]&lt;&gt;&quot;&quot;;[.$B228];&quot;&quot;))">
            <text:p/>
          </table:table-cell>
          <table:table-cell table:style-name="ce34" table:formula="of:=IF([.DI$2]&lt;&gt;&quot;&quot;;ROUND([.DI$3]*[.DI$4];2);IF([.DH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I$2]&lt;&gt;&quot;&quot;;[.$A230]+7;&quot;&quot;)">
            <text:p/>
          </table:table-cell>
          <table:table-cell table:style-name="ce34" table:formula="of:=IF([.DI$2]&lt;&gt;&quot;&quot;;[.$B230];&quot;&quot;)">
            <text:p/>
          </table:table-cell>
          <table:table-cell table:style-name="ce34" table:formula="of:=IF([.DI$2]&lt;&gt;&quot;&quot;;[.$C23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31]">
            <text:p/>
          </table:table-cell>
          <table:table-cell table:style-name="ce34" table:formula="of:=IF([.DJ$2]&lt;&gt;&quot;&quot;;[.DJ$3];IF([.DI$2]&lt;&gt;&quot;&quot;;[.$B230];&quot;&quot;))">
            <text:p/>
          </table:table-cell>
          <table:table-cell table:style-name="ce34" table:formula="of:=IF([.DJ$2]&lt;&gt;&quot;&quot;;ROUND([.DJ$3]*[.DJ$4];2);IF([.DI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J$2]&lt;&gt;&quot;&quot;;[.$A232]+7;&quot;&quot;)">
            <text:p/>
          </table:table-cell>
          <table:table-cell table:style-name="ce34" table:formula="of:=IF([.DJ$2]&lt;&gt;&quot;&quot;;[.$B232];&quot;&quot;)">
            <text:p/>
          </table:table-cell>
          <table:table-cell table:style-name="ce34" table:formula="of:=IF([.DJ$2]&lt;&gt;&quot;&quot;;[.$C23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33]">
            <text:p/>
          </table:table-cell>
          <table:table-cell table:style-name="ce34" table:formula="of:=IF([.DK$2]&lt;&gt;&quot;&quot;;[.DK$3];IF([.DJ$2]&lt;&gt;&quot;&quot;;[.$B232];&quot;&quot;))">
            <text:p/>
          </table:table-cell>
          <table:table-cell table:style-name="ce34" table:formula="of:=IF([.DK$2]&lt;&gt;&quot;&quot;;ROUND([.DK$3]*[.DK$4];2);IF([.DJ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K$2]&lt;&gt;&quot;&quot;;[.$A234]+7;&quot;&quot;)">
            <text:p/>
          </table:table-cell>
          <table:table-cell table:style-name="ce34" table:formula="of:=IF([.DK$2]&lt;&gt;&quot;&quot;;[.$B234];&quot;&quot;)">
            <text:p/>
          </table:table-cell>
          <table:table-cell table:style-name="ce34" table:formula="of:=IF([.DK$2]&lt;&gt;&quot;&quot;;[.$C23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35]">
            <text:p/>
          </table:table-cell>
          <table:table-cell table:style-name="ce34" table:formula="of:=IF([.DL$2]&lt;&gt;&quot;&quot;;[.DL$3];IF([.DK$2]&lt;&gt;&quot;&quot;;[.$B234];&quot;&quot;))">
            <text:p/>
          </table:table-cell>
          <table:table-cell table:style-name="ce34" table:formula="of:=IF([.DL$2]&lt;&gt;&quot;&quot;;ROUND([.DL$3]*[.DL$4];2);IF([.DK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L$2]&lt;&gt;&quot;&quot;;[.$A236]+7;&quot;&quot;)">
            <text:p/>
          </table:table-cell>
          <table:table-cell table:style-name="ce34" table:formula="of:=IF([.DL$2]&lt;&gt;&quot;&quot;;[.$B236];&quot;&quot;)">
            <text:p/>
          </table:table-cell>
          <table:table-cell table:style-name="ce34" table:formula="of:=IF([.DL$2]&lt;&gt;&quot;&quot;;[.$C23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37]">
            <text:p/>
          </table:table-cell>
          <table:table-cell table:style-name="ce34" table:formula="of:=IF([.DM$2]&lt;&gt;&quot;&quot;;[.DM$3];IF([.DL$2]&lt;&gt;&quot;&quot;;[.$B236];&quot;&quot;))">
            <text:p/>
          </table:table-cell>
          <table:table-cell table:style-name="ce34" table:formula="of:=IF([.DM$2]&lt;&gt;&quot;&quot;;ROUND([.DM$3]*[.DM$4];2);IF([.DL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M$2]&lt;&gt;&quot;&quot;;[.$A238]+7;&quot;&quot;)">
            <text:p/>
          </table:table-cell>
          <table:table-cell table:style-name="ce34" table:formula="of:=IF([.DM$2]&lt;&gt;&quot;&quot;;[.$B238];&quot;&quot;)">
            <text:p/>
          </table:table-cell>
          <table:table-cell table:style-name="ce34" table:formula="of:=IF([.DM$2]&lt;&gt;&quot;&quot;;[.$C23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39]">
            <text:p/>
          </table:table-cell>
          <table:table-cell table:style-name="ce34" table:formula="of:=IF([.DN$2]&lt;&gt;&quot;&quot;;[.DN$3];IF([.DM$2]&lt;&gt;&quot;&quot;;[.$B238];&quot;&quot;))">
            <text:p/>
          </table:table-cell>
          <table:table-cell table:style-name="ce34" table:formula="of:=IF([.DN$2]&lt;&gt;&quot;&quot;;ROUND([.DN$3]*[.DN$4];2);IF([.DM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N$2]&lt;&gt;&quot;&quot;;[.$A240]+7;&quot;&quot;)">
            <text:p/>
          </table:table-cell>
          <table:table-cell table:style-name="ce34" table:formula="of:=IF([.DN$2]&lt;&gt;&quot;&quot;;[.$B240];&quot;&quot;)">
            <text:p/>
          </table:table-cell>
          <table:table-cell table:style-name="ce34" table:formula="of:=IF([.DN$2]&lt;&gt;&quot;&quot;;[.$C240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241]">
            <text:p/>
          </table:table-cell>
          <table:table-cell table:style-name="ce34" table:formula="of:=IF([.DO$2]&lt;&gt;&quot;&quot;;[.DO$3];IF([.DN$2]&lt;&gt;&quot;&quot;;[.$B240];&quot;&quot;))">
            <text:p/>
          </table:table-cell>
          <table:table-cell table:style-name="ce34" table:formula="of:=IF([.DO$2]&lt;&gt;&quot;&quot;;ROUND([.DO$3]*[.DO$4];2);IF([.DN$2]&lt;&gt;&quot;&quot;;0;&quot;&quot;)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IF([.DO$2]&lt;&gt;&quot;&quot;;[.$A242]+7;&quot;&quot;)">
            <text:p/>
          </table:table-cell>
          <table:table-cell table:style-name="ce34" table:formula="of:=IF([.DO$2]&lt;&gt;&quot;&quot;;[.$B242];&quot;&quot;)">
            <text:p/>
          </table:table-cell>
          <table:table-cell table:style-name="ce34" table:formula="of:=IF([.DO$2]&lt;&gt;&quot;&quot;;[.$C242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243]">
            <text:p/>
          </table:table-cell>
          <table:table-cell table:style-name="ce34" table:formula="of:=IF([.DP$2]&lt;&gt;&quot;&quot;;[.DP$3];IF([.DO$2]&lt;&gt;&quot;&quot;;[.$B242];&quot;&quot;))">
            <text:p/>
          </table:table-cell>
          <table:table-cell table:style-name="ce34" table:formula="of:=IF([.DP$2]&lt;&gt;&quot;&quot;;ROUND([.DP$3]*[.DP$4];2);IF([.DO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DP$2]&lt;&gt;&quot;&quot;;[.$A244]+7;&quot;&quot;)">
            <text:p/>
          </table:table-cell>
          <table:table-cell table:style-name="ce34" table:formula="of:=IF([.DP$2]&lt;&gt;&quot;&quot;;[.$B244];&quot;&quot;)">
            <text:p/>
          </table:table-cell>
          <table:table-cell table:style-name="ce34" table:formula="of:=IF([.DP$2]&lt;&gt;&quot;&quot;;[.$C244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245]">
            <text:p/>
          </table:table-cell>
          <table:table-cell table:style-name="ce34" table:formula="of:=IF([.DQ$2]&lt;&gt;&quot;&quot;;[.DQ$3];IF([.DP$2]&lt;&gt;&quot;&quot;;[.$B244];&quot;&quot;))">
            <text:p/>
          </table:table-cell>
          <table:table-cell table:style-name="ce34" table:formula="of:=IF([.DQ$2]&lt;&gt;&quot;&quot;;ROUND([.DQ$3]*[.DQ$4];2);IF([.DP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Q$2]&lt;&gt;&quot;&quot;;[.$A246]+7;&quot;&quot;)">
            <text:p/>
          </table:table-cell>
          <table:table-cell table:style-name="ce34" table:formula="of:=IF([.DQ$2]&lt;&gt;&quot;&quot;;[.$B246];&quot;&quot;)">
            <text:p/>
          </table:table-cell>
          <table:table-cell table:style-name="ce34" table:formula="of:=IF([.DQ$2]&lt;&gt;&quot;&quot;;[.$C24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47]">
            <text:p/>
          </table:table-cell>
          <table:table-cell table:style-name="ce34" table:formula="of:=IF([.DR$2]&lt;&gt;&quot;&quot;;[.DR$3];IF([.DQ$2]&lt;&gt;&quot;&quot;;[.$B246];&quot;&quot;))">
            <text:p/>
          </table:table-cell>
          <table:table-cell table:style-name="ce34" table:formula="of:=IF([.DR$2]&lt;&gt;&quot;&quot;;ROUND([.DR$3]*[.DR$4];2);IF([.DQ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R$2]&lt;&gt;&quot;&quot;;[.$A248]+7;&quot;&quot;)">
            <text:p/>
          </table:table-cell>
          <table:table-cell table:style-name="ce34" table:formula="of:=IF([.DR$2]&lt;&gt;&quot;&quot;;[.$B248];&quot;&quot;)">
            <text:p/>
          </table:table-cell>
          <table:table-cell table:style-name="ce34" table:formula="of:=IF([.DR$2]&lt;&gt;&quot;&quot;;[.$C248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49]">
            <text:p/>
          </table:table-cell>
          <table:table-cell table:style-name="ce34" table:formula="of:=IF([.DS$2]&lt;&gt;&quot;&quot;;[.DS$3];IF([.DR$2]&lt;&gt;&quot;&quot;;[.$B248];&quot;&quot;))">
            <text:p/>
          </table:table-cell>
          <table:table-cell table:style-name="ce34" table:formula="of:=IF([.DS$2]&lt;&gt;&quot;&quot;;ROUND([.DS$3]*[.DS$4];2);IF([.DR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S$2]&lt;&gt;&quot;&quot;;[.$A250]+7;&quot;&quot;)">
            <text:p/>
          </table:table-cell>
          <table:table-cell table:style-name="ce34" table:formula="of:=IF([.DS$2]&lt;&gt;&quot;&quot;;[.$B250];&quot;&quot;)">
            <text:p/>
          </table:table-cell>
          <table:table-cell table:style-name="ce34" table:formula="of:=IF([.DS$2]&lt;&gt;&quot;&quot;;[.$C250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51]">
            <text:p/>
          </table:table-cell>
          <table:table-cell table:style-name="ce34" table:formula="of:=IF([.DT$2]&lt;&gt;&quot;&quot;;[.DT$3];IF([.DS$2]&lt;&gt;&quot;&quot;;[.$B250];&quot;&quot;))">
            <text:p/>
          </table:table-cell>
          <table:table-cell table:style-name="ce34" table:formula="of:=IF([.DT$2]&lt;&gt;&quot;&quot;;ROUND([.DT$3]*[.DT$4];2);IF([.DS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T$2]&lt;&gt;&quot;&quot;;[.$A252]+7;&quot;&quot;)">
            <text:p/>
          </table:table-cell>
          <table:table-cell table:style-name="ce34" table:formula="of:=IF([.DT$2]&lt;&gt;&quot;&quot;;[.$B252];&quot;&quot;)">
            <text:p/>
          </table:table-cell>
          <table:table-cell table:style-name="ce34" table:formula="of:=IF([.DT$2]&lt;&gt;&quot;&quot;;[.$C252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53]">
            <text:p/>
          </table:table-cell>
          <table:table-cell table:style-name="ce34" table:formula="of:=IF([.DU$2]&lt;&gt;&quot;&quot;;[.DU$3];IF([.DT$2]&lt;&gt;&quot;&quot;;[.$B252];&quot;&quot;))">
            <text:p/>
          </table:table-cell>
          <table:table-cell table:style-name="ce34" table:formula="of:=IF([.DU$2]&lt;&gt;&quot;&quot;;ROUND([.DU$3]*[.DU$4];2);IF([.DT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U$2]&lt;&gt;&quot;&quot;;[.$A254]+7;&quot;&quot;)">
            <text:p/>
          </table:table-cell>
          <table:table-cell table:style-name="ce34" table:formula="of:=IF([.DU$2]&lt;&gt;&quot;&quot;;[.$B254];&quot;&quot;)">
            <text:p/>
          </table:table-cell>
          <table:table-cell table:style-name="ce34" table:formula="of:=IF([.DU$2]&lt;&gt;&quot;&quot;;[.$C254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55]">
            <text:p/>
          </table:table-cell>
          <table:table-cell table:style-name="ce34" table:formula="of:=IF([.DV$2]&lt;&gt;&quot;&quot;;[.DV$3];IF([.DU$2]&lt;&gt;&quot;&quot;;[.$B254];&quot;&quot;))">
            <text:p/>
          </table:table-cell>
          <table:table-cell table:style-name="ce34" table:formula="of:=IF([.DV$2]&lt;&gt;&quot;&quot;;ROUND([.DV$3]*[.DV$4];2);IF([.DU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V$2]&lt;&gt;&quot;&quot;;[.$A256]+7;&quot;&quot;)">
            <text:p/>
          </table:table-cell>
          <table:table-cell table:style-name="ce34" table:formula="of:=IF([.DV$2]&lt;&gt;&quot;&quot;;[.$B256];&quot;&quot;)">
            <text:p/>
          </table:table-cell>
          <table:table-cell table:style-name="ce34" table:formula="of:=IF([.DV$2]&lt;&gt;&quot;&quot;;[.$C256]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[.$A257]">
            <text:p/>
          </table:table-cell>
          <table:table-cell table:style-name="ce34" table:formula="of:=IF([.DW$2]&lt;&gt;&quot;&quot;;[.DW$3];IF([.DV$2]&lt;&gt;&quot;&quot;;[.$B256];&quot;&quot;))">
            <text:p/>
          </table:table-cell>
          <table:table-cell table:style-name="ce34" table:formula="of:=IF([.DW$2]&lt;&gt;&quot;&quot;;ROUND([.DW$3]*[.DW$4];2);IF([.DV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W$2]&lt;&gt;&quot;&quot;;[.$A258]+7;&quot;&quot;)">
            <text:p/>
          </table:table-cell>
          <table:table-cell table:style-name="ce34" table:formula="of:=IF([.DW$2]&lt;&gt;&quot;&quot;;[.$B258];&quot;&quot;)">
            <text:p/>
          </table:table-cell>
          <table:table-cell table:style-name="ce34" table:formula="of:=IF([.DW$2]&lt;&gt;&quot;&quot;;[.$C258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259]">
            <text:p/>
          </table:table-cell>
          <table:table-cell table:style-name="ce34" table:formula="of:=IF([.DX$2]&lt;&gt;&quot;&quot;;[.DX$3];IF([.DW$2]&lt;&gt;&quot;&quot;;[.$B258];&quot;&quot;))">
            <text:p/>
          </table:table-cell>
          <table:table-cell table:style-name="ce34" table:formula="of:=IF([.DX$2]&lt;&gt;&quot;&quot;;ROUND([.DX$3]*[.DX$4];2);IF([.DW$2]&lt;&gt;&quot;&quot;;0;&quot;&quot;))">
            <text:p/>
          </table:table-cell>
          <table:table-cell table:style-name="ce1" table:formula="of:=&quot;&quot;">
            <text:p/>
          </table:table-cell>
          <table:table-cell table:style-name="ce1"/>
          <table:table-cell table:number-columns-repeated="1019"/>
        </table:table-row>
        <table:table-row table:style-name="ro3">
          <table:table-cell table:style-name="ce11" table:formula="of:=IF([.DX$2]&lt;&gt;&quot;&quot;;[.$A260]+7;&quot;&quot;)">
            <text:p/>
          </table:table-cell>
          <table:table-cell table:style-name="ce34" table:formula="of:=IF([.DX$2]&lt;&gt;&quot;&quot;;[.$B260];&quot;&quot;)">
            <text:p/>
          </table:table-cell>
          <table:table-cell table:style-name="ce34" table:formula="of:=IF([.DX$2]&lt;&gt;&quot;&quot;;[.$C260];&quot;&quot;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[.$A261]">
            <text:p/>
          </table:table-cell>
          <table:table-cell table:style-name="ce34" table:formula="of:=IF([.DY$2]&lt;&gt;&quot;&quot;;[.DY$3];IF([.DX$2]&lt;&gt;&quot;&quot;;[.$B260];&quot;&quot;))">
            <text:p/>
          </table:table-cell>
          <table:table-cell table:style-name="ce34" table:formula="of:=IF([.DY$2]&lt;&gt;&quot;&quot;;ROUND([.DY$3]*[.DY$4];2);IF([.DX$2]&lt;&gt;&quot;&quot;;0;&quot;&quot;))">
            <text:p/>
          </table:table-cell>
          <table:table-cell table:style-name="ce21"/>
          <table:table-cell table:style-name="ce1"/>
          <table:table-cell table:number-columns-repeated="1019"/>
        </table:table-row>
        <table:table-row table:style-name="ro3">
          <table:table-cell table:style-name="ce11" table:formula="of:=IF([.DY$2]&lt;&gt;&quot;&quot;;[.$A262]+7;&quot;&quot;)">
            <text:p/>
          </table:table-cell>
          <table:table-cell table:style-name="ce34" table:formula="of:=IF([.DY$2]&lt;&gt;&quot;&quot;;[.$B262];&quot;&quot;)">
            <text:p/>
          </table:table-cell>
          <table:table-cell table:style-name="ce34" table:formula="of:=IF([.DY$2]&lt;&gt;&quot;&quot;;[.$C262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263]">
            <text:p/>
          </table:table-cell>
          <table:table-cell table:style-name="ce34" table:formula="of:=IF([.DZ$2]&lt;&gt;&quot;&quot;;[.DZ$3];IF([.DY$2]&lt;&gt;&quot;&quot;;[.$B262];&quot;&quot;))">
            <text:p/>
          </table:table-cell>
          <table:table-cell table:style-name="ce34" table:formula="of:=IF([.DZ$2]&lt;&gt;&quot;&quot;;ROUND([.DZ$3]*[.DZ$4];2);IF([.DY$2]&lt;&gt;&quot;&quot;;0;&quot;&quot;)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11" table:formula="of:=IF([.DZ$2]&lt;&gt;&quot;&quot;;[.$A264]+7;&quot;&quot;)">
            <text:p/>
          </table:table-cell>
          <table:table-cell table:style-name="ce34" table:formula="of:=IF([.DZ$2]&lt;&gt;&quot;&quot;;[.$B264];&quot;&quot;)">
            <text:p/>
          </table:table-cell>
          <table:table-cell table:style-name="ce34" table:formula="of:=IF([.DZ$2]&lt;&gt;&quot;&quot;;[.$C264];&quot;&quot;)">
            <text:p/>
          </table:table-cell>
          <table:table-cell table:style-name="ce20"/>
          <table:table-cell table:style-name="ce1"/>
          <table:table-cell table:number-columns-repeated="1019"/>
        </table:table-row>
        <table:table-row table:style-name="ro3">
          <table:table-cell table:style-name="ce11" table:formula="of:=[.$A265]">
            <text:p/>
          </table:table-cell>
          <table:table-cell table:style-name="ce34" table:formula="of:=IF([.DZ$2]&lt;&gt;&quot;&quot;;[.$B264];&quot;&quot;)">
            <text:p/>
          </table:table-cell>
          <table:table-cell table:style-name="ce34" table:formula="of:=IF([.DZ$2]&lt;&gt;&quot;&quot;;0;&quot;&quot;)">
            <text:p/>
          </table:table-cell>
          <table:table-cell table:style-name="ce1" table:number-columns-repeated="2"/>
          <table:table-cell table:number-columns-repeated="1019"/>
        </table:table-row>
        <table:table-row table:style-name="ro3">
          <table:table-cell table:style-name="ce42" office:value-type="string" calcext:value-type="string" table:number-columns-spanned="3" table:number-rows-spanned="1">
            <text:p>+++ THE END +++</text:p>
          </table:table-cell>
          <table:covered-table-cell table:style-name="ce14"/>
          <table:covered-table-cell table:style-name="ce15"/>
          <table:table-cell table:style-name="ce1" table:number-columns-repeated="2"/>
          <table:table-cell table:number-columns-repeated="1019"/>
        </table:table-row>
        <table:table-row table:style-name="ro3">
          <table:table-cell/>
          <table:table-cell table:formula="of:=IF([.$A268]&lt;&gt;&quot;&quot;;#REF!/#REF!;&quot;&quot;)">
            <text:p/>
          </table:table-cell>
          <table:table-cell table:style-name="ce6"/>
          <table:table-cell table:style-name="ce1" table:number-columns-repeated="2"/>
          <table:table-cell table:number-columns-repeated="1019"/>
        </table:table-row>
        <table:table-row table:style-name="ro3">
          <table:table-cell/>
          <table:table-cell table:formula="of:=IF([.$A269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70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71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72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73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74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75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76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77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78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79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80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81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82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83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84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85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86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87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88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89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90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91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92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93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94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95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96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97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98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299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300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301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302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303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>
          <table:table-cell/>
          <table:table-cell table:formula="of:=IF([.$A304]&lt;&gt;&quot;&quot;;#REF!/#REF!;&quot;&quot;)">
            <text:p/>
          </table:table-cell>
          <table:table-cell table:style-name="ce6"/>
          <table:table-cell/>
          <table:table-cell table:style-name="ce1"/>
          <table:table-cell table:number-columns-repeated="1019"/>
        </table:table-row>
        <table:table-row table:style-name="ro3" table:number-rows-repeated="176">
          <table:table-cell table:number-columns-repeated="2"/>
          <table:table-cell table:style-name="ce6"/>
          <table:table-cell/>
          <table:table-cell table:style-name="ce1"/>
          <table:table-cell table:number-columns-repeated="1019"/>
        </table:table-row>
        <table:table-row table:style-name="ro3" table:number-rows-repeated="23">
          <table:table-cell table:number-columns-repeated="4"/>
          <table:table-cell table:style-name="ce1"/>
          <table:table-cell table:number-columns-repeated="1019"/>
        </table:table-row>
        <table:table-row table:style-name="ro3" table:number-rows-repeated="23">
          <table:table-cell table:number-columns-repeated="1024"/>
        </table:table-row>
        <table:table-row table:style-name="ro3" table:number-rows-repeated="498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3" table:number-rows-repeated="1047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KW </number:text>
      <number:number number:min-integer-digits="1"/>
      <number:text/>
    </number:number-style>
    <number:number-style style:name="N134">
      <number:text>KW </number:text>
      <number:number number:decimal-places="0" loext:min-decimal-places="0" number:min-integer-digits="1"/>
    </number:number-style>
    <number:date-style style:name="N135">
      <number:month number:textual="true"/>
      <number:text> </number:text>
      <number:year number:style="long"/>
    </number:date-style>
    <number:number-style style:name="N136">
      <number:text>W</number:text>
    </number:number-style>
    <number:date-style style:name="N137">
      <number:month/>
      <number:text>.</number:text>
      <number:day/>
      <number:text>.</number:text>
      <number:year number:style="long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kzent1" style:display-name="20% - Akzent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chlecht" style:display-name="Excel_BuiltIn_Schlech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tandard_5f_Buero-Ausland-Plot-Demo2" style:display-name="Standard_Buero-Ausland-Plot-Demo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799cm" fo:margin-right="1.799cm" style:first-page-number="continue" loext:scale-to-X="1" loext:scale-to-Y="1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.00.0000</text:date>, <text:time style:data-style-name="N2" text:time-value="08:45:42.9138022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Kostengang_20__28_W_29_" style:display-name="PageStyle_Kostengang (W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satzmittel_20__28_W_29_" style:display-name="PageStyle_Einsatzmittel (W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choepf</meta:initial-creator>
    <meta:creation-date>2016-07-21T23:09:32</meta:creation-date>
    <dc:date>2020-06-30T09:18:50.874592229</dc:date>
    <meta:print-date>2016-07-21T23:50:28</meta:print-date>
    <meta:editing-duration>PT23M23S</meta:editing-duration>
    <meta:editing-cycles>5</meta:editing-cycles>
    <meta:generator>LibreOffice/6.4.4.2$Linux_X86_64 LibreOffice_project/40$Build-2</meta:generator>
    <meta:document-statistic meta:table-count="2" meta:cell-count="184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1.75pt" fo:font-weight="bold" style:font-size-asian="11.75pt" style:font-weight-asian="bold" style:font-family-complex="Arial" style:font-size-complex="11.75pt" style:font-weight-complex="bold"/>
    </style:style>
    <style:style style:name="ch3" style:family="chart">
      <style:graphic-properties draw:stroke="none" svg:stroke-color="#273134" draw:fill="solid" draw:fill-color="#ffffff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36">
      <style:chart-properties chart:display-label="true" chart:logarithmic="false" chart:minimum="42569" chart:maximum="42618" chart:interval-major="7" chart:interval-minor-divisor="5" chart:reverse-direction="false" text:line-break="false" loext:try-staggering-first="false" chart:link-data-style-to-source="true" chart:axis-position="0" chart:tick-mark-position="at-axis" style:rotation-angle="45"/>
      <style:graphic-properties svg:stroke-color="#969696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8.5pt" fo:font-weight="bold" style:font-size-asian="8.5pt" style:font-weight-asian="bold" style:font-family-complex="Arial" style:font-size-complex="8.5pt" style:font-weight-complex="bold"/>
    </style:style>
    <style:style style:name="ch7" style:family="chart" style:data-style-name="N36">
      <style:chart-properties chart:display-label="tru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draw:stroke="none" svg:stroke-color="#273134"/>
      <style:text-properties fo:color="#273134" fo:font-family="Arial" fo:font-size="11.25pt" style:font-size-asian="11.25pt" style:font-family-complex="Arial" style:font-size-complex="11.25pt"/>
    </style:style>
    <style:style style:name="ch8" style:family="chart" style:data-style-name="N1">
      <style:chart-properties chart:display-label="true" chart:logarithmic="false" chart:maximum="25000" chart:interval-major="50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969696"/>
      <style:text-properties fo:color="#000000" fo:font-family="Arial" fo:font-size="8pt" style:font-size-asian="8pt" style:font-family-complex="Arial" style:font-size-complex="8pt"/>
    </style:style>
    <style:style style:name="ch9" style:family="chart">
      <style:chart-properties style:rotation-angle="90"/>
      <style:text-properties fo:color="#000000" fo:font-family="Arial" fo:font-size="8.5pt" fo:font-weight="bold" style:font-size-asian="8.5pt" style:font-weight-asian="bold" style:font-family-complex="Arial" style:font-size-complex="8.5pt" style:font-weight-complex="bold"/>
    </style:style>
    <style:style style:name="ch10" style:family="chart" style:data-style-name="N1">
      <style:chart-properties chart:display-label="true" chart:tick-marks-major-inner="true" chart:tick-marks-major-outer="true" chart:logarithmic="false" chart:maximum="60000" chart:interval-major="20000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969696"/>
      <style:text-properties fo:color="#000000" fo:font-family="Arial" fo:font-size="8.5pt" style:font-size-asian="8.5pt" style:font-family-complex="Arial" style:font-size-complex="8.5pt"/>
    </style:style>
    <style:style style:name="ch11" style:family="chart" style:data-style-name="N2">
      <style:chart-properties chart:symbol-type="none" chart:link-data-style-to-source="true"/>
      <style:graphic-properties svg:stroke-width="0.07cm" svg:stroke-color="#3366ff" draw:fill-color="#3366ff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diamond" chart:symbol-width="0.211cm" chart:symbol-height="0.211cm" chart:link-data-style-to-source="true" chart:data-label-number="value" chart:data-label-text="false" chart:data-label-symbol="false" chart:label-position="right">
        <chart:label-separator>
          <text:p><text:line-break/></text:p>
        </chart:label-separator>
      </style:chart-properties>
      <style:graphic-properties svg:stroke-width="0.07cm" svg:stroke-color="#339966" draw:fill-color="#339966"/>
      <style:text-properties fo:color="#000000" fo:font-family="Arial" fo:font-size="8.5pt" style:font-size-asian="8.5pt" style:font-family-complex="Arial" style:font-size-complex="8.5pt"/>
    </style:style>
    <style:style style:name="ch13" style:family="chart">
      <style:chart-properties chart:solid-type="cuboid" chart:symbol-type="named-symbol" chart:symbol-name="diamond" chart:symbol-width="0.211cm" chart:symbol-height="0.211cm" chart:data-label-number="none" chart:data-label-text="false" chart:data-label-symbol="false"/>
    </style:style>
    <style:style style:name="ch14" style:family="chart">
      <style:chart-properties chart:solid-type="cuboid" chart:symbol-type="named-symbol" chart:symbol-name="diamond" chart:symbol-width="0.211cm" chart:symbol-height="0.211cm"/>
    </style:style>
    <style:style style:name="ch15" style:family="chart">
      <style:graphic-properties svg:stroke-color="#273134" draw:fill="gradient" draw:fill-color="#d9d9d9" draw:fill-gradient-name="Excel_20_gradient_20_1"/>
    </style:style>
    <style:style style:name="ch16" style:family="chart">
      <style:graphic-properties draw:fill-color="#d9d9d9"/>
    </style:style>
  </office:automatic-styles>
  <office:body>
    <office:chart>
      <chart:chart svg:width="20.707cm" svg:height="10.874cm" xlink:href=".." xlink:type="simple" chart:class="chart:scatter" chart:style-name="ch1">
        <chart:title svg:x="6.657cm" svg:y="0.344cm" chart:style-name="ch2">
          <text:p>Kostengang-/Kostensummenlinie
MyProject</text:p>
        </chart:title>
        <chart:legend chart:legend-position="end" svg:x="8.217cm" svg:y="1.53cm" style:legend-expansion="custom" chartooo:width="4.021cm" chartooo:height="0.493cm" style:legend-expansion-aspect-ratio="8.15618661257606" chart:style-name="ch3"/>
        <chart:plot-area chart:style-name="ch4" table:cell-range-address="'Kostengang (W)'.D3:'Kostengang (W)'.F24 'Kostengang (W)'.E2:'Kostengang (W)'.F2" chart:data-source-has-labels="row" svg:x="0.807cm" svg:y="2.27cm" svg:width="18.929cm" svg:height="8.235cm">
          <chartooo:coordinate-region svg:x="1.932cm" svg:y="2.431cm" svg:width="16.758cm" svg:height="6.588cm"/>
          <chart:axis chart:dimension="x" chart:name="primary-x" chart:style-name="ch5">
            <chart:title svg:x="18.694cm" svg:y="9.739cm" chart:style-name="ch6">
              <text:p>Zeit
(Wochen)</text:p>
            </chart:title>
          </chart:axis>
          <chart:axis chart:dimension="x" chart:name="secondary-x" chart:style-name="ch7"/>
          <chart:axis chart:dimension="y" chart:name="primary-y" chart:style-name="ch8">
            <chart:title svg:x="0.132cm" svg:y="2.401cm" chart:style-name="ch9">
              <text:p>Kosten (Euro)</text:p>
            </chart:title>
          </chart:axis>
          <chart:axis chart:dimension="y" chart:name="secondary-y" chart:style-name="ch10"/>
          <chart:series chart:attached-axis="primary-y" chart:style-name="ch11" chart:values-cell-range-address="'Kostengang (W)'.E3:'Kostengang (W)'.E24" chart:label-cell-address="'Kostengang (W)'.E2:'Kostengang (W)'.E2" chart:class="chart:scatter">
            <chart:domain table:cell-range-address="'Kostengang (W)'.D3:'Kostengang (W)'.D24"/>
            <chart:data-point chart:repeated="22"/>
          </chart:series>
          <chart:series chart:attached-axis="secondary-y" chart:style-name="ch12" chart:values-cell-range-address="'Kostengang (W)'.F3:'Kostengang (W)'.F24" chart:label-cell-address="'Kostengang (W)'.F2:'Kostengang (W)'.F2" chart:class="chart:scatter">
            <chart:data-point chart:style-name="ch13" chart:repeated="3"/>
            <chart:data-point chart:style-name="ch14"/>
            <chart:data-point chart:style-name="ch13"/>
            <chart:data-point chart:style-name="ch14"/>
            <chart:data-point chart:style-name="ch13"/>
            <chart:data-point chart:style-name="ch14"/>
            <chart:data-point chart:style-name="ch13"/>
            <chart:data-point chart:style-name="ch14"/>
            <chart:data-point chart:style-name="ch13"/>
            <chart:data-point chart:style-name="ch14"/>
            <chart:data-point chart:style-name="ch13"/>
            <chart:data-point chart:style-name="ch14"/>
            <chart:data-point chart:style-name="ch13"/>
            <chart:data-point chart:style-name="ch14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Kosten</text:p>
                <draw:g>
                  <svg:desc>'Kostengang (W)'.E2:'Kostengang (W)'.E2</svg:desc>
                </draw:g>
              </table:table-cell>
              <table:table-cell office:value-type="string">
                <text:p>Kumuliert</text:p>
                <draw:g>
                  <svg:desc>'Kostengang (W)'.F2:'Kostengang (W)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72">
                <text:p>42772</text:p>
                <draw:g>
                  <svg:desc>'Kostengang (W)'.D3:'Kostengang (W)'.D24</svg:desc>
                </draw:g>
              </table:table-cell>
              <table:table-cell office:value-type="float" office:value="0">
                <text:p>0</text:p>
                <draw:g>
                  <svg:desc>'Kostengang (W)'.E3:'Kostengang (W)'.E24</svg:desc>
                </draw:g>
              </table:table-cell>
              <table:table-cell office:value-type="float" office:value="0">
                <text:p>0</text:p>
                <draw:g>
                  <svg:desc>'Kostengang (W)'.F3:'Kostengang (W)'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772">
                <text:p>42772</text:p>
              </table:table-cell>
              <table:table-cell office:value-type="float" office:value="2680">
                <text:p>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79">
                <text:p>42779</text:p>
              </table:table-cell>
              <table:table-cell office:value-type="float" office:value="2680">
                <text:p>268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779">
                <text:p>42779</text:p>
              </table:table-cell>
              <table:table-cell office:value-type="float" office:value="2680">
                <text:p>268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86">
                <text:p>42786</text:p>
              </table:table-cell>
              <table:table-cell office:value-type="float" office:value="2680">
                <text:p>268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786">
                <text:p>42786</text:p>
              </table:table-cell>
              <table:table-cell office:value-type="float" office:value="2680">
                <text:p>268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793">
                <text:p>42793</text:p>
              </table:table-cell>
              <table:table-cell office:value-type="float" office:value="2680">
                <text:p>2680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793">
                <text:p>42793</text:p>
              </table:table-cell>
              <table:table-cell office:value-type="float" office:value="2680">
                <text:p>2680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00">
                <text:p>42800</text:p>
              </table:table-cell>
              <table:table-cell office:value-type="float" office:value="2680">
                <text:p>2680</text:p>
              </table:table-cell>
              <table:table-cell office:value-type="float" office:value="10720">
                <text:p>10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00">
                <text:p>42800</text:p>
              </table:table-cell>
              <table:table-cell office:value-type="float" office:value="4410">
                <text:p>4410</text:p>
              </table:table-cell>
              <table:table-cell office:value-type="float" office:value="10720">
                <text:p>107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07">
                <text:p>42807</text:p>
              </table:table-cell>
              <table:table-cell office:value-type="float" office:value="4410">
                <text:p>4410</text:p>
              </table:table-cell>
              <table:table-cell office:value-type="float" office:value="15130">
                <text:p>151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807">
                <text:p>42807</text:p>
              </table:table-cell>
              <table:table-cell office:value-type="float" office:value="4010">
                <text:p>4010</text:p>
              </table:table-cell>
              <table:table-cell office:value-type="float" office:value="15130">
                <text:p>15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814">
                <text:p>42814</text:p>
              </table:table-cell>
              <table:table-cell office:value-type="float" office:value="4010">
                <text:p>4010</text:p>
              </table:table-cell>
              <table:table-cell office:value-type="float" office:value="19140">
                <text:p>19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814">
                <text:p>42814</text:p>
              </table:table-cell>
              <table:table-cell office:value-type="float" office:value="4010">
                <text:p>4010</text:p>
              </table:table-cell>
              <table:table-cell office:value-type="float" office:value="19140">
                <text:p>19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821">
                <text:p>42821</text:p>
              </table:table-cell>
              <table:table-cell office:value-type="float" office:value="4010">
                <text:p>4010</text:p>
              </table:table-cell>
              <table:table-cell office:value-type="float" office:value="23150">
                <text:p>23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21">
                <text:p>42821</text:p>
              </table:table-cell>
              <table:table-cell office:value-type="float" office:value="930">
                <text:p>930</text:p>
              </table:table-cell>
              <table:table-cell office:value-type="float" office:value="23150">
                <text:p>23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28">
                <text:p>42828</text:p>
              </table:table-cell>
              <table:table-cell office:value-type="float" office:value="930">
                <text:p>930</text:p>
              </table:table-cell>
              <table:table-cell office:value-type="float" office:value="24080">
                <text:p>24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828">
                <text:p>42828</text:p>
              </table:table-cell>
              <table:table-cell office:value-type="float" office:value="4460">
                <text:p>4460</text:p>
              </table:table-cell>
              <table:table-cell office:value-type="float" office:value="24080">
                <text:p>24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835">
                <text:p>42835</text:p>
              </table:table-cell>
              <table:table-cell office:value-type="float" office:value="4460">
                <text:p>4460</text:p>
              </table:table-cell>
              <table:table-cell office:value-type="float" office:value="28540">
                <text:p>285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835">
                <text:p>42835</text:p>
              </table:table-cell>
              <table:table-cell office:value-type="float" office:value="5340">
                <text:p>5340</text:p>
              </table:table-cell>
              <table:table-cell office:value-type="float" office:value="28540">
                <text:p>285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842">
                <text:p>42842</text:p>
              </table:table-cell>
              <table:table-cell office:value-type="float" office:value="5340">
                <text:p>5340</text:p>
              </table:table-cell>
              <table:table-cell office:value-type="float" office:value="33880">
                <text:p>33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842">
                <text:p>42842</text:p>
              </table:table-cell>
              <table:table-cell office:value-type="float" office:value="0">
                <text:p>0</text:p>
              </table:table-cell>
              <table:table-cell office:value-type="float" office:value="33880">
                <text:p>338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Excel_20_gradient_20_1" draw:display-name="Excel gradient 1" draw:style="linear" draw:start-color="#ffffff" draw:end-color="#e3e3e3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1.75pt" fo:font-weight="bold" style:font-size-asian="11.75pt" style:font-weight-asian="bold" style:font-family-complex="Arial" style:font-size-complex="11.75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36">
      <style:chart-properties chart:display-label="true" chart:logarithmic="false" chart:minimum="42772" chart:maximum="42842" chart:interval-major="7" chart:interval-minor-divisor="5" chart:reverse-direction="false" text:line-break="false" loext:try-staggering-first="false" chart:link-data-style-to-source="true" chart:axis-position="0" chart:tick-mark-position="at-axis" style:rotation-angle="45"/>
      <style:graphic-properties svg:stroke-color="#969696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6" style:family="chart" style:data-style-name="N1">
      <style:chart-properties chart:display-label="true" chart:logarithmic="false" chart:maximum="10000" chart:interval-major="20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969696"/>
      <style:text-properties fo:color="#000000" fo:font-family="Arial" fo:font-size="8pt" style:font-size-asian="8pt" style:font-family-complex="Arial" style:font-size-complex="8pt"/>
    </style:style>
    <style:style style:name="ch7" style:family="chart">
      <style:chart-properties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8" style:family="chart" style:data-style-name="N2">
      <style:chart-properties chart:symbol-type="none" chart:link-data-style-to-source="true"/>
      <style:graphic-properties svg:stroke-width="0.07cm" svg:stroke-color="#3366ff" draw:fill-color="#3366ff"/>
      <style:text-properties fo:font-size="10pt" style:font-size-asian="10pt" style:font-size-complex="10pt"/>
    </style:style>
    <style:style style:name="ch9" style:family="chart">
      <style:graphic-properties svg:stroke-color="#273134" draw:fill="gradient" draw:fill-color="#d9d9d9" draw:fill-gradient-name="Excel_20_gradient_20_1"/>
    </style:style>
    <style:style style:name="ch10" style:family="chart">
      <style:graphic-properties draw:fill-color="#d9d9d9"/>
    </style:style>
  </office:automatic-styles>
  <office:body>
    <office:chart>
      <chart:chart svg:width="20.707cm" svg:height="10.874cm" xlink:href=".." xlink:type="simple" chart:class="chart:scatter" chart:style-name="ch1">
        <chart:title svg:x="6.773cm" svg:y="0.344cm" chart:style-name="ch2">
          <text:p>Kostenganglinie (pro Zeiteinheit)
Kosten der Messevorbereitung 2017</text:p>
        </chart:title>
        <chart:plot-area chart:style-name="ch3" table:cell-range-address="'Kostengang (W)'.D3:'Kostengang (W)'.E24 'Kostengang (W)'.E2:'Kostengang (W)'.E2" chart:data-source-has-labels="row" svg:x="0.652cm" svg:y="1.822cm" svg:width="18.214cm" svg:height="8.673cm">
          <chartooo:coordinate-region svg:x="1.777cm" svg:y="1.982cm" svg:width="16.977cm" svg:height="7.027cm"/>
          <chart:axis chart:dimension="x" chart:name="primary-x" chart:style-name="ch4">
            <chart:title svg:x="18.72cm" svg:y="9.792cm" chart:style-name="ch5">
              <text:p>Zeit
(Wochen)</text:p>
            </chart:title>
          </chart:axis>
          <chart:axis chart:dimension="y" chart:name="primary-y" chart:style-name="ch6">
            <chart:title svg:x="0.132cm" svg:y="1.846cm" chart:style-name="ch7">
              <text:p>Kosten (Euro)</text:p>
            </chart:title>
          </chart:axis>
          <chart:series chart:style-name="ch8" chart:values-cell-range-address="'Kostengang (W)'.E3:'Kostengang (W)'.E24" chart:label-cell-address="'Kostengang (W)'.E2:'Kostengang (W)'.E2" chart:class="chart:scatter">
            <chart:domain table:cell-range-address="'Kostengang (W)'.D3:'Kostengang (W)'.D24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Kosten</text:p>
                <draw:g>
                  <svg:desc>'Kostengang (W)'.E2:'Kostengang (W)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72">
                <text:p>42772</text:p>
                <draw:g>
                  <svg:desc>'Kostengang (W)'.D3:'Kostengang (W)'.D24</svg:desc>
                </draw:g>
              </table:table-cell>
              <table:table-cell office:value-type="float" office:value="0">
                <text:p>0</text:p>
                <draw:g>
                  <svg:desc>'Kostengang (W)'.E3:'Kostengang (W)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772">
                <text:p>42772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79">
                <text:p>42779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779">
                <text:p>42779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86">
                <text:p>42786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786">
                <text:p>42786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793">
                <text:p>42793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793">
                <text:p>42793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00">
                <text:p>4280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00">
                <text:p>4280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07">
                <text:p>42807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807">
                <text:p>42807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814">
                <text:p>4281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814">
                <text:p>4281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821">
                <text:p>4282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21">
                <text:p>4282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28">
                <text:p>42828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828">
                <text:p>42828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835">
                <text:p>42835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835">
                <text:p>42835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842">
                <text:p>42842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842">
                <text:p>428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Excel_20_gradient_20_1" draw:display-name="Excel gradient 1" draw:style="linear" draw:start-color="#ffffff" draw:end-color="#e3e3e3" draw:start-intensity="100%" draw:end-intensity="100%" draw:angle="0" draw:border="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1.75pt" fo:font-weight="bold" style:font-size-asian="11.75pt" style:font-weight-asian="bold" style:font-family-complex="Arial" style:font-size-complex="11.75pt" style:font-weight-complex="bold"/>
    </style:style>
    <style:style style:name="ch3" style:family="chart">
      <style:graphic-properties draw:stroke="none" svg:stroke-color="#273134" draw:fill="solid" draw:fill-color="#ffffff"/>
      <style:text-properties fo:color="#000000" fo:font-family="Arial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36">
      <style:chart-properties chart:display-label="true" chart:logarithmic="false" chart:minimum="42772" chart:maximum="42842" chart:interval-major="7" chart:interval-minor-divisor="5" chart:reverse-direction="false" text:line-break="false" loext:try-staggering-first="false" chart:link-data-style-to-source="true" chart:axis-position="0" chart:tick-mark-position="at-axis" style:rotation-angle="45"/>
      <style:graphic-properties svg:stroke-color="#969696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7" style:family="chart" style:data-style-name="N1">
      <style:chart-properties chart:display-label="true" chart:logarithmic="false" chart:maximum="45000" chart:interval-major="100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969696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9" style:family="chart" style:data-style-name="N2">
      <style:chart-properties chart:symbol-type="named-symbol" chart:symbol-name="diamond" chart:symbol-width="0.211cm" chart:symbol-height="0.211cm" chart:link-data-style-to-source="true"/>
      <style:graphic-properties svg:stroke-width="0.07cm" svg:stroke-color="#339966" draw:fill-color="#33996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7cm" svg:stroke-color="#333399" svg:stroke-opacity="50%" draw:fill-color="#333399" draw:opacity="50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svg:stroke-color="#273134" draw:fill="gradient" draw:fill-color="#d9d9d9" draw:fill-gradient-name="Excel_20_gradient_20_1"/>
    </style:style>
    <style:style style:name="ch13" style:family="chart">
      <style:graphic-properties draw:fill-color="#d9d9d9"/>
    </style:style>
  </office:automatic-styles>
  <office:body>
    <office:chart>
      <chart:chart svg:width="20.707cm" svg:height="10.873cm" xlink:href=".." xlink:type="simple" chart:class="chart:scatter" chart:style-name="ch1">
        <chart:title svg:x="6.965cm" svg:y="0.344cm" chart:style-name="ch2">
          <text:p>Kostensummenlinie (kumuliert)
MyProject</text:p>
        </chart:title>
        <chart:legend chart:legend-position="end" svg:x="7.471cm" svg:y="1.527cm" style:legend-expansion="custom" chartooo:width="5.538cm" chartooo:height="0.493cm" style:legend-expansion-aspect-ratio="11.2332657200811" chart:style-name="ch3"/>
        <chart:plot-area chart:style-name="ch4" table:cell-range-address="'Kostengang (W)'.D3:'Kostengang (W)'.D24 'Kostengang (W)'.F2:'Kostengang (W)'.G24" chart:data-source-has-labels="row" svg:x="0.638cm" svg:y="2.77cm" svg:width="18.153cm" svg:height="7.578cm">
          <chartooo:coordinate-region svg:x="1.763cm" svg:y="2.931cm" svg:width="16.916cm" svg:height="6.591cm"/>
          <chart:axis chart:dimension="x" chart:name="primary-x" chart:style-name="ch5">
            <chart:title svg:x="18.72cm" svg:y="9.791cm" chart:style-name="ch6">
              <text:p>Zeit
(Wochen)</text:p>
            </chart:title>
          </chart:axis>
          <chart:axis chart:dimension="y" chart:name="primary-y" chart:style-name="ch7">
            <chart:title svg:x="0.132cm" svg:y="2.849cm" chart:style-name="ch8">
              <text:p>Kosten (Euro)</text:p>
            </chart:title>
          </chart:axis>
          <chart:series chart:style-name="ch9" chart:values-cell-range-address="'Kostengang (W)'.F3:'Kostengang (W)'.F24" chart:label-cell-address="'Kostengang (W)'.F2:'Kostengang (W)'.F2" chart:class="chart:scatter">
            <chart:domain table:cell-range-address="'Kostengang (W)'.D3:'Kostengang (W)'.D24"/>
            <chart:data-point chart:repeated="22"/>
          </chart:series>
          <chart:series chart:style-name="ch10" chart:values-cell-range-address="'Kostengang (W)'.G3:'Kostengang (W)'.G24" chart:label-cell-address="'Kostengang (W)'.G2:'Kostengang (W)'.G2" chart:class="chart:scatter">
            <chart:data-point chart:repeated="10"/>
            <chart:data-point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Kumuliert</text:p>
                <draw:g>
                  <svg:desc>'Kostengang (W)'.F2:'Kostengang (W)'.F2</svg:desc>
                </draw:g>
              </table:table-cell>
              <table:table-cell office:value-type="string">
                <text:p>Budget (Plan)</text:p>
                <draw:g>
                  <svg:desc>'Kostengang (W)'.G2:'Kostengang (W)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72">
                <text:p>42772</text:p>
                <draw:g>
                  <svg:desc>'Kostengang (W)'.D3:'Kostengang (W)'.D24</svg:desc>
                </draw:g>
              </table:table-cell>
              <table:table-cell office:value-type="float" office:value="0">
                <text:p>0</text:p>
                <draw:g>
                  <svg:desc>'Kostengang (W)'.F3:'Kostengang (W)'.F24</svg:desc>
                </draw:g>
              </table:table-cell>
              <table:table-cell office:value-type="float" office:value="40000">
                <text:p>40000</text:p>
                <draw:g>
                  <svg:desc>'Kostengang (W)'.G3:'Kostengang (W)'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772">
                <text:p>42772</text:p>
              </table:table-cell>
              <table:table-cell office:value-type="float" office:value="0">
                <text:p>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79">
                <text:p>42779</text:p>
              </table:table-cell>
              <table:table-cell office:value-type="float" office:value="2680">
                <text:p>268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779">
                <text:p>42779</text:p>
              </table:table-cell>
              <table:table-cell office:value-type="float" office:value="2680">
                <text:p>268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86">
                <text:p>42786</text:p>
              </table:table-cell>
              <table:table-cell office:value-type="float" office:value="5360">
                <text:p>536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786">
                <text:p>42786</text:p>
              </table:table-cell>
              <table:table-cell office:value-type="float" office:value="5360">
                <text:p>536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793">
                <text:p>42793</text:p>
              </table:table-cell>
              <table:table-cell office:value-type="float" office:value="8040">
                <text:p>804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793">
                <text:p>42793</text:p>
              </table:table-cell>
              <table:table-cell office:value-type="float" office:value="8040">
                <text:p>804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00">
                <text:p>42800</text:p>
              </table:table-cell>
              <table:table-cell office:value-type="float" office:value="10720">
                <text:p>1072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00">
                <text:p>42800</text:p>
              </table:table-cell>
              <table:table-cell office:value-type="float" office:value="10720">
                <text:p>1072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07">
                <text:p>42807</text:p>
              </table:table-cell>
              <table:table-cell office:value-type="float" office:value="15130">
                <text:p>1513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807">
                <text:p>42807</text:p>
              </table:table-cell>
              <table:table-cell office:value-type="float" office:value="15130">
                <text:p>1513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814">
                <text:p>42814</text:p>
              </table:table-cell>
              <table:table-cell office:value-type="float" office:value="19140">
                <text:p>1914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814">
                <text:p>42814</text:p>
              </table:table-cell>
              <table:table-cell office:value-type="float" office:value="19140">
                <text:p>1914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821">
                <text:p>42821</text:p>
              </table:table-cell>
              <table:table-cell office:value-type="float" office:value="23150">
                <text:p>2315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21">
                <text:p>42821</text:p>
              </table:table-cell>
              <table:table-cell office:value-type="float" office:value="23150">
                <text:p>2315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28">
                <text:p>42828</text:p>
              </table:table-cell>
              <table:table-cell office:value-type="float" office:value="24080">
                <text:p>2408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828">
                <text:p>42828</text:p>
              </table:table-cell>
              <table:table-cell office:value-type="float" office:value="24080">
                <text:p>2408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835">
                <text:p>42835</text:p>
              </table:table-cell>
              <table:table-cell office:value-type="float" office:value="28540">
                <text:p>2854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835">
                <text:p>42835</text:p>
              </table:table-cell>
              <table:table-cell office:value-type="float" office:value="28540">
                <text:p>2854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842">
                <text:p>42842</text:p>
              </table:table-cell>
              <table:table-cell office:value-type="float" office:value="33880">
                <text:p>3388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842">
                <text:p>42842</text:p>
              </table:table-cell>
              <table:table-cell office:value-type="float" office:value="33880">
                <text:p>33880</text:p>
              </table:table-cell>
              <table:table-cell office:value-type="float" office:value="40000">
                <text:p>4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Excel_20_gradient_20_1" draw:display-name="Excel gradient 1" draw:style="linear" draw:start-color="#ffffff" draw:end-color="#e3e3e3" draw:start-intensity="100%" draw:end-intensity="100%" draw:angle="0" draw:border="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 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1.75pt" fo:font-weight="bold" style:font-size-asian="11.75pt" style:font-weight-asian="bold" style:font-family-complex="Arial" style:font-size-complex="11.75pt" style:font-weight-complex="bold"/>
    </style:style>
    <style:style style:name="ch3" style:family="chart">
      <style:graphic-properties draw:stroke="none" svg:stroke-color="#273134" draw:fill="solid" draw:fill-color="#ffffff"/>
      <style:text-properties fo:color="#000000" fo:font-family="Arial" fo:font-size="8.25pt" style:font-size-asian="8.25pt" style:font-family-complex="Arial" style:font-size-complex="8.25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36">
      <style:chart-properties chart:display-label="true" chart:logarithmic="false" chart:interval-major="14" chart:interval-minor-divisor="5" chart:reverse-direction="false" text:line-break="false" loext:try-staggering-first="false" chart:link-data-style-to-source="true" chart:axis-position="0" chart:tick-mark-position="at-axis" style:rotation-angle="45"/>
      <style:graphic-properties svg:stroke-color="#808080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8.5pt" style:font-size-asian="8.5pt" style:font-family-complex="Arial" style:font-size-complex="8.5pt"/>
    </style:style>
    <style:style style:name="ch7" style:family="chart" style:data-style-name="N10">
      <style:chart-properties chart:display-label="true" chart:logarithmic="false" chart:maximum="1.2" chart:origin="0" chart:interval-major="0.2" chart:interval-minor-divisor="5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000000" fo:font-family="Arial" fo:font-size="8.5pt" style:font-size-asian="8.5pt" style:font-family-complex="Arial" style:font-size-complex="8.5pt"/>
    </style:style>
    <style:style style:name="ch9" style:family="chart" style:data-style-name="N10">
      <style:chart-properties chart:symbol-type="none" chart:link-data-style-to-source="true"/>
      <style:graphic-properties svg:stroke-width="0.035cm" svg:stroke-color="#808080" svg:stroke-opacity="50%" draw:fill-color="#808080" draw:opacity="50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708cm" svg:height="15.772cm" xlink:href=".." xlink:type="simple" chart:class="chart:scatter" chart:style-name="ch1">
        <chart:title svg:x="7.896cm" svg:y="0.498cm" chart:style-name="ch2">
          <text:p>Ressourcenganglinie
Frau Hotel Eight / Scrum Masterin</text:p>
        </chart:title>
        <chart:legend chart:legend-position="end" svg:x="7.195cm" svg:y="14.66cm" style:legend-expansion="custom" chartooo:width="5.326cm" chartooo:height="0.766cm" style:legend-expansion-aspect-ratio="6.95300261096606" chart:style-name="ch3"/>
        <chart:plot-area chart:style-name="ch4" table:cell-range-address="'Einsatzmittel (W)'.A6:'Einsatzmittel (W)'.C62" chart:data-source-has-labels="row" svg:x="1.102cm" svg:y="2.929cm" svg:width="17.411cm" svg:height="10.587cm">
          <chartooo:coordinate-region svg:x="2.228cm" svg:y="3.089cm" svg:width="16.174cm" svg:height="10.268cm"/>
          <chart:axis chart:dimension="x" chart:name="primary-x" chart:style-name="ch5">
            <chart:title svg:x="18.512cm" svg:y="12.325cm" chart:style-name="ch6">
              <text:p>Periode
(Wochen)</text:p>
            </chart:title>
          </chart:axis>
          <chart:axis chart:dimension="y" chart:name="primary-y" chart:style-name="ch7">
            <chart:title svg:x="0.132cm" svg:y="4.552cm" chart:style-name="ch8">
              <text:p>Auslastung pro Periode (Prozent)</text:p>
            </chart:title>
          </chart:axis>
          <chart:series chart:style-name="ch9" chart:values-cell-range-address="'Einsatzmittel (W)'.B7:'Einsatzmittel (W)'.B62" chart:label-cell-address="'Einsatzmittel (W)'.B6:'Einsatzmittel (W)'.B6" chart:class="chart:scatter">
            <chart:domain table:cell-range-address="'Einsatzmittel (W)'.A7:'Einsatzmittel (W)'.A62"/>
            <chart:data-point chart:repeated="56"/>
          </chart:series>
          <chart:series chart:style-name="ch10" chart:values-cell-range-address="'Einsatzmittel (W)'.C7:'Einsatzmittel (W)'.C62" chart:label-cell-address="'Einsatzmittel (W)'.C6:'Einsatzmittel (W)'.C6" chart:class="chart:scatter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Kapazität</text:p>
                <draw:g>
                  <svg:desc>'Einsatzmittel (W)'.B6:'Einsatzmittel (W)'.B6</svg:desc>
                </draw:g>
              </table:table-cell>
              <table:table-cell office:value-type="string">
                <text:p>Belastung</text:p>
                <draw:g>
                  <svg:desc>'Einsatzmittel (W)'.C6:'Einsatzmittel (W)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00">
                <text:p>44200</text:p>
                <draw:g>
                  <svg:desc>'Einsatzmittel (W)'.A7:'Einsatzmittel (W)'.A62</svg:desc>
                </draw:g>
              </table:table-cell>
              <table:table-cell office:value-type="float" office:value="0.5">
                <text:p>0.5</text:p>
                <draw:g>
                  <svg:desc>'Einsatzmittel (W)'.B7:'Einsatzmittel (W)'.B62</svg:desc>
                </draw:g>
              </table:table-cell>
              <table:table-cell office:value-type="float" office:value="0">
                <text:p>0</text:p>
                <draw:g>
                  <svg:desc>'Einsatzmittel (W)'.C7:'Einsatzmittel (W)'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00">
                <text:p>4420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207">
                <text:p>4420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207">
                <text:p>44207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214">
                <text:p>44214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214">
                <text:p>44214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221">
                <text:p>44221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221">
                <text:p>4422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28">
                <text:p>4422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28">
                <text:p>4422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235">
                <text:p>4423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235">
                <text:p>4423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242">
                <text:p>44242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242">
                <text:p>44242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249">
                <text:p>44249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249">
                <text:p>4424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256">
                <text:p>4425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256">
                <text:p>4425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63">
                <text:p>4426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263">
                <text:p>44263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270">
                <text:p>4427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270">
                <text:p>4427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277">
                <text:p>44277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277">
                <text:p>44277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284">
                <text:p>44284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284">
                <text:p>4428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291">
                <text:p>4429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291">
                <text:p>4429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298">
                <text:p>4429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298">
                <text:p>44298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305">
                <text:p>4430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305">
                <text:p>4430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312">
                <text:p>44312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312">
                <text:p>4431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319">
                <text:p>4431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319">
                <text:p>4431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326">
                <text:p>443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26">
                <text:p>44326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33">
                <text:p>44333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33">
                <text:p>44333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340">
                <text:p>4434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340">
                <text:p>4434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347">
                <text:p>4434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347">
                <text:p>4434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354">
                <text:p>4435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354">
                <text:p>44354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361">
                <text:p>4436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361">
                <text:p>4436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368">
                <text:p>44368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368">
                <text:p>44368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375">
                <text:p>44375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375">
                <text:p>4437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382">
                <text:p>4438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382">
                <text:p>44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389">
                <text:p>44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389">
                <text:p>44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